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6.392cm" style:rel-column-width="16299*"/>
    </style:style>
    <style:style style:name="Table13.B" style:family="table-column">
      <style:table-column-properties style:column-width="19.308cm" style:rel-column-width="49236*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style:vertical-align="" fo:padding="0.097cm" fo:border="0.75pt solid #000000" style:writing-mode="page"/>
    </style:style>
    <style:style style:name="Table1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8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.392cm" style:rel-column-width="16299*"/>
    </style:style>
    <style:style style:name="Table3.B" style:family="table-column">
      <style:table-column-properties style:column-width="19.308cm" style:rel-column-width="49236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" fo:padding="0.097cm" fo:border="0.75pt solid #000000" style:writing-mode="page"/>
    </style:style>
    <style:style style:name="Table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392cm" style:rel-column-width="16299*"/>
    </style:style>
    <style:style style:name="Table4.B" style:family="table-column">
      <style:table-column-properties style:column-width="19.308cm" style:rel-column-width="49236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87ceeb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" fo:padding="0.097cm" fo:border="0.75pt solid #000000" style:writing-mode="page"/>
    </style:style>
    <style:style style:name="Table4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6.392cm" style:rel-column-width="16299*"/>
    </style:style>
    <style:style style:name="Table5.B" style:family="table-column">
      <style:table-column-properties style:column-width="19.308cm" style:rel-column-width="49236*"/>
    </style:style>
    <style:style style:name="Table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5.B1" style:family="table-cell">
      <style:table-cell-properties fo:padding="0.097cm" fo:border="0.75pt solid #000000"/>
    </style:style>
    <style:style style:name="Table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6.392cm" style:rel-column-width="16299*"/>
    </style:style>
    <style:style style:name="Table6.B" style:family="table-column">
      <style:table-column-properties style:column-width="19.308cm" style:rel-column-width="49236*"/>
    </style:style>
    <style:style style:name="Table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6.B1" style:family="table-cell">
      <style:table-cell-properties fo:padding="0.097cm" fo:border="0.75pt solid #000000"/>
    </style:style>
    <style:style style:name="Table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6.392cm" style:rel-column-width="16299*"/>
    </style:style>
    <style:style style:name="Table1.B" style:family="table-column">
      <style:table-column-properties style:column-width="19.308cm" style:rel-column-width="49236*"/>
    </style:style>
    <style:style style:name="Table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.B1" style:family="table-cell">
      <style:table-cell-properties fo:padding="0.097cm" fo:border="0.75pt solid #000000"/>
    </style:style>
    <style:style style:name="Table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392cm" style:rel-column-width="16299*"/>
    </style:style>
    <style:style style:name="Table2.B" style:family="table-column">
      <style:table-column-properties style:column-width="19.308cm" style:rel-column-width="49236*"/>
    </style:style>
    <style:style style:name="Table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.B1" style:family="table-cell">
      <style:table-cell-properties fo:padding="0.097cm" fo:border="0.75pt solid #000000"/>
    </style:style>
    <style:style style:name="Table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6.392cm" style:rel-column-width="16299*"/>
    </style:style>
    <style:style style:name="Table7.B" style:family="table-column">
      <style:table-column-properties style:column-width="19.308cm" style:rel-column-width="49236*"/>
    </style:style>
    <style:style style:name="Table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7.B1" style:family="table-cell">
      <style:table-cell-properties fo:padding="0.097cm" fo:border="0.75pt solid #000000"/>
    </style:style>
    <style:style style:name="Table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6.392cm" style:rel-column-width="16299*"/>
    </style:style>
    <style:style style:name="Table8.B" style:family="table-column">
      <style:table-column-properties style:column-width="19.308cm" style:rel-column-width="49236*"/>
    </style:style>
    <style:style style:name="Table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8.B1" style:family="table-cell">
      <style:table-cell-properties fo:padding="0.097cm" fo:border="0.75pt solid #000000"/>
    </style:style>
    <style:style style:name="Table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6.392cm" style:rel-column-width="16299*"/>
    </style:style>
    <style:style style:name="Table10.B" style:family="table-column">
      <style:table-column-properties style:column-width="19.308cm" style:rel-column-width="49236*"/>
    </style:style>
    <style:style style:name="Table1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0.B1" style:family="table-cell">
      <style:table-cell-properties fo:padding="0.097cm" fo:border="0.75pt solid #000000"/>
    </style:style>
    <style:style style:name="Table1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384cm" style:rel-column-width="16278*"/>
    </style:style>
    <style:style style:name="Table11.B" style:family="table-column">
      <style:table-column-properties style:column-width="8.906cm" style:rel-column-width="22710*"/>
    </style:style>
    <style:style style:name="Table11.C" style:family="table-column">
      <style:table-column-properties style:column-width="10.41cm" style:rel-column-width="26547*"/>
    </style:style>
    <style:style style:name="Table1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1.B1" style:family="table-cell">
      <style:table-cell-properties fo:padding="0.097cm" fo:border="0.75pt solid #000000"/>
    </style:style>
    <style:style style:name="Table1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8" style:family="table-cell">
      <style:table-cell-properties fo:padding="0.097cm" fo:border-left="0.75pt solid #000000" fo:border-right="none" fo:border-top="none" fo:border-bottom="0.75pt solid #000000"/>
    </style:style>
    <style:style style:name="Table11.C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6.392cm" style:rel-column-width="16299*"/>
    </style:style>
    <style:style style:name="Table9.B" style:family="table-column">
      <style:table-column-properties style:column-width="19.308cm" style:rel-column-width="49236*"/>
    </style:style>
    <style:style style:name="Table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9.B1" style:family="table-cell">
      <style:table-cell-properties fo:padding="0.097cm" fo:border="0.75pt solid #000000"/>
    </style:style>
    <style:style style:name="Table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6.382cm" style:rel-column-width="16272*"/>
    </style:style>
    <style:style style:name="Table12.B" style:family="table-column">
      <style:table-column-properties style:column-width="8.894cm" style:rel-column-width="22679*"/>
    </style:style>
    <style:style style:name="Table12.C" style:family="table-column">
      <style:table-column-properties style:column-width="10.425cm" style:rel-column-width="26584*"/>
    </style:style>
    <style:style style:name="Table1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2.B1" style:family="table-cell">
      <style:table-cell-properties fo:padding="0.097cm" fo:border="0.75pt solid #000000"/>
    </style:style>
    <style:style style:name="Table1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6" style:family="table-cell">
      <style:table-cell-properties fo:padding="0.097cm" fo:border-left="0.75pt solid #000000" fo:border-right="none" fo:border-top="none" fo:border-bottom="0.75pt solid #000000"/>
    </style:style>
    <style:style style:name="Table1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7" style:family="table-cell">
      <style:table-cell-properties fo:padding="0.097cm" fo:border-left="0.75pt solid #000000" fo:border-right="none" fo:border-top="none" fo:border-bottom="0.75pt solid #000000"/>
    </style:style>
    <style:style style:name="Table12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6.392cm" style:rel-column-width="16299*"/>
    </style:style>
    <style:style style:name="Table14.B" style:family="table-column">
      <style:table-column-properties style:column-width="19.308cm" style:rel-column-width="49236*"/>
    </style:style>
    <style:style style:name="Table1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4.B1" style:family="table-cell">
      <style:table-cell-properties fo:padding="0.097cm" fo:border="0.75pt solid #000000"/>
    </style:style>
    <style:style style:name="Table1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6.392cm" style:rel-column-width="16299*"/>
    </style:style>
    <style:style style:name="Table15.B" style:family="table-column">
      <style:table-column-properties style:column-width="19.308cm" style:rel-column-width="49236*"/>
    </style:style>
    <style:style style:name="Table1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5.B1" style:family="table-cell">
      <style:table-cell-properties fo:padding="0.097cm" fo:border="0.75pt solid #000000"/>
    </style:style>
    <style:style style:name="Table1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" style:family="table">
      <style:table-properties style:width="25.7cm" table:align="margins"/>
    </style:style>
    <style:style style:name="Table19.A" style:family="table-column">
      <style:table-column-properties style:column-width="6.392cm" style:rel-column-width="16299*"/>
    </style:style>
    <style:style style:name="Table19.B" style:family="table-column">
      <style:table-column-properties style:column-width="19.308cm" style:rel-column-width="49236*"/>
    </style:style>
    <style:style style:name="Table1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9.B1" style:family="table-cell">
      <style:table-cell-properties fo:padding="0.097cm" fo:border="0.75pt solid #000000"/>
    </style:style>
    <style:style style:name="Table1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" style:family="table">
      <style:table-properties style:width="25.7cm" table:align="margins"/>
    </style:style>
    <style:style style:name="Table20.A" style:family="table-column">
      <style:table-column-properties style:column-width="6.378cm" style:rel-column-width="16263*"/>
    </style:style>
    <style:style style:name="Table20.B" style:family="table-column">
      <style:table-column-properties style:column-width="9.315cm" style:rel-column-width="23754*"/>
    </style:style>
    <style:style style:name="Table20.C" style:family="table-column">
      <style:table-column-properties style:column-width="10.007cm" style:rel-column-width="25518*"/>
    </style:style>
    <style:style style:name="Table2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0.B1" style:family="table-cell">
      <style:table-cell-properties fo:padding="0.097cm" fo:border="0.75pt solid #000000"/>
    </style:style>
    <style:style style:name="Table2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6" style:family="table-cell">
      <style:table-cell-properties fo:padding="0.097cm" fo:border-left="0.75pt solid #000000" fo:border-right="none" fo:border-top="none" fo:border-bottom="0.75pt solid #000000"/>
    </style:style>
    <style:style style:name="Table2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" style:family="table">
      <style:table-properties style:width="25.7cm" table:align="margins"/>
    </style:style>
    <style:style style:name="Table17.A" style:family="table-column">
      <style:table-column-properties style:column-width="6.392cm" style:rel-column-width="16299*"/>
    </style:style>
    <style:style style:name="Table17.B" style:family="table-column">
      <style:table-column-properties style:column-width="19.308cm" style:rel-column-width="49236*"/>
    </style:style>
    <style:style style:name="Table1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7.B1" style:family="table-cell">
      <style:table-cell-properties fo:padding="0.097cm" fo:border="0.75pt solid #000000"/>
    </style:style>
    <style:style style:name="Table1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" style:family="table">
      <style:table-properties style:width="25.7cm" table:align="margins"/>
    </style:style>
    <style:style style:name="Table18.A" style:family="table-column">
      <style:table-column-properties style:column-width="6.385cm" style:rel-column-width="16281*"/>
    </style:style>
    <style:style style:name="Table18.B" style:family="table-column">
      <style:table-column-properties style:column-width="7.892cm" style:rel-column-width="20125*"/>
    </style:style>
    <style:style style:name="Table18.C" style:family="table-column">
      <style:table-column-properties style:column-width="11.423cm" style:rel-column-width="29129*"/>
    </style:style>
    <style:style style:name="Table1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8.B1" style:family="table-cell">
      <style:table-cell-properties fo:padding="0.097cm" fo:border="0.75pt solid #000000"/>
    </style:style>
    <style:style style:name="Table1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6" style:family="table-cell">
      <style:table-cell-properties fo:padding="0.097cm" fo:border-left="0.75pt solid #000000" fo:border-right="none" fo:border-top="none" fo:border-bottom="0.75pt solid #000000"/>
    </style:style>
    <style:style style:name="Table1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" style:family="table">
      <style:table-properties style:width="25.7cm" table:align="margins"/>
    </style:style>
    <style:style style:name="Table21.A" style:family="table-column">
      <style:table-column-properties style:column-width="6.392cm" style:rel-column-width="16299*"/>
    </style:style>
    <style:style style:name="Table21.B" style:family="table-column">
      <style:table-column-properties style:column-width="19.308cm" style:rel-column-width="49236*"/>
    </style:style>
    <style:style style:name="Table2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1.B1" style:family="table-cell">
      <style:table-cell-properties fo:padding="0.097cm" fo:border="0.75pt solid #000000"/>
    </style:style>
    <style:style style:name="Table2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" style:family="table">
      <style:table-properties style:width="25.7cm" table:align="margins"/>
    </style:style>
    <style:style style:name="Table22.A" style:family="table-column">
      <style:table-column-properties style:column-width="6.382cm" style:rel-column-width="16272*"/>
    </style:style>
    <style:style style:name="Table22.B" style:family="table-column">
      <style:table-column-properties style:column-width="8.518cm" style:rel-column-width="21722*"/>
    </style:style>
    <style:style style:name="Table22.C" style:family="table-column">
      <style:table-column-properties style:column-width="10.8cm" style:rel-column-width="27541*"/>
    </style:style>
    <style:style style:name="Table22.1" style:family="table-row">
      <style:table-row-properties fo:keep-together="always"/>
    </style:style>
    <style:style style:name="Table2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2.B1" style:family="table-cell">
      <style:table-cell-properties fo:padding="0.097cm" fo:border="0.75pt solid #000000"/>
    </style:style>
    <style:style style:name="Table2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6" style:family="table-cell">
      <style:table-cell-properties fo:padding="0.097cm" fo:border-left="0.75pt solid #000000" fo:border-right="none" fo:border-top="none" fo:border-bottom="0.75pt solid #000000"/>
    </style:style>
    <style:style style:name="Table2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" style:family="table">
      <style:table-properties style:width="25.7cm" table:align="margins"/>
    </style:style>
    <style:style style:name="Table23.A" style:family="table-column">
      <style:table-column-properties style:column-width="6.382cm" style:rel-column-width="16272*"/>
    </style:style>
    <style:style style:name="Table23.B" style:family="table-column">
      <style:table-column-properties style:column-width="8.518cm" style:rel-column-width="21722*"/>
    </style:style>
    <style:style style:name="Table23.C" style:family="table-column">
      <style:table-column-properties style:column-width="10.8cm" style:rel-column-width="27541*"/>
    </style:style>
    <style:style style:name="Table23.1" style:family="table-row">
      <style:table-row-properties fo:keep-together="always"/>
    </style:style>
    <style:style style:name="Table2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3.B1" style:family="table-cell">
      <style:table-cell-properties fo:padding="0.097cm" fo:border="0.75pt solid #000000"/>
    </style:style>
    <style:style style:name="Table2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6" style:family="table-row">
      <style:table-row-properties style:min-row-height="2.381cm" fo:keep-together="always"/>
    </style:style>
    <style:style style:name="Table23.B6" style:family="table-cell">
      <style:table-cell-properties fo:padding="0.097cm" fo:border-left="0.75pt solid #000000" fo:border-right="none" fo:border-top="none" fo:border-bottom="0.75pt solid #000000"/>
    </style:style>
    <style:style style:name="Table2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" style:family="table">
      <style:table-properties style:width="25.7cm" table:align="margins"/>
    </style:style>
    <style:style style:name="Table24.A" style:family="table-column">
      <style:table-column-properties style:column-width="6.382cm" style:rel-column-width="16272*"/>
    </style:style>
    <style:style style:name="Table24.B" style:family="table-column">
      <style:table-column-properties style:column-width="8.518cm" style:rel-column-width="21722*"/>
    </style:style>
    <style:style style:name="Table24.C" style:family="table-column">
      <style:table-column-properties style:column-width="10.8cm" style:rel-column-width="27541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4.B1" style:family="table-cell">
      <style:table-cell-properties fo:padding="0.097cm" fo:border="0.75pt solid #000000"/>
    </style:style>
    <style:style style:name="Table2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6" style:family="table-row">
      <style:table-row-properties style:min-row-height="2.381cm" fo:keep-together="auto"/>
    </style:style>
    <style:style style:name="Table24.B6" style:family="table-cell">
      <style:table-cell-properties fo:padding="0.097cm" fo:border-left="0.75pt solid #000000" fo:border-right="none" fo:border-top="none" fo:border-bottom="0.75pt solid #000000"/>
    </style:style>
    <style:style style:name="Table24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" style:family="table">
      <style:table-properties style:width="25.7cm" table:align="margins"/>
    </style:style>
    <style:style style:name="Table25.A" style:family="table-column">
      <style:table-column-properties style:column-width="6.382cm" style:rel-column-width="16272*"/>
    </style:style>
    <style:style style:name="Table25.B" style:family="table-column">
      <style:table-column-properties style:column-width="8.518cm" style:rel-column-width="21722*"/>
    </style:style>
    <style:style style:name="Table25.C" style:family="table-column">
      <style:table-column-properties style:column-width="10.8cm" style:rel-column-width="27541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5.B1" style:family="table-cell">
      <style:table-cell-properties fo:padding="0.097cm" fo:border="0.75pt solid #000000"/>
    </style:style>
    <style:style style:name="Table2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6" style:family="table-row">
      <style:table-row-properties style:min-row-height="2.381cm" fo:keep-together="auto"/>
    </style:style>
    <style:style style:name="Table25.B6" style:family="table-cell">
      <style:table-cell-properties fo:padding="0.097cm" fo:border-left="0.75pt solid #000000" fo:border-right="none" fo:border-top="none" fo:border-bottom="0.75pt solid #000000"/>
    </style:style>
    <style:style style:name="Table25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" style:family="table">
      <style:table-properties style:width="25.7cm" table:align="margins"/>
    </style:style>
    <style:style style:name="Table26.A" style:family="table-column">
      <style:table-column-properties style:column-width="6.382cm" style:rel-column-width="16272*"/>
    </style:style>
    <style:style style:name="Table26.B" style:family="table-column">
      <style:table-column-properties style:column-width="8.518cm" style:rel-column-width="21722*"/>
    </style:style>
    <style:style style:name="Table26.C" style:family="table-column">
      <style:table-column-properties style:column-width="10.8cm" style:rel-column-width="27541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6.B1" style:family="table-cell">
      <style:table-cell-properties fo:padding="0.097cm" fo:border="0.75pt solid #000000"/>
    </style:style>
    <style:style style:name="Table2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6" style:family="table-row">
      <style:table-row-properties style:min-row-height="2.381cm" fo:keep-together="auto"/>
    </style:style>
    <style:style style:name="Table26.B6" style:family="table-cell">
      <style:table-cell-properties fo:padding="0.097cm" fo:border-left="0.75pt solid #000000" fo:border-right="none" fo:border-top="none" fo:border-bottom="0.75pt solid #000000"/>
    </style:style>
    <style:style style:name="Table2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" style:family="table">
      <style:table-properties style:width="25.7cm" table:align="margins"/>
    </style:style>
    <style:style style:name="Table27.A" style:family="table-column">
      <style:table-column-properties style:column-width="6.382cm" style:rel-column-width="16272*"/>
    </style:style>
    <style:style style:name="Table27.B" style:family="table-column">
      <style:table-column-properties style:column-width="8.518cm" style:rel-column-width="21722*"/>
    </style:style>
    <style:style style:name="Table27.C" style:family="table-column">
      <style:table-column-properties style:column-width="10.8cm" style:rel-column-width="27541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7.B1" style:family="table-cell">
      <style:table-cell-properties fo:padding="0.097cm" fo:border="0.75pt solid #000000"/>
    </style:style>
    <style:style style:name="Table2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6" style:family="table-row">
      <style:table-row-properties style:min-row-height="2.381cm" fo:keep-together="auto"/>
    </style:style>
    <style:style style:name="Table27.B6" style:family="table-cell">
      <style:table-cell-properties fo:padding="0.097cm" fo:border-left="0.75pt solid #000000" fo:border-right="none" fo:border-top="none" fo:border-bottom="0.75pt solid #000000"/>
    </style:style>
    <style:style style:name="Table27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" style:family="table">
      <style:table-properties style:width="25.7cm" table:align="margins"/>
    </style:style>
    <style:style style:name="Table28.A" style:family="table-column">
      <style:table-column-properties style:column-width="6.382cm" style:rel-column-width="16272*"/>
    </style:style>
    <style:style style:name="Table28.B" style:family="table-column">
      <style:table-column-properties style:column-width="8.518cm" style:rel-column-width="21722*"/>
    </style:style>
    <style:style style:name="Table28.C" style:family="table-column">
      <style:table-column-properties style:column-width="10.8cm" style:rel-column-width="27541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8.B1" style:family="table-cell">
      <style:table-cell-properties fo:padding="0.097cm" fo:border="0.75pt solid #000000"/>
    </style:style>
    <style:style style:name="Table2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6" style:family="table-row">
      <style:table-row-properties style:min-row-height="2.381cm" fo:keep-together="auto"/>
    </style:style>
    <style:style style:name="Table28.B6" style:family="table-cell">
      <style:table-cell-properties fo:padding="0.097cm" fo:border-left="0.75pt solid #000000" fo:border-right="none" fo:border-top="none" fo:border-bottom="0.75pt solid #000000"/>
    </style:style>
    <style:style style:name="Table2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" style:family="table">
      <style:table-properties style:width="25.7cm" table:align="margins"/>
    </style:style>
    <style:style style:name="Table29.A" style:family="table-column">
      <style:table-column-properties style:column-width="6.382cm" style:rel-column-width="16272*"/>
    </style:style>
    <style:style style:name="Table29.B" style:family="table-column">
      <style:table-column-properties style:column-width="8.518cm" style:rel-column-width="21722*"/>
    </style:style>
    <style:style style:name="Table29.C" style:family="table-column">
      <style:table-column-properties style:column-width="10.8cm" style:rel-column-width="27541*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9.B1" style:family="table-cell">
      <style:table-cell-properties fo:padding="0.097cm" fo:border="0.75pt solid #000000"/>
    </style:style>
    <style:style style:name="Table2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6" style:family="table-cell">
      <style:table-cell-properties fo:padding="0.097cm" fo:border-left="0.75pt solid #000000" fo:border-right="none" fo:border-top="none" fo:border-bottom="0.75pt solid #000000"/>
    </style:style>
    <style:style style:name="Table29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" style:family="table">
      <style:table-properties style:width="25.7cm" table:align="margins"/>
    </style:style>
    <style:style style:name="Table30.A" style:family="table-column">
      <style:table-column-properties style:column-width="6.392cm" style:rel-column-width="16299*"/>
    </style:style>
    <style:style style:name="Table30.B" style:family="table-column">
      <style:table-column-properties style:column-width="9.654cm" style:rel-column-width="24618*"/>
    </style:style>
    <style:style style:name="Table3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0.B1" style:family="table-cell">
      <style:table-cell-properties fo:padding="0.097cm" fo:border="0.75pt solid #000000"/>
    </style:style>
    <style:style style:name="Table3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6" style:family="table-cell">
      <style:table-cell-properties fo:padding="0.097cm" fo:border-left="0.75pt solid #000000" fo:border-right="none" fo:border-top="none" fo:border-bottom="0.75pt solid #000000"/>
    </style:style>
    <style:style style:name="Table3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" style:family="table">
      <style:table-properties style:width="25.7cm" table:align="margins"/>
    </style:style>
    <style:style style:name="Table31.A" style:family="table-column">
      <style:table-column-properties style:column-width="6.382cm" style:rel-column-width="16272*"/>
    </style:style>
    <style:style style:name="Table31.B" style:family="table-column">
      <style:table-column-properties style:column-width="8.518cm" style:rel-column-width="21722*"/>
    </style:style>
    <style:style style:name="Table31.C" style:family="table-column">
      <style:table-column-properties style:column-width="10.8cm" style:rel-column-width="27541*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1.B1" style:family="table-cell">
      <style:table-cell-properties fo:padding="0.097cm" fo:border="0.75pt solid #000000"/>
    </style:style>
    <style:style style:name="Table3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6" style:family="table-cell">
      <style:table-cell-properties fo:padding="0.097cm" fo:border-left="0.75pt solid #000000" fo:border-right="none" fo:border-top="none" fo:border-bottom="0.75pt solid #000000"/>
    </style:style>
    <style:style style:name="Table31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" style:family="table">
      <style:table-properties style:width="25.7cm" table:align="margins"/>
    </style:style>
    <style:style style:name="Table32.A" style:family="table-column">
      <style:table-column-properties style:column-width="6.392cm" style:rel-column-width="16299*"/>
    </style:style>
    <style:style style:name="Table32.B" style:family="table-column">
      <style:table-column-properties style:column-width="19.308cm" style:rel-column-width="49236*"/>
    </style:style>
    <style:style style:name="Table3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2.B1" style:family="table-cell">
      <style:table-cell-properties fo:padding="0.097cm" fo:border="0.75pt solid #000000"/>
    </style:style>
    <style:style style:name="Table3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" style:family="table">
      <style:table-properties style:width="25.7cm" table:align="margins"/>
    </style:style>
    <style:style style:name="Table33.A" style:family="table-column">
      <style:table-column-properties style:column-width="6.385cm" style:rel-column-width="16281*"/>
    </style:style>
    <style:style style:name="Table33.B" style:family="table-column">
      <style:table-column-properties style:column-width="7.892cm" style:rel-column-width="20125*"/>
    </style:style>
    <style:style style:name="Table33.C" style:family="table-column">
      <style:table-column-properties style:column-width="11.423cm" style:rel-column-width="29129*"/>
    </style:style>
    <style:style style:name="Table3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3.B1" style:family="table-cell">
      <style:table-cell-properties fo:padding="0.097cm" fo:border="0.75pt solid #000000"/>
    </style:style>
    <style:style style:name="Table3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6" style:family="table-cell">
      <style:table-cell-properties fo:padding="0.097cm" fo:border-left="0.75pt solid #000000" fo:border-right="none" fo:border-top="none" fo:border-bottom="0.75pt solid #000000"/>
    </style:style>
    <style:style style:name="Table3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392cm" style:rel-column-width="16299*"/>
    </style:style>
    <style:style style:name="Table16.B" style:family="table-column">
      <style:table-column-properties style:column-width="9.654cm" style:rel-column-width="24618*"/>
    </style:style>
    <style:style style:name="Table1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6.B1" style:family="table-cell">
      <style:table-cell-properties fo:padding="0.097cm" fo:border="0.75pt solid #000000"/>
    </style:style>
    <style:style style:name="Table1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6" style:family="table-cell">
      <style:table-cell-properties fo:padding="0.097cm" fo:border-left="0.75pt solid #000000" fo:border-right="none" fo:border-top="none" fo:border-bottom="0.75pt solid #000000"/>
    </style:style>
    <style:style style:name="Table1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7" style:family="table-cell">
      <style:table-cell-properties fo:padding="0.097cm" fo:border-left="0.75pt solid #000000" fo:border-right="none" fo:border-top="none" fo:border-bottom="0.75pt solid #000000"/>
    </style:style>
    <style:style style:name="Table16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8" style:family="table-cell">
      <style:table-cell-properties fo:padding="0.097cm" fo:border-left="0.75pt solid #000000" fo:border-right="none" fo:border-top="none" fo:border-bottom="0.75pt solid #000000"/>
    </style:style>
    <style:style style:name="Table16.C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1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break-before="page"/>
      <style:text-properties officeooo:paragraph-rsid="002ea8bc"/>
    </style:style>
    <style:style style:name="P2" style:family="paragraph" style:parent-style-name="Preformatted_20_Text">
      <style:text-properties officeooo:paragraph-rsid="002ea8bc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402d38" officeooo:paragraph-rsid="004ff175"/>
    </style:style>
    <style:style style:name="P4" style:family="paragraph" style:parent-style-name="Text_20_body">
      <style:paragraph-properties fo:margin-top="0cm" fo:margin-bottom="0cm" style:contextual-spacing="false">
        <style:tab-stops>
          <style:tab-stop style:position="3.995cm"/>
        </style:tab-stops>
      </style:paragraph-properties>
      <style:text-properties officeooo:rsid="0018c989" officeooo:paragraph-rsid="004ff175"/>
    </style:style>
    <style:style style:name="P5" style:family="paragraph" style:parent-style-name="Preformatted_20_Text">
      <style:text-properties officeooo:paragraph-rsid="004ff175"/>
    </style:style>
    <style:style style:name="P6" style:family="paragraph" style:parent-style-name="Text_20_body">
      <style:text-properties officeooo:rsid="00325e00" officeooo:paragraph-rsid="00325e00"/>
    </style:style>
    <style:style style:name="P7" style:family="paragraph" style:parent-style-name="Table_20_Contents">
      <style:text-properties officeooo:paragraph-rsid="00325e00" style:font-size-asian="10pt" style:font-size-complex="10pt"/>
    </style:style>
    <style:style style:name="P8" style:family="paragraph" style:parent-style-name="Table_20_Contents">
      <style:text-properties officeooo:paragraph-rsid="00325e00"/>
    </style:style>
    <style:style style:name="P9" style:family="paragraph" style:parent-style-name="Table_20_Contents">
      <style:text-properties officeooo:rsid="00325e00" officeooo:paragraph-rsid="00325e00"/>
    </style:style>
    <style:style style:name="P10" style:family="paragraph" style:parent-style-name="Preformatted_20_Text">
      <style:text-properties officeooo:rsid="002f4f86" officeooo:paragraph-rsid="00325e00"/>
    </style:style>
    <style:style style:name="P11" style:family="paragraph" style:parent-style-name="Preformatted_20_Text">
      <style:text-properties officeooo:rsid="002f4f86" officeooo:paragraph-rsid="002f4f86"/>
    </style:style>
    <style:style style:name="P12" style:family="paragraph" style:parent-style-name="Heading_20_1">
      <style:paragraph-properties fo:break-before="page"/>
      <style:text-properties officeooo:rsid="001f7bca" officeooo:paragraph-rsid="001f7bca"/>
    </style:style>
    <style:style style:name="P13" style:family="paragraph" style:parent-style-name="Table_20_Contents">
      <style:text-properties officeooo:paragraph-rsid="0020431e" style:font-size-asian="10pt" style:font-size-complex="10pt"/>
    </style:style>
    <style:style style:name="P14" style:family="paragraph" style:parent-style-name="Heading_20_2">
      <style:text-properties officeooo:paragraph-rsid="0020431e"/>
    </style:style>
    <style:style style:name="P1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431e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Heading_20_1" style:list-style-name="">
      <style:text-properties officeooo:paragraph-rsid="0020e3b4"/>
    </style:style>
    <style:style style:name="P18" style:family="paragraph" style:parent-style-name="Heading_20_1">
      <style:paragraph-properties fo:break-before="page"/>
      <style:text-properties officeooo:paragraph-rsid="0020e3b4"/>
    </style:style>
    <style:style style:name="P19" style:family="paragraph" style:parent-style-name="Text_20_body">
      <style:text-properties officeooo:rsid="0020e3b4" officeooo:paragraph-rsid="0020e3b4"/>
    </style:style>
    <style:style style:name="P20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7bca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cdcc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text-properties officeooo:rsid="001a746a" officeooo:paragraph-rsid="0020e3b4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text-properties officeooo:rsid="001caf97"/>
    </style:style>
    <style:style style:name="P2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75b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text-properties officeooo:rsid="001a746a" officeooo:paragraph-rsid="001caf97"/>
    </style:style>
    <style:style style:name="P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Heading_20_2">
      <style:text-properties officeooo:paragraph-rsid="0020e3b4"/>
    </style:style>
    <style:style style:name="P36" style:family="paragraph" style:parent-style-name="Heading_20_1">
      <style:paragraph-properties fo:break-before="page"/>
      <style:text-properties officeooo:paragraph-rsid="0025e3e1"/>
    </style:style>
    <style:style style:name="P37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Preformatted_20_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Heading_20_2">
      <style:text-properties officeooo:paragraph-rsid="0025e3e1"/>
    </style:style>
    <style:style style:name="P41" style:family="paragraph" style:parent-style-name="Standard">
      <style:text-properties officeooo:paragraph-rsid="0027776c"/>
    </style:style>
    <style:style style:name="P4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9987d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29987d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04bee27"/>
    </style:style>
    <style:style style:name="P46" style:family="paragraph" style:parent-style-name="Preformatted_20_Text">
      <style:text-properties officeooo:paragraph-rsid="0025e3e1"/>
    </style:style>
    <style:style style:name="P47" style:family="paragraph" style:parent-style-name="Text_20_body">
      <style:text-properties officeooo:rsid="0038bf7c" officeooo:paragraph-rsid="003a97ae"/>
    </style:style>
    <style:style style:name="P48" style:family="paragraph" style:parent-style-name="Text_20_body">
      <style:text-properties officeooo:rsid="005a1528" officeooo:paragraph-rsid="005a1528"/>
    </style:style>
    <style:style style:name="P49" style:family="paragraph" style:parent-style-name="Text_20_body">
      <style:text-properties officeooo:rsid="003a97ae" officeooo:paragraph-rsid="003a97ae"/>
    </style:style>
    <style:style style:name="P50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Preformatted_20_Text">
      <style:text-properties officeooo:rsid="005d44c3" officeooo:paragraph-rsid="005d44c3"/>
    </style:style>
    <style:style style:name="P5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Heading_20_2">
      <style:text-properties officeooo:paragraph-rsid="002ea8bc"/>
    </style:style>
    <style:style style:name="P5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Standard">
      <style:text-properties officeooo:paragraph-rsid="00377861" fo:background-color="#ff8000"/>
    </style:style>
    <style:style style:name="P59" style:family="paragraph" style:parent-style-name="Standard">
      <style:text-properties officeooo:paragraph-rsid="00377861"/>
    </style:style>
    <style:style style:name="P60" style:family="paragraph" style:parent-style-name="Standard">
      <style:text-properties officeooo:paragraph-rsid="002ea8bc"/>
    </style:style>
    <style:style style:name="P61" style:family="paragraph" style:parent-style-name="Standard">
      <style:text-properties officeooo:paragraph-rsid="0036686e"/>
    </style:style>
    <style:style style:name="P62" style:family="paragraph" style:parent-style-name="Standard">
      <style:text-properties officeooo:paragraph-rsid="0036228a"/>
    </style:style>
    <style:style style:name="P63" style:family="paragraph" style:parent-style-name="Standard">
      <style:text-properties officeooo:paragraph-rsid="00366e56"/>
    </style:style>
    <style:style style:name="P64" style:family="paragraph" style:parent-style-name="Heading_20_1">
      <style:paragraph-properties fo:break-before="page"/>
      <style:text-properties officeooo:paragraph-rsid="003445a7"/>
    </style:style>
    <style:style style:name="P65" style:family="paragraph" style:parent-style-name="Text_20_body">
      <style:text-properties officeooo:rsid="003c3bb8" officeooo:paragraph-rsid="003c3bb8"/>
    </style:style>
    <style:style style:name="P66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9" style:family="paragraph" style:parent-style-name="Preformatted_20_Text">
      <style:text-properties officeooo:paragraph-rsid="003445a7"/>
    </style:style>
    <style:style style:name="P70" style:family="paragraph" style:parent-style-name="Preformatted_20_Text">
      <style:text-properties officeooo:rsid="003c3bb8" officeooo:paragraph-rsid="003c3bb8"/>
    </style:style>
    <style:style style:name="P7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3" style:family="paragraph" style:parent-style-name="Heading_20_2">
      <style:text-properties officeooo:paragraph-rsid="003445a7"/>
    </style:style>
    <style:style style:name="P7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officeooo:paragraph-rsid="003445a7"/>
    </style:style>
    <style:style style:name="P76" style:family="paragraph" style:parent-style-name="Heading_20_1">
      <style:paragraph-properties fo:break-before="page"/>
      <style:text-properties officeooo:paragraph-rsid="003ef881"/>
    </style:style>
    <style:style style:name="P77" style:family="paragraph" style:parent-style-name="Text_20_body">
      <style:text-properties officeooo:rsid="0038bf7c" officeooo:paragraph-rsid="003ef881"/>
    </style:style>
    <style:style style:name="P78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ef881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Preformatted_20_Text">
      <style:text-properties officeooo:paragraph-rsid="003ef881"/>
    </style:style>
    <style:style style:name="P8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Heading_20_2">
      <style:text-properties officeooo:paragraph-rsid="003ef881"/>
    </style:style>
    <style:style style:name="P8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132b1" officeooo:paragraph-rsid="004132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Standard">
      <style:text-properties officeooo:paragraph-rsid="003ef881"/>
    </style:style>
    <style:style style:name="P8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22f1" officeooo:paragraph-rsid="004222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Heading_20_1">
      <style:paragraph-properties fo:break-before="page"/>
      <style:text-properties officeooo:paragraph-rsid="003c3bb8"/>
    </style:style>
    <style:style style:name="P89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Preformatted_20_Text">
      <style:text-properties officeooo:paragraph-rsid="003c3bb8"/>
    </style:style>
    <style:style style:name="P9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Heading_20_2">
      <style:text-properties officeooo:paragraph-rsid="003c3bb8"/>
    </style:style>
    <style:style style:name="P9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2bd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Preformatted_20_Text">
      <style:text-properties officeooo:paragraph-rsid="0042bd4a"/>
    </style:style>
    <style:style style:name="P97" style:family="paragraph" style:parent-style-name="Standard">
      <style:text-properties officeooo:paragraph-rsid="00452661"/>
    </style:style>
    <style:style style:name="P98" style:family="paragraph" style:parent-style-name="Standard">
      <style:text-properties officeooo:rsid="0051937d" officeooo:paragraph-rsid="0051937d"/>
    </style:style>
    <style:style style:name="P99" style:family="paragraph" style:parent-style-name="Standard">
      <style:paragraph-properties fo:break-before="page"/>
      <style:text-properties officeooo:rsid="00452661" officeooo:paragraph-rsid="00452661"/>
    </style:style>
    <style:style style:name="P100" style:family="paragraph" style:parent-style-name="Standard">
      <style:text-properties officeooo:rsid="00452661" officeooo:paragraph-rsid="00452661"/>
    </style:style>
    <style:style style:name="P10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Preformatted_20_Text">
      <style:text-properties officeooo:paragraph-rsid="00452661"/>
    </style:style>
    <style:style style:name="P10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Heading_20_2" style:list-style-name=""/>
    <style:style style:name="P108" style:family="paragraph" style:parent-style-name="Heading_20_2">
      <style:paragraph-properties fo:break-before="page"/>
    </style:style>
    <style:style style:name="P10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Preformatted_20_Text">
      <style:text-properties officeooo:paragraph-rsid="00465bc2"/>
    </style:style>
    <style:style style:name="P112" style:family="paragraph" style:parent-style-name="Heading_20_2">
      <style:paragraph-properties fo:break-before="page"/>
      <style:text-properties officeooo:paragraph-rsid="00465bc2"/>
    </style:style>
    <style:style style:name="P11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Standard">
      <style:text-properties officeooo:paragraph-rsid="00465bc2"/>
    </style:style>
    <style:style style:name="P118" style:family="paragraph" style:parent-style-name="Heading_20_2">
      <style:paragraph-properties fo:break-before="page"/>
      <style:text-properties officeooo:paragraph-rsid="0048db7f"/>
    </style:style>
    <style:style style:name="P11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Preformatted_20_Text">
      <style:text-properties officeooo:paragraph-rsid="0048db7f"/>
    </style:style>
    <style:style style:name="P12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db7f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officeooo:paragraph-rsid="0048db7f"/>
    </style:style>
    <style:style style:name="P125" style:family="paragraph" style:parent-style-name="Heading_20_2">
      <style:paragraph-properties fo:break-before="page"/>
      <style:text-properties officeooo:paragraph-rsid="0048f09f"/>
    </style:style>
    <style:style style:name="P12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Preformatted_20_Text">
      <style:text-properties officeooo:paragraph-rsid="0048f09f"/>
    </style:style>
    <style:style style:name="P1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f09f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Standard">
      <style:text-properties officeooo:paragraph-rsid="0048f09f"/>
    </style:style>
    <style:style style:name="P132" style:family="paragraph" style:parent-style-name="Heading_20_2">
      <style:paragraph-properties fo:break-before="page"/>
      <style:text-properties officeooo:paragraph-rsid="00495090"/>
    </style:style>
    <style:style style:name="P1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Preformatted_20_Text">
      <style:text-properties officeooo:paragraph-rsid="00495090"/>
    </style:style>
    <style:style style:name="P137" style:family="paragraph" style:parent-style-name="Preformatted_20_Text">
      <style:text-properties officeooo:paragraph-rsid="004deab1"/>
    </style:style>
    <style:style style:name="P13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4a5f" officeooo:paragraph-rsid="004a4a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Standard">
      <style:text-properties officeooo:paragraph-rsid="00495090"/>
    </style:style>
    <style:style style:name="P140" style:family="paragraph" style:parent-style-name="Heading_20_2">
      <style:paragraph-properties fo:break-before="page"/>
      <style:text-properties officeooo:paragraph-rsid="004a825c"/>
    </style:style>
    <style:style style:name="P14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Preformatted_20_Text">
      <style:text-properties officeooo:paragraph-rsid="004a825c"/>
    </style:style>
    <style:style style:name="P14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825c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Standard">
      <style:text-properties officeooo:paragraph-rsid="004a825c"/>
    </style:style>
    <style:style style:name="P147" style:family="paragraph" style:parent-style-name="Preformatted_20_Text">
      <style:text-properties officeooo:rsid="004a825c" officeooo:paragraph-rsid="004a825c"/>
    </style:style>
    <style:style style:name="P148" style:family="paragraph" style:parent-style-name="Standard">
      <style:text-properties officeooo:rsid="004a825c" officeooo:paragraph-rsid="004a825c"/>
    </style:style>
    <style:style style:name="P149" style:family="paragraph" style:parent-style-name="Heading_20_1">
      <style:paragraph-properties fo:break-before="page"/>
      <style:text-properties officeooo:rsid="004b9506" officeooo:paragraph-rsid="004bee27"/>
    </style:style>
    <style:style style:name="P150" style:family="paragraph" style:parent-style-name="Standard">
      <style:text-properties officeooo:rsid="00452661" officeooo:paragraph-rsid="004bee27"/>
    </style:style>
    <style:style style:name="P15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Preformatted_20_Text">
      <style:text-properties officeooo:paragraph-rsid="004bee27"/>
    </style:style>
    <style:style style:name="P156" style:family="paragraph" style:parent-style-name="Preformatted_20_Text">
      <style:text-properties officeooo:rsid="004ea142" officeooo:paragraph-rsid="004ea142"/>
    </style:style>
    <style:style style:name="P15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b9506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Heading_20_2" style:list-style-name="">
      <style:text-properties officeooo:rsid="004b9506" officeooo:paragraph-rsid="004bee27"/>
    </style:style>
    <style:style style:name="P16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Preformatted_20_Text">
      <style:text-properties officeooo:rsid="004a825c" officeooo:paragraph-rsid="004bee27"/>
    </style:style>
    <style:style style:name="P162" style:family="paragraph" style:parent-style-name="Standard">
      <style:text-properties officeooo:rsid="004b9506" officeooo:paragraph-rsid="004bee27"/>
    </style:style>
    <style:style style:name="P163" style:family="paragraph" style:parent-style-name="Heading_20_1">
      <style:paragraph-properties fo:break-before="page"/>
      <style:text-properties officeooo:paragraph-rsid="004bee27"/>
    </style:style>
    <style:style style:name="P16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Heading_20_2">
      <style:text-properties officeooo:paragraph-rsid="004bee27"/>
    </style:style>
    <style:style style:name="P166" style:family="paragraph" style:parent-style-name="Preformatted_20_Text">
      <style:paragraph-properties fo:break-before="page"/>
    </style:style>
    <style:style style:name="P167" style:family="paragraph" style:parent-style-name="Heading_20_1">
      <style:paragraph-properties fo:break-before="page"/>
      <style:text-properties officeooo:rsid="004b9506" officeooo:paragraph-rsid="006098f4"/>
    </style:style>
    <style:style style:name="P168" style:family="paragraph" style:parent-style-name="Text_20_body">
      <style:text-properties officeooo:paragraph-rsid="006098f4"/>
    </style:style>
    <style:style style:name="P169" style:family="paragraph" style:parent-style-name="Text_20_body">
      <style:text-properties officeooo:rsid="006098f4" officeooo:paragraph-rsid="006098f4"/>
    </style:style>
    <style:style style:name="P170" style:family="paragraph" style:parent-style-name="Standard">
      <style:text-properties officeooo:rsid="00452661" officeooo:paragraph-rsid="006098f4"/>
    </style:style>
    <style:style style:name="P17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Preformatted_20_Text">
      <style:text-properties officeooo:paragraph-rsid="006098f4"/>
    </style:style>
    <style:style style:name="P176" style:family="paragraph" style:parent-style-name="Preformatted_20_Text">
      <style:text-properties style:use-window-font-color="true" loext:opacity="0%" officeooo:rsid="004ea142" officeooo:paragraph-rsid="006098f4"/>
    </style:style>
    <style:style style:name="P17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12640" officeooo:paragraph-rsid="006126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Preformatted_20_Text">
      <style:text-properties style:use-window-font-color="true" loext:opacity="0%" officeooo:rsid="004ea142" officeooo:paragraph-rsid="00612640"/>
    </style:style>
    <style:style style:name="P17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098f4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402d38"/>
    </style:style>
    <style:style style:name="T2" style:family="text">
      <style:text-properties fo:background-color="#ffb66c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309dbf" fo:background-color="#ffb66c" loext:char-shading-value="0"/>
    </style:style>
    <style:style style:name="T5" style:family="text">
      <style:text-properties officeooo:rsid="0020431e"/>
    </style:style>
    <style:style style:name="T6" style:family="text">
      <style:text-properties officeooo:rsid="00250478"/>
    </style:style>
    <style:style style:name="T7" style:family="text">
      <style:text-properties officeooo:rsid="001bfa7c"/>
    </style:style>
    <style:style style:name="T8" style:family="text">
      <style:text-properties officeooo:rsid="001f7bca"/>
    </style:style>
    <style:style style:name="T9" style:family="text">
      <style:text-properties officeooo:rsid="0020e3b4"/>
    </style:style>
    <style:style style:name="T10" style:family="text">
      <style:text-properties officeooo:rsid="0025e3e1"/>
    </style:style>
    <style:style style:name="T11" style:family="text">
      <style:text-properties officeooo:rsid="002ea8bc"/>
    </style:style>
    <style:style style:name="T12" style:family="text">
      <style:text-properties officeooo:rsid="0029987d" fo:background-color="#ffb66c" loext:char-shading-value="0"/>
    </style:style>
    <style:style style:name="T13" style:family="text">
      <style:text-properties officeooo:rsid="0029987d"/>
    </style:style>
    <style:style style:name="T14" style:family="text">
      <style:text-properties officeooo:rsid="0029987d" fo:background-color="#5eb91e" loext:char-shading-value="0"/>
    </style:style>
    <style:style style:name="T15" style:family="text">
      <style:text-properties officeooo:rsid="002a74fa" fo:background-color="#ffb66c" loext:char-shading-value="0"/>
    </style:style>
    <style:style style:name="T16" style:family="text">
      <style:text-properties officeooo:rsid="0029987d" fo:background-color="transparent" loext:char-shading-value="0"/>
    </style:style>
    <style:style style:name="T17" style:family="text">
      <style:text-properties officeooo:rsid="002a74fa" fo:background-color="#5eb91e" loext:char-shading-value="0"/>
    </style:style>
    <style:style style:name="T18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9" style:family="text">
      <style:text-properties officeooo:rsid="003445a7"/>
    </style:style>
    <style:style style:name="T20" style:family="text">
      <style:text-properties officeooo:rsid="003a97ae"/>
    </style:style>
    <style:style style:name="T21" style:family="text">
      <style:text-properties officeooo:rsid="005bb898"/>
    </style:style>
    <style:style style:name="T22" style:family="text">
      <style:text-properties fo:color="#5983b0" loext:opacity="100%" fo:background-color="#b3cac7" loext:char-shading-value="0"/>
    </style:style>
    <style:style style:name="T23" style:family="text">
      <style:text-properties officeooo:rsid="005957d6" fo:background-color="transparent" loext:char-shading-value="0"/>
    </style:style>
    <style:style style:name="T24" style:family="text">
      <style:text-properties officeooo:rsid="005957d6" fo:background-color="#5eb91e" loext:char-shading-value="0"/>
    </style:style>
    <style:style style:name="T25" style:family="text">
      <style:text-properties officeooo:rsid="005957d6" fo:background-color="#ffbf00" loext:char-shading-value="0"/>
    </style:style>
    <style:style style:name="T26" style:family="text">
      <style:text-properties officeooo:rsid="00377861"/>
    </style:style>
    <style:style style:name="T27" style:family="text">
      <style:text-properties officeooo:rsid="0038bf7c"/>
    </style:style>
    <style:style style:name="T28" style:family="text">
      <style:text-properties fo:background-color="#5983b0" loext:char-shading-value="0"/>
    </style:style>
    <style:style style:name="T29" style:family="text">
      <style:text-properties fo:background-color="#5eb91e" loext:char-shading-value="0"/>
    </style:style>
    <style:style style:name="T30" style:family="text">
      <style:text-properties officeooo:rsid="003c3bb8"/>
    </style:style>
    <style:style style:name="T31" style:family="text">
      <style:text-properties officeooo:rsid="004222f1"/>
    </style:style>
    <style:style style:name="T32" style:family="text">
      <style:text-properties officeooo:rsid="003ef881"/>
    </style:style>
    <style:style style:name="T33" style:family="text">
      <style:text-properties officeooo:rsid="004222f1" fo:background-color="#ffb66c" loext:char-shading-value="0"/>
    </style:style>
    <style:style style:name="T34" style:family="text">
      <style:text-properties officeooo:rsid="003c71b3"/>
    </style:style>
    <style:style style:name="T35" style:family="text">
      <style:text-properties officeooo:rsid="00452661"/>
    </style:style>
    <style:style style:name="T36" style:family="text">
      <style:text-properties officeooo:rsid="00465bc2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48db7f"/>
    </style:style>
    <style:style style:name="T39" style:family="text">
      <style:text-properties officeooo:rsid="0048f09f"/>
    </style:style>
    <style:style style:name="T40" style:family="text">
      <style:text-properties officeooo:rsid="00495090"/>
    </style:style>
    <style:style style:name="T41" style:family="text">
      <style:text-properties officeooo:rsid="004a4a5f"/>
    </style:style>
    <style:style style:name="T42" style:family="text">
      <style:text-properties officeooo:rsid="004a825c"/>
    </style:style>
    <style:style style:name="T43" style:family="text">
      <style:text-properties officeooo:rsid="0055a587"/>
    </style:style>
    <style:style style:name="T44" style:family="text">
      <style:text-properties officeooo:rsid="004ea142"/>
    </style:style>
    <style:style style:name="T45" style:family="text">
      <style:text-properties officeooo:rsid="004bee27"/>
    </style:style>
    <style:style style:name="T46" style:family="text">
      <style:text-properties officeooo:rsid="004b9506"/>
    </style:style>
    <style:style style:name="T47" style:family="text">
      <style:text-properties officeooo:rsid="004bee27" fo:background-color="#ffb66c" loext:char-shading-value="0"/>
    </style:style>
    <style:style style:name="T48" style:family="text">
      <style:text-properties fo:background-color="#77bc65" loext:char-shading-value="0"/>
    </style:style>
    <style:style style:name="T49" style:family="text">
      <style:text-properties officeooo:rsid="0015636c" fo:background-color="#ffa500" loext:char-shading-value="0"/>
    </style:style>
    <style:style style:name="T50" style:family="text">
      <style:text-properties officeooo:rsid="006098f4"/>
    </style:style>
    <style:style style:name="T51" style:family="text">
      <style:text-properties officeooo:rsid="00612640"/>
    </style:style>
    <style:style style:name="T52" style:family="text">
      <style:text-properties style:use-window-font-color="true" loext:opacity="0%" fo:background-color="transparent" loext:char-shading-value="0"/>
    </style:style>
    <style:style style:name="T53" style:family="text">
      <style:text-properties style:use-window-font-color="true" loext:opacity="0%" officeooo:rsid="006098f4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cked Data Format</text:h>
      <text:p text:style-name="P2"/>
      <text:p text:style-name="P2">Data is packed in 8 byte “packets”, with the MS bit stripped from 7 parameter bytes, and packed into an eighth byte, which is sent at the start of the 8 byte packet.</text:p>
      <text:p text:style-name="P2"/>
      <text:p text:style-name="P2"/>
      <text:p text:style-name="P2">Example:</text:p>
      <text:p text:style-name="P2"/>
      <text:p text:style-name="P3">MM 01 02 03 04 05 06 07</text:p>
      <text:p text:style-name="P4">|</text:p>
      <text:p text:style-name="P5"><text:span text:style-name="T1">+- <text:s/>7 <text:s/>6 <text:s/>5 <text:s/>4 <text:s/>3 <text:s/>2 <text:s/>1 <text:s/>MM bits</text:span><text:tab/><text:tab/></text:p>
      <text:h text:style-name="Heading_20_1" text:outline-level="1">Checksum Error</text:h>
      <text:p text:style-name="P6">The following is returned from GENX1 when an incorrect checksum byte is sent in response to a command 08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System Exclusive</text:p>
          </table:table-cell>
          <table:table-cell table:style-name="Table13.B1" office:value-type="string">
            <text:p text:style-name="P8">F0</text:p>
          </table:table-cell>
        </table:table-row>
        <table:table-row table:style-name="Table13.1">
          <table:table-cell table:style-name="Table13.A2" office:value-type="string">
            <text:p text:style-name="P8">Manufacturer ID</text:p>
          </table:table-cell>
          <table:table-cell table:style-name="Table13.B2" office:value-type="string">
            <text:p text:style-name="P8">00 00 10</text:p>
          </table:table-cell>
        </table:table-row>
        <table:table-row table:style-name="Table13.1">
          <table:table-cell table:style-name="Table13.A2" office:value-type="string">
            <text:p text:style-name="P8">Midi Channel</text:p>
          </table:table-cell>
          <table:table-cell table:style-name="Table13.B3" office:value-type="string">
            <text:p text:style-name="P9">00</text:p>
          </table:table-cell>
        </table:table-row>
        <table:table-row table:style-name="Table13.1">
          <table:table-cell table:style-name="Table13.A2" office:value-type="string">
            <text:p text:style-name="P9">Device ID</text:p>
          </table:table-cell>
          <table:table-cell table:style-name="Table13.B4" office:value-type="string">
            <text:p text:style-name="P9">56</text:p>
          </table:table-cell>
        </table:table-row>
        <table:table-row table:style-name="Table13.1">
          <table:table-cell table:style-name="Table13.A2" office:value-type="string">
            <text:p text:style-name="P9">Command Code</text:p>
          </table:table-cell>
          <table:table-cell table:style-name="Table13.B4" office:value-type="string">
            <text:p text:style-name="P9">7F</text:p>
          </table:table-cell>
        </table:table-row>
        <table:table-row table:style-name="Table13.1">
          <table:table-cell table:style-name="Table13.A2" office:value-type="string">
            <text:p text:style-name="P9">Message</text:p>
          </table:table-cell>
          <table:table-cell table:style-name="Table13.B6" office:value-type="string">
            <text:p text:style-name="P10">00 01 07 <text:span text:style-name="T2">08</text:span><text:span text:style-name="T3"> <text:s/></text:span><text:span text:style-name="T4">Command</text:span></text:p>
          </table:table-cell>
        </table:table-row>
        <table:table-row table:style-name="Table13.1">
          <table:table-cell table:style-name="Table13.A2" office:value-type="string">
            <text:p text:style-name="P8">Checksum</text:p>
          </table:table-cell>
          <table:table-cell table:style-name="Table13.B6" office:value-type="string">
            <text:p text:style-name="P8">11</text:p>
          </table:table-cell>
        </table:table-row>
        <table:table-row table:style-name="Table13.1">
          <table:table-cell table:style-name="Table13.A2" office:value-type="string">
            <text:p text:style-name="P8">End of System Exclusive</text:p>
          </table:table-cell>
          <table:table-cell table:style-name="Table13.B8" office:value-type="string">
            <text:p text:style-name="P8">F7</text:p>
          </table:table-cell>
        </table:table-row>
      </table:table>
      <text:p text:style-name="P11"/>
      <text:p text:style-name="P11"/>
      <text:h text:style-name="P12" text:outline-level="1">Device Inquiry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System Exclusive</text:p>
          </table:table-cell>
          <table:table-cell table:style-name="Table3.B1" office:value-type="string">
            <text:p text:style-name="Table_20_Contents">F0</text:p>
          </table:table-cell>
        </table:table-row>
        <table:table-row table:style-name="Table3.1">
          <table:table-cell table:style-name="Table3.A2" office:value-type="string">
            <text:p text:style-name="Table_20_Contents">Manufacturer ID</text:p>
          </table:table-cell>
          <table:table-cell table:style-name="Table3.B2" office:value-type="string">
            <text:p text:style-name="Table_20_Contents">00 00 10</text:p>
          </table:table-cell>
        </table:table-row>
        <table:table-row table:style-name="Table3.1">
          <table:table-cell table:style-name="Table3.A2" office:value-type="string">
            <text:p text:style-name="Table_20_Contents">Non Realtime</text:p>
          </table:table-cell>
          <table:table-cell table:style-name="Table3.B3" office:value-type="string">
            <text:p text:style-name="Table_20_Contents">7E</text:p>
          </table:table-cell>
        </table:table-row>
        <table:table-row table:style-name="Table3.1">
          <table:table-cell table:style-name="Table3.A2" office:value-type="string">
            <text:p text:style-name="Table_20_Contents">Midi Channel</text:p>
          </table:table-cell>
          <table:table-cell table:style-name="Table3.B4" office:value-type="string">
            <text:p text:style-name="Table_20_Contents">7F (All channels)</text:p>
          </table:table-cell>
        </table:table-row>
        <table:table-row table:style-name="Table3.1">
          <table:table-cell table:style-name="Table3.A2" office:value-type="string">
            <text:p text:style-name="Table_20_Contents">Inquiry Message/Request</text:p>
          </table:table-cell>
          <table:table-cell table:style-name="Table3.B5" office:value-type="string">
            <text:p text:style-name="Table_20_Contents">01 00 01 00 00</text:p>
          </table:table-cell>
        </table:table-row>
        <table:table-row table:style-name="Table3.1">
          <table:table-cell table:style-name="Table3.A2" office:value-type="string">
            <text:p text:style-name="Table_20_Contents">Checksum</text:p>
          </table:table-cell>
          <table:table-cell table:style-name="Table3.B6" office:value-type="string">
            <text:p text:style-name="Table_20_Contents">11</text:p>
          </table:table-cell>
        </table:table-row>
        <table:table-row table:style-name="Table3.1">
          <table:table-cell table:style-name="Table3.A2" office:value-type="string">
            <text:p text:style-name="Table_20_Contents">End of System Exclusive</text:p>
          </table:table-cell>
          <table:table-cell table:style-name="Table3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0)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System Exclusive</text:p>
          </table:table-cell>
          <table:table-cell table:style-name="Table4.B1" office:value-type="string">
            <text:p text:style-name="Table_20_Contents">F0</text:p>
          </table:table-cell>
        </table:table-row>
        <table:table-row table:style-name="Table4.1">
          <table:table-cell table:style-name="Table4.A2" office:value-type="string">
            <text:p text:style-name="Table_20_Contents">Manufacturer ID</text:p>
          </table:table-cell>
          <table:table-cell table:style-name="Table4.B2" office:value-type="string">
            <text:p text:style-name="Table_20_Contents">00 00 10</text:p>
          </table:table-cell>
        </table:table-row>
        <table:table-row table:style-name="Table4.1">
          <table:table-cell table:style-name="Table4.A2" office:value-type="string">
            <text:p text:style-name="Table_20_Contents">MIDI Channel</text:p>
          </table:table-cell>
          <table:table-cell table:style-name="Table4.B3" office:value-type="string">
            <text:p text:style-name="Table_20_Contents">0<text:span text:style-name="T6">0</text:span></text:p>
          </table:table-cell>
        </table:table-row>
        <table:table-row table:style-name="Table4.1">
          <table:table-cell table:style-name="Table4.A2" office:value-type="string">
            <text:p text:style-name="Table_20_Contents">Device ID</text:p>
          </table:table-cell>
          <table:table-cell table:style-name="Table4.B4" office:value-type="string">
            <text:p text:style-name="Table_20_Contents">56</text:p>
          </table:table-cell>
        </table:table-row>
        <table:table-row table:style-name="Table4.1">
          <table:table-cell table:style-name="Table4.A2" office:value-type="string">
            <text:p text:style-name="Table_20_Contents">Response</text:p>
          </table:table-cell>
          <table:table-cell table:style-name="Table4.B5" office:value-type="string">
            <text:p text:style-name="Table_20_Contents">00 01 00 56 (??, response, channel, device type)</text:p>
          </table:table-cell>
        </table:table-row>
        <table:table-row table:style-name="Table4.1">
          <table:table-cell table:style-name="Table4.A2" office:value-type="string">
            <text:p text:style-name="Table_20_Contents">Checksum</text:p>
          </table:table-cell>
          <table:table-cell table:style-name="Table4.B6" office:value-type="string">
            <text:p text:style-name="Table_20_Contents">13</text:p>
          </table:table-cell>
        </table:table-row>
        <table:table-row table:style-name="Table4.1">
          <table:table-cell table:style-name="Table4.A2" office:value-type="string">
            <text:p text:style-name="Table_20_Contents">End of System Exclusive</text:p>
          </table:table-cell>
          <table:table-cell table:style-name="Table4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1)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System Exclusive</text:p>
          </table:table-cell>
          <table:table-cell table:style-name="Table5.B1" office:value-type="string">
            <text:p text:style-name="P15">F0</text:p>
          </table:table-cell>
        </table:table-row>
        <table:table-row>
          <table:table-cell table:style-name="Table5.A2" office:value-type="string">
            <text:p text:style-name="P15"><text:span text:style-name="T7">Manufacturer</text:span> ID</text:p>
          </table:table-cell>
          <table:table-cell table:style-name="Table5.B2" office:value-type="string">
            <text:p text:style-name="P15">00 00 10</text:p>
          </table:table-cell>
        </table:table-row>
        <table:table-row>
          <table:table-cell table:style-name="Table5.A2" office:value-type="string">
            <text:p text:style-name="P15">MIDI Channel</text:p>
          </table:table-cell>
          <table:table-cell table:style-name="Table5.B3" office:value-type="string">
            <text:p text:style-name="P15"><text:span text:style-name="T6">0</text:span>1</text:p>
          </table:table-cell>
        </table:table-row>
        <table:table-row>
          <table:table-cell table:style-name="Table5.A2" office:value-type="string">
            <text:p text:style-name="P15">Device ID</text:p>
          </table:table-cell>
          <table:table-cell table:style-name="Table5.B4" office:value-type="string">
            <text:p text:style-name="P15">56</text:p>
          </table:table-cell>
        </table:table-row>
        <table:table-row>
          <table:table-cell table:style-name="Table5.A2" office:value-type="string">
            <text:p text:style-name="P16">Response</text:p>
          </table:table-cell>
          <table:table-cell table:style-name="Table5.B5" office:value-type="string">
            <text:p text:style-name="P16">00 01 01 56 (??, response, channel, device type)</text:p>
          </table:table-cell>
        </table:table-row>
        <table:table-row>
          <table:table-cell table:style-name="Table5.A2" office:value-type="string">
            <text:p text:style-name="P15">Checksum</text:p>
          </table:table-cell>
          <table:table-cell table:style-name="Table5.B6" office:value-type="string">
            <text:p text:style-name="P16">13</text:p>
          </table:table-cell>
        </table:table-row>
        <table:table-row>
          <table:table-cell table:style-name="Table5.A2" office:value-type="string">
            <text:p text:style-name="P15">End of System Exclusive</text:p>
          </table:table-cell>
          <table:table-cell table:style-name="Table5.B7" office:value-type="string">
            <text:p text:style-name="P15">F7</text:p>
          </table:table-cell>
        </table:table-row>
      </table:table>
      <text:h text:style-name="P17" text:outline-level="1"/>
      <text:h text:style-name="P18" text:outline-level="1"><text:span text:style-name="T8">Device </text:span><text:span text:style-name="T9">Connected</text:span></text:h>
      <text:p text:style-name="P19">Transmitted by GENX1 when powered o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System Exclusive</text:p>
          </table:table-cell>
          <table:table-cell table:style-name="Table6.B1" office:value-type="string">
            <text:p text:style-name="P20">F0</text:p>
          </table:table-cell>
        </table:table-row>
        <table:table-row>
          <table:table-cell table:style-name="Table6.A2" office:value-type="string">
            <text:p text:style-name="P20"><text:span text:style-name="T7">Manufacturer</text:span> ID</text:p>
          </table:table-cell>
          <table:table-cell table:style-name="Table6.B2" office:value-type="string">
            <text:p text:style-name="P20">00 00 10</text:p>
          </table:table-cell>
        </table:table-row>
        <table:table-row>
          <table:table-cell table:style-name="Table6.A2" office:value-type="string">
            <text:p text:style-name="P20">Non Realtime</text:p>
          </table:table-cell>
          <table:table-cell table:style-name="Table6.B3" office:value-type="string">
            <text:p text:style-name="P20">7E</text:p>
          </table:table-cell>
        </table:table-row>
        <table:table-row>
          <table:table-cell table:style-name="Table6.A2" office:value-type="string">
            <text:p text:style-name="P21">Midi Channel</text:p>
          </table:table-cell>
          <table:table-cell table:style-name="Table6.B4" office:value-type="string">
            <text:p text:style-name="P21">7F (All channels)</text:p>
          </table:table-cell>
        </table:table-row>
        <table:table-row>
          <table:table-cell table:style-name="Table6.A2" office:value-type="string">
            <text:p text:style-name="P22">Message</text:p>
          </table:table-cell>
          <table:table-cell table:style-name="Table6.B5" office:value-type="string">
            <text:p text:style-name="P22">02 00 01 00</text:p>
          </table:table-cell>
        </table:table-row>
        <table:table-row>
          <table:table-cell table:style-name="Table6.A2" office:value-type="string">
            <text:p text:style-name="P23">Device ID</text:p>
          </table:table-cell>
          <table:table-cell table:style-name="Table6.B6" office:value-type="string">
            <text:p text:style-name="P23">56</text:p>
          </table:table-cell>
        </table:table-row>
        <table:table-row>
          <table:table-cell table:style-name="Table6.A2" office:value-type="string">
            <text:p text:style-name="P20">Checksum</text:p>
          </table:table-cell>
          <table:table-cell table:style-name="Table6.B7" office:value-type="string">
            <text:p text:style-name="P23">44</text:p>
          </table:table-cell>
        </table:table-row>
        <table:table-row>
          <table:table-cell table:style-name="Table6.A2" office:value-type="string">
            <text:p text:style-name="P20">End of System Exclusive</text:p>
          </table:table-cell>
          <table:table-cell table:style-name="Table6.B8" office:value-type="string">
            <text:p text:style-name="P20">F7</text:p>
          </table:table-cell>
        </table:table-row>
      </table:table>
      <text:p text:style-name="P24"/>
      <text:p text:style-name="Standard"/>
      <text:p text:style-name="Standard"/>
      <text:h text:style-name="P25" text:outline-level="1">Get Current Pat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1">System Exclusive</text:p>
          </table:table-cell>
          <table:table-cell table:style-name="Table1.B1" office:value-type="string">
            <text:p text:style-name="Table_20_1">F0</text:p>
          </table:table-cell>
        </table:table-row>
        <table:table-row>
          <table:table-cell table:style-name="Table1.A2" office:value-type="string">
            <text:p text:style-name="Table_20_Contents"><text:span text:style-name="T7">Manufacturer</text:span> ID</text:p>
          </table:table-cell>
          <table:table-cell table:style-name="Table1.B2" office:value-type="string">
            <text:p text:style-name="Table_20_Contents">00 00 10</text:p>
          </table:table-cell>
        </table:table-row>
        <table:table-row>
          <table:table-cell table:style-name="Table1.A2" office:value-type="string">
            <text:p text:style-name="Table_20_Contents">MIDI Channel</text:p>
          </table:table-cell>
          <table:table-cell table:style-name="Table1.B3" office:value-type="string">
            <text:p text:style-name="Table_20_Contents">0<text:span text:style-name="T6">0</text:span></text:p>
          </table:table-cell>
        </table:table-row>
        <table:table-row>
          <table:table-cell table:style-name="Table1.A2" office:value-type="string">
            <text:p text:style-name="Table_20_Contents">Device ID</text:p>
          </table:table-cell>
          <table:table-cell table:style-name="Table1.B4" office:value-type="string">
            <text:p text:style-name="Table_20_Contents">56</text:p>
          </table:table-cell>
        </table:table-row>
        <table:table-row>
          <table:table-cell table:style-name="Table1.A2" office:value-type="string">
            <text:p text:style-name="Table_20_Contents">Command Code</text:p>
          </table:table-cell>
          <table:table-cell table:style-name="Table1.B5" office:value-type="string">
            <text:p text:style-name="Table_20_Contents">76 20 01</text:p>
          </table:table-cell>
        </table:table-row>
        <table:table-row>
          <table:table-cell table:style-name="Table1.A2" office:value-type="string">
            <text:p text:style-name="Table_20_Contents">Checksum</text:p>
          </table:table-cell>
          <table:table-cell table:style-name="Table1.B6" office:value-type="string">
            <text:p text:style-name="Table_20_Contents">6E</text:p>
          </table:table-cell>
        </table:table-row>
        <table:table-row>
          <table:table-cell table:style-name="Table1.A2" office:value-type="string">
            <text:p text:style-name="Table_20_Contents">End of System Exclusive</text:p>
          </table:table-cell>
          <table:table-cell table:style-name="Table1.B7" office:value-type="string">
            <text:p text:style-name="P26">F7</text:p>
          </table:table-cell>
        </table:table-row>
      </table:table>
      <text:h text:style-name="Heading_20_2" text:outline-level="2">Respon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System Exclusive</text:p>
          </table:table-cell>
          <table:table-cell table:style-name="Table2.B1" office:value-type="string">
            <text:p text:style-name="P27">F0</text:p>
          </table:table-cell>
        </table:table-row>
        <table:table-row>
          <table:table-cell table:style-name="Table2.A2" office:value-type="string">
            <text:p text:style-name="P27"><text:span text:style-name="T7">Manufacturer</text:span> ID</text:p>
          </table:table-cell>
          <table:table-cell table:style-name="Table2.B2" office:value-type="string">
            <text:p text:style-name="P27">00 00 10</text:p>
          </table:table-cell>
        </table:table-row>
        <table:table-row>
          <table:table-cell table:style-name="Table2.A2" office:value-type="string">
            <text:p text:style-name="P27">MIDI Channel</text:p>
          </table:table-cell>
          <table:table-cell table:style-name="Table2.B3" office:value-type="string">
            <text:p text:style-name="P27">0<text:span text:style-name="T6">0</text:span></text:p>
          </table:table-cell>
        </table:table-row>
        <table:table-row>
          <table:table-cell table:style-name="Table2.A2" office:value-type="string">
            <text:p text:style-name="P27">Device ID</text:p>
          </table:table-cell>
          <table:table-cell table:style-name="Table2.B4" office:value-type="string">
            <text:p text:style-name="P27">56</text:p>
          </table:table-cell>
        </table:table-row>
        <table:table-row>
          <table:table-cell table:style-name="Table2.A2" office:value-type="string">
            <text:p text:style-name="P27">Command Code</text:p>
          </table:table-cell>
          <table:table-cell table:style-name="Table2.B5" office:value-type="string">
            <text:p text:style-name="P27">2D 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6" office:value-type="string">
            <text:p text:style-name="P28">00 01</text:p>
          </table:table-cell>
        </table:table-row>
        <table:table-row>
          <table:table-cell table:style-name="Table2.A2" office:value-type="string">
            <text:p text:style-name="P27">Bank</text:p>
          </table:table-cell>
          <table:table-cell table:style-name="Table2.B6" office:value-type="string">
            <text:p text:style-name="P27">00: Factory, 01: User</text:p>
          </table:table-cell>
        </table:table-row>
        <table:table-row>
          <table:table-cell table:style-name="Table2.A2" office:value-type="string">
            <text:p text:style-name="P27">Patch</text:p>
          </table:table-cell>
          <table:table-cell table:style-name="Table2.B8" office:value-type="string">
            <text:p text:style-name="P27">00: 0 - 2F</text:p>
          </table:table-cell>
        </table:table-row>
        <table:table-row>
          <table:table-cell table:style-name="Table2.A2" office:value-type="string">
            <text:p text:style-name="P27">Pad</text:p>
          </table:table-cell>
          <table:table-cell table:style-name="Table2.B9" office:value-type="string">
            <text:p text:style-name="P27">00</text:p>
          </table:table-cell>
        </table:table-row>
        <table:table-row>
          <table:table-cell table:style-name="Table2.A2" office:value-type="string">
            <text:p text:style-name="P27">Checksum</text:p>
          </table:table-cell>
          <table:table-cell table:style-name="Table2.B10" office:value-type="string">
            <text:p text:style-name="P27">XX</text:p>
          </table:table-cell>
        </table:table-row>
        <table:table-row>
          <table:table-cell table:style-name="Table2.A2" office:value-type="string">
            <text:p text:style-name="P27">End of System Exclusive</text:p>
          </table:table-cell>
          <table:table-cell table:style-name="Table2.B11" office:value-type="string">
            <text:p text:style-name="P27">F7</text:p>
          </table:table-cell>
        </table:table-row>
      </table:table>
      <text:p text:style-name="P29"/>
      <text:h text:style-name="P18" text:outline-level="1"><text:span text:style-name="T10">Command </text:span><text:span text:style-name="T9">70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System Exclusive</text:p>
          </table:table-cell>
          <table:table-cell table:style-name="Table7.B1" office:value-type="string">
            <text:p text:style-name="P20">F0</text:p>
          </table:table-cell>
        </table:table-row>
        <table:table-row>
          <table:table-cell table:style-name="Table7.A2" office:value-type="string">
            <text:p text:style-name="P30"><text:span text:style-name="T7">Manufacturer</text:span> ID</text:p>
          </table:table-cell>
          <table:table-cell table:style-name="Table7.B2" office:value-type="string">
            <text:p text:style-name="P30">00 00 10</text:p>
          </table:table-cell>
        </table:table-row>
        <table:table-row>
          <table:table-cell table:style-name="Table7.A2" office:value-type="string">
            <text:p text:style-name="P30">MIDI Channel</text:p>
          </table:table-cell>
          <table:table-cell table:style-name="Table7.B3" office:value-type="string">
            <text:p text:style-name="P30">0<text:span text:style-name="T6">0</text:span></text:p>
          </table:table-cell>
        </table:table-row>
        <table:table-row>
          <table:table-cell table:style-name="Table7.A2" office:value-type="string">
            <text:p text:style-name="P30">Device ID</text:p>
          </table:table-cell>
          <table:table-cell table:style-name="Table7.B4" office:value-type="string">
            <text:p text:style-name="P30">56</text:p>
          </table:table-cell>
        </table:table-row>
        <table:table-row>
          <table:table-cell table:style-name="Table7.A2" office:value-type="string">
            <text:p text:style-name="P30">Command Code</text:p>
          </table:table-cell>
          <table:table-cell table:style-name="Table7.B5" office:value-type="string">
            <text:p text:style-name="P30">70</text:p>
          </table:table-cell>
        </table:table-row>
        <table:table-row>
          <table:table-cell table:style-name="Table7.A2" office:value-type="string">
            <text:p text:style-name="P31">Data</text:p>
          </table:table-cell>
          <table:table-cell table:style-name="Table7.B6" office:value-type="string">
            <text:p text:style-name="P32"><text:span text:style-name="T10">00 </text:span>01 08</text:p>
          </table:table-cell>
        </table:table-row>
        <table:table-row>
          <table:table-cell table:style-name="Table7.A2" office:value-type="string">
            <text:p text:style-name="P30">Checksum</text:p>
          </table:table-cell>
          <table:table-cell table:style-name="Table7.B6" office:value-type="string">
            <text:p text:style-name="P33">3F</text:p>
          </table:table-cell>
        </table:table-row>
        <table:table-row>
          <table:table-cell table:style-name="Table7.A2" office:value-type="string">
            <text:p text:style-name="P30">End of System Exclusive</text:p>
          </table:table-cell>
          <table:table-cell table:style-name="Table7.B8" office:value-type="string">
            <text:p text:style-name="P34">F7</text:p>
          </table:table-cell>
        </table:table-row>
      </table:table>
      <text:h text:style-name="P35" text:outline-level="2">Response <text:span text:style-name="T10">Acknowledge Code 7E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System Exclusive</text:p>
          </table:table-cell>
          <table:table-cell table:style-name="Table8.B1" office:value-type="string">
            <text:p text:style-name="P30">F0</text:p>
          </table:table-cell>
        </table:table-row>
        <table:table-row>
          <table:table-cell table:style-name="Table8.A2" office:value-type="string">
            <text:p text:style-name="P30"><text:span text:style-name="T7">Manufacturer</text:span> ID</text:p>
          </table:table-cell>
          <table:table-cell table:style-name="Table8.B2" office:value-type="string">
            <text:p text:style-name="P30">00 00 10</text:p>
          </table:table-cell>
        </table:table-row>
        <table:table-row>
          <table:table-cell table:style-name="Table8.A2" office:value-type="string">
            <text:p text:style-name="P30">MIDI Channel</text:p>
          </table:table-cell>
          <table:table-cell table:style-name="Table8.B3" office:value-type="string">
            <text:p text:style-name="P30">0<text:span text:style-name="T6">0</text:span></text:p>
          </table:table-cell>
        </table:table-row>
        <table:table-row>
          <table:table-cell table:style-name="Table8.A2" office:value-type="string">
            <text:p text:style-name="P30">Device ID</text:p>
          </table:table-cell>
          <table:table-cell table:style-name="Table8.B4" office:value-type="string">
            <text:p text:style-name="P30">56</text:p>
          </table:table-cell>
        </table:table-row>
        <table:table-row>
          <table:table-cell table:style-name="Table8.A2" office:value-type="string">
            <text:p text:style-name="P30">Command Code</text:p>
          </table:table-cell>
          <table:table-cell table:style-name="Table8.B5" office:value-type="string">
            <text:p text:style-name="P31">7E</text:p>
          </table:table-cell>
        </table:table-row>
        <table:table-row>
          <table:table-cell table:style-name="Table8.A2" office:value-type="string">
            <text:p text:style-name="P31">Data</text:p>
          </table:table-cell>
          <table:table-cell table:style-name="Table8.B6" office:value-type="string">
            <text:p text:style-name="P30">00 01</text:p>
          </table:table-cell>
        </table:table-row>
        <table:table-row>
          <table:table-cell table:style-name="Table8.A2" office:value-type="string">
            <text:p text:style-name="P31">Response Code</text:p>
          </table:table-cell>
          <table:table-cell table:style-name="Table8.B7" office:value-type="string">
            <text:p text:style-name="P31">70 00</text:p>
          </table:table-cell>
        </table:table-row>
        <table:table-row>
          <table:table-cell table:style-name="Table8.A2" office:value-type="string">
            <text:p text:style-name="P30">Checksum</text:p>
          </table:table-cell>
          <table:table-cell table:style-name="Table8.B7" office:value-type="string">
            <text:p text:style-name="P30">XX</text:p>
          </table:table-cell>
        </table:table-row>
        <table:table-row>
          <table:table-cell table:style-name="Table8.A2" office:value-type="string">
            <text:p text:style-name="P30">End of System Exclusive</text:p>
          </table:table-cell>
          <table:table-cell table:style-name="Table8.B9" office:value-type="string">
            <text:p text:style-name="P30">F7</text:p>
          </table:table-cell>
        </table:table-row>
      </table:table>
      <text:p text:style-name="P24"/>
      <text:h text:style-name="P36" text:outline-level="1"><text:span text:style-name="T11">Status</text:span><text:span text:style-name="T10"> Request 05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System Exclusive</text:p>
          </table:table-cell>
          <table:table-cell table:style-name="Table10.B1" office:value-type="string">
            <text:p text:style-name="P37">F0</text:p>
          </table:table-cell>
        </table:table-row>
        <table:table-row>
          <table:table-cell table:style-name="Table10.A2" office:value-type="string">
            <text:p text:style-name="P32"><text:span text:style-name="T7">Manufacturer</text:span> ID</text:p>
          </table:table-cell>
          <table:table-cell table:style-name="Table10.B2" office:value-type="string">
            <text:p text:style-name="P32">00 00 10</text:p>
          </table:table-cell>
        </table:table-row>
        <table:table-row>
          <table:table-cell table:style-name="Table10.A2" office:value-type="string">
            <text:p text:style-name="P32">MIDI Channel</text:p>
          </table:table-cell>
          <table:table-cell table:style-name="Table10.B3" office:value-type="string">
            <text:p text:style-name="P32">0<text:span text:style-name="T6">0</text:span></text:p>
          </table:table-cell>
        </table:table-row>
        <table:table-row>
          <table:table-cell table:style-name="Table10.A2" office:value-type="string">
            <text:p text:style-name="P32">Device ID</text:p>
          </table:table-cell>
          <table:table-cell table:style-name="Table10.B4" office:value-type="string">
            <text:p text:style-name="P32">56</text:p>
          </table:table-cell>
        </table:table-row>
        <table:table-row>
          <table:table-cell table:style-name="Table10.A2" office:value-type="string">
            <text:p text:style-name="P32">Command Code</text:p>
          </table:table-cell>
          <table:table-cell table:style-name="Table10.B5" office:value-type="string">
            <text:p text:style-name="P31">05</text:p>
          </table:table-cell>
        </table:table-row>
        <table:table-row>
          <table:table-cell table:style-name="Table10.A2" office:value-type="string">
            <text:p text:style-name="P31">Data</text:p>
          </table:table-cell>
          <table:table-cell table:style-name="Table10.B6" office:value-type="string">
            <text:p text:style-name="P38">00 01</text:p>
          </table:table-cell>
        </table:table-row>
        <table:table-row>
          <table:table-cell table:style-name="Table10.A2" office:value-type="string">
            <text:p text:style-name="P32">Checksum</text:p>
          </table:table-cell>
          <table:table-cell table:style-name="Table10.B6" office:value-type="string">
            <text:p text:style-name="P31">42</text:p>
          </table:table-cell>
        </table:table-row>
        <table:table-row>
          <table:table-cell table:style-name="Table10.A2" office:value-type="string">
            <text:p text:style-name="P32">End of System Exclusive</text:p>
          </table:table-cell>
          <table:table-cell table:style-name="Table10.B8" office:value-type="string">
            <text:p text:style-name="P39">F7</text:p>
          </table:table-cell>
        </table:table-row>
      </table:table>
      <text:h text:style-name="P40" text:outline-level="2">Response <text:span text:style-name="T10">Data 06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2">System Exclusive</text:p>
          </table:table-cell>
          <table:table-cell table:style-name="Table11.B1" table:number-columns-spanned="2" office:value-type="string">
            <text:p text:style-name="P32">F0</text:p>
          </table:table-cell>
          <table:covered-table-cell/>
        </table:table-row>
        <table:table-row>
          <table:table-cell table:style-name="Table11.A2" office:value-type="string">
            <text:p text:style-name="P32"><text:span text:style-name="T7">Manufacturer</text:span> ID</text:p>
          </table:table-cell>
          <table:table-cell table:style-name="Table11.B2" table:number-columns-spanned="2" office:value-type="string">
            <text:p text:style-name="P32">00 00 10</text:p>
          </table:table-cell>
          <table:covered-table-cell/>
        </table:table-row>
        <table:table-row>
          <table:table-cell table:style-name="Table11.A2" office:value-type="string">
            <text:p text:style-name="P32">MIDI Channel</text:p>
          </table:table-cell>
          <table:table-cell table:style-name="Table11.B3" table:number-columns-spanned="2" office:value-type="string">
            <text:p text:style-name="P32">0<text:span text:style-name="T6">0</text:span></text:p>
          </table:table-cell>
          <table:covered-table-cell/>
        </table:table-row>
        <table:table-row>
          <table:table-cell table:style-name="Table11.A2" office:value-type="string">
            <text:p text:style-name="P32">Device ID</text:p>
          </table:table-cell>
          <table:table-cell table:style-name="Table11.B4" table:number-columns-spanned="2" office:value-type="string">
            <text:p text:style-name="P32">56</text:p>
          </table:table-cell>
          <table:covered-table-cell/>
        </table:table-row>
        <table:table-row>
          <table:table-cell table:style-name="Table11.A2" office:value-type="string">
            <text:p text:style-name="P32">Command Code</text:p>
          </table:table-cell>
          <table:table-cell table:style-name="Table11.B5" table:number-columns-spanned="2" office:value-type="string">
            <text:p text:style-name="P31">06</text:p>
          </table:table-cell>
          <table:covered-table-cell/>
        </table:table-row>
        <table:table-row>
          <table:table-cell table:style-name="Table11.A2" office:value-type="string">
            <text:p text:style-name="P31">Data</text:p>
          </table:table-cell>
          <table:table-cell table:style-name="Table11.B6" table:number-columns-spanned="2" office:value-type="string">
            <text:p text:style-name="P41">00 15 00 25 </text:p>
          </table:table-cell>
          <table:covered-table-cell/>
        </table:table-row>
        <table:table-row>
          <table:table-cell table:style-name="Table11.A2" office:value-type="string">
            <text:p text:style-name="P42">Packed Data</text:p>
          </table:table-cell>
          <table:table-cell table:style-name="Table11.B7" table:number-columns-spanned="2" office:value-type="string">
            <text:p text:style-name="P43">00 30 30 03 <text:span text:style-name="T12">01</text:span><text:span text:style-name="T13"> </text:span><text:span text:style-name="T14">00</text:span><text:span text:style-name="T13"> 01 01 <text:s text:c="3"/></text:span><text:span text:style-name="T15">Current </text:span><text:span text:style-name="T12">Bank</text:span><text:span text:style-name="T15">(0: Factory; 1: User)</text:span><text:span text:style-name="T16"> </text:span><text:span text:style-name="T17">Current P</text:span><text:span text:style-name="T14">atch </text:span><text:span text:style-name="T17">(0 - 2F)</text:span></text:p>
          </table:table-cell>
          <table:covered-table-cell/>
        </table:table-row>
        <table:table-row>
          <table:table-cell table:style-name="Table11.A2" office:value-type="string">
            <text:p text:style-name="P42">Packed Data</text:p>
          </table:table-cell>
          <table:table-cell table:style-name="Table11.B8" office:value-type="string">
            <text:p text:style-name="P43">00 02 01 05 01 06 01 07 </text:p>
            <text:p text:style-name="P43">00 01 08 02 09 01 0A 02 </text:p>
            <text:p text:style-name="P43">00 0B 01 0C 01 0D 01 0E </text:p>
            <text:p text:style-name="P43">00 01 0F 01 10 01 11 01 </text:p>
            <text:p text:style-name="P43">00 12 01 13 01 14 01 15 </text:p>
            <text:p text:style-name="P43">00 01 20 01 21 01 22 01 </text:p>
            <text:p text:style-name="P43">00 23 01 24 02 25 01 26 </text:p>
            <text:p text:style-name="P43">00 02 27 01 28 01 29 01 </text:p>
            <text:p text:style-name="P43">00 2A 01 2B 01 2C 02 2D </text:p>
            <text:p text:style-name="P43">00 <text:span text:style-name="T18">01 2E 01 70 01 71 01 </text:span></text:p>
            <text:p text:style-name="P44">00 72 01 73 01 74 01 75 </text:p>
            <text:p text:style-name="P44">00 01 76 01 7E 01 7F 01</text:p>
          </table:table-cell>
          <table:table-cell table:style-name="Table11.C8" office:value-type="string">
            <text:p text:style-name="P45">02 01 05 01 06 01 07 01 <text:s/>. . . . . . . . </text:p>
            <text:p text:style-name="P45">08 02 09 01 0A 02 0B 01 <text:s/>. . . . . . . . </text:p>
            <text:p text:style-name="P45">0C 01 0D 01 0E 01 0F 01 <text:s/>. . . . . . . . </text:p>
            <text:p text:style-name="P45">10 01 11 01 12 01 13 01 <text:s/>. . . . . . . . </text:p>
            <text:p text:style-name="P45">14 01 15 01 20 01 21 01 <text:s/>. . . . <text:s text:c="2"/>. ! . </text:p>
            <text:p text:style-name="P45">22 01 23 01 24 02 25 01 <text:s/>" . # . $ . % . </text:p>
            <text:p text:style-name="P45">26 02 27 01 28 01 29 01 <text:s/>&amp; . ' . ( . ) . </text:p>
            <text:p text:style-name="P45">2A 01 2B 01 2C 02 2D 01 <text:s/>* . + . , . - . </text:p>
            <text:p text:style-name="P45">2E 01 70 01 71 01 72 01 <text:s/>. . p . q . r . </text:p>
            <text:p text:style-name="P45">73 01 74 01 75 01 76 01 <text:s/>s . t . u . v . </text:p>
            <text:p text:style-name="P45">7E 01 7F 01 <text:s text:c="13"/>~ . <text:s/>. <text:s text:c="9"/></text:p>
          </table:table-cell>
        </table:table-row>
        <table:table-row>
          <table:table-cell table:style-name="Table11.A2" office:value-type="string">
            <text:p text:style-name="P32">Checksum</text:p>
          </table:table-cell>
          <table:table-cell table:style-name="Table11.B9" table:number-columns-spanned="2" office:value-type="string">
            <text:p text:style-name="P31">41</text:p>
          </table:table-cell>
          <table:covered-table-cell/>
        </table:table-row>
        <table:table-row>
          <table:table-cell table:style-name="Table11.A2" office:value-type="string">
            <text:p text:style-name="P32">End of System Exclusive</text:p>
          </table:table-cell>
          <table:table-cell table:style-name="Table11.B10" table:number-columns-spanned="2" office:value-type="string">
            <text:p text:style-name="P32">F7</text:p>
          </table:table-cell>
          <table:covered-table-cell/>
        </table:table-row>
      </table:table>
      <text:p text:style-name="P46"/>
      <text:h text:style-name="P1" text:outline-level="1"><text:span text:style-name="T11">Status</text:span><text:span text:style-name="T10"> Request 0</text:span><text:span text:style-name="T11">7 </text:span><text:span text:style-name="T19">(Subcode 00)</text:span></text:h>
      <text:p text:style-name="P47">Returns enumerated Amp and Cabinet <text:span text:style-name="T20">null terminated/padded </text:span>names<text:span text:style-name="T20">.</text:span></text:p>
      <text:p text:style-name="P48">Note that basic and user amp/cab names are sent using similar packets. <text:span text:style-name="T21">Check if these can be specified in the 07 command.</text:span></text:p>
      <text:p text:style-name="P49">Highlighted 3C 11 11 indicates 17 amp names follow. 3D 09 09 indicates 9 cabinet names follow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0">System Exclusive</text:p>
          </table:table-cell>
          <table:table-cell table:style-name="Table9.B1" office:value-type="string">
            <text:p text:style-name="P50">F0</text:p>
          </table:table-cell>
        </table:table-row>
        <table:table-row>
          <table:table-cell table:style-name="Table9.A2" office:value-type="string">
            <text:p text:style-name="P51"><text:span text:style-name="T7">Manufacturer</text:span> ID</text:p>
          </table:table-cell>
          <table:table-cell table:style-name="Table9.B2" office:value-type="string">
            <text:p text:style-name="P51">00 00 10</text:p>
          </table:table-cell>
        </table:table-row>
        <table:table-row>
          <table:table-cell table:style-name="Table9.A2" office:value-type="string">
            <text:p text:style-name="P51">MIDI Channel</text:p>
          </table:table-cell>
          <table:table-cell table:style-name="Table9.B3" office:value-type="string">
            <text:p text:style-name="P51">0<text:span text:style-name="T6">0</text:span></text:p>
          </table:table-cell>
        </table:table-row>
        <table:table-row>
          <table:table-cell table:style-name="Table9.A2" office:value-type="string">
            <text:p text:style-name="P51">Device ID</text:p>
          </table:table-cell>
          <table:table-cell table:style-name="Table9.B4" office:value-type="string">
            <text:p text:style-name="P51">56</text:p>
          </table:table-cell>
        </table:table-row>
        <table:table-row>
          <table:table-cell table:style-name="Table9.A2" office:value-type="string">
            <text:p text:style-name="P51">Command Code</text:p>
          </table:table-cell>
          <table:table-cell table:style-name="Table9.B5" office:value-type="string">
            <text:p text:style-name="P52">0<text:span text:style-name="T11">7</text:span></text:p>
          </table:table-cell>
        </table:table-row>
        <table:table-row>
          <table:table-cell table:style-name="Table9.A2" office:value-type="string">
            <text:p text:style-name="P53">Data</text:p>
          </table:table-cell>
          <table:table-cell table:style-name="Table9.B6" office:value-type="string">
            <text:p text:style-name="P2">00 01</text:p>
          </table:table-cell>
        </table:table-row>
        <table:table-row>
          <table:table-cell table:style-name="Table9.A2" office:value-type="string">
            <text:p text:style-name="P53">Subcode</text:p>
          </table:table-cell>
          <table:table-cell table:style-name="Table9.B6" office:value-type="string">
            <text:p text:style-name="P54">XX 00: Basic, 01: User</text:p>
          </table:table-cell>
        </table:table-row>
        <table:table-row>
          <table:table-cell table:style-name="Table9.A2" office:value-type="string">
            <text:p text:style-name="P51">Checksum</text:p>
          </table:table-cell>
          <table:table-cell table:style-name="Table9.B6" office:value-type="string">
            <text:p text:style-name="P52">4<text:span text:style-name="T19">0</text:span></text:p>
          </table:table-cell>
        </table:table-row>
        <table:table-row>
          <table:table-cell table:style-name="Table9.A2" office:value-type="string">
            <text:p text:style-name="P51">End of System Exclusive</text:p>
          </table:table-cell>
          <table:table-cell table:style-name="Table9.B9" office:value-type="string">
            <text:p text:style-name="P55">F7</text:p>
          </table:table-cell>
        </table:table-row>
      </table:table>
      <text:h text:style-name="P56" text:outline-level="2">Response <text:span text:style-name="T10">Data 0</text:span><text:span text:style-name="T11">8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1">System Exclusive</text:p>
          </table:table-cell>
          <table:table-cell table:style-name="Table12.B1" table:number-columns-spanned="2" office:value-type="string">
            <text:p text:style-name="P51">F0</text:p>
          </table:table-cell>
          <table:covered-table-cell/>
        </table:table-row>
        <table:table-row>
          <table:table-cell table:style-name="Table12.A2" office:value-type="string">
            <text:p text:style-name="P51"><text:span text:style-name="T7">Manufacturer</text:span> ID</text:p>
          </table:table-cell>
          <table:table-cell table:style-name="Table12.B2" table:number-columns-spanned="2" office:value-type="string">
            <text:p text:style-name="P51">00 00 10</text:p>
          </table:table-cell>
          <table:covered-table-cell/>
        </table:table-row>
        <table:table-row>
          <table:table-cell table:style-name="Table12.A2" office:value-type="string">
            <text:p text:style-name="P51">MIDI Channel</text:p>
          </table:table-cell>
          <table:table-cell table:style-name="Table12.B3" table:number-columns-spanned="2" office:value-type="string">
            <text:p text:style-name="P51">0<text:span text:style-name="T6">0</text:span></text:p>
          </table:table-cell>
          <table:covered-table-cell/>
        </table:table-row>
        <table:table-row>
          <table:table-cell table:style-name="Table12.A2" office:value-type="string">
            <text:p text:style-name="P51">Device ID</text:p>
          </table:table-cell>
          <table:table-cell table:style-name="Table12.B4" table:number-columns-spanned="2" office:value-type="string">
            <text:p text:style-name="P51">56</text:p>
          </table:table-cell>
          <table:covered-table-cell/>
        </table:table-row>
        <table:table-row>
          <table:table-cell table:style-name="Table12.A2" office:value-type="string">
            <text:p text:style-name="P51">Command Code</text:p>
          </table:table-cell>
          <table:table-cell table:style-name="Table12.B5" table:number-columns-spanned="2" office:value-type="string">
            <text:p text:style-name="P57">08</text:p>
          </table:table-cell>
          <table:covered-table-cell/>
        </table:table-row>
        <table:table-row>
          <table:table-cell table:style-name="Table12.A2" office:value-type="string">
            <text:p text:style-name="P53"/>
          </table:table-cell>
          <table:table-cell table:style-name="Table12.B6" office:value-type="string">
            <text:p text:style-name="P58"><text:span text:style-name="T22"><text:s text:c="2"/></text:span><text:span text:style-name="T3">: </text:span><text:span text:style-name="T23">0 = basic, 1 = user</text:span></text:p>
            <text:p text:style-name="P58"><text:span text:style-name="T24"><text:s text:c="2"/></text:span><text:span text:style-name="T23">: number of names</text:span></text:p>
            <text:p text:style-name="P58"><text:span text:style-name="T25"><text:s text:c="2"/></text:span><text:span text:style-name="T23">: 3C = amp names, 3D = cab names</text:span></text:p>
          </table:table-cell>
          <table:table-cell table:style-name="Table12.C6" office:value-type="string">
            <text:p text:style-name="P59"/>
          </table:table-cell>
        </table:table-row>
        <table:table-row>
          <table:table-cell table:style-name="Table12.A2" office:value-type="string">
            <text:p text:style-name="P53"><text:span text:style-name="T26">Packed/</text:span><text:span text:style-name="T27">Unpacked</text:span><text:span text:style-name="T26"> </text:span>Data</text:p>
          </table:table-cell>
          <table:table-cell table:style-name="Table12.B6" office:value-type="string">
            <text:p text:style-name="P59">00 02 <text:span text:style-name="T28">00</text:span> 02 <text:span text:style-name="T2">3C</text:span> <text:span text:style-name="T3">11</text:span> <text:span text:style-name="T29">11</text:span> 00</text:p>
            <text:p text:style-name="P59">00 44 49 52 45 43 54 00 </text:p>
            <text:p text:style-name="P59">00 01 42 4C 4B 46 41 43 </text:p>
            <text:p text:style-name="P59">00 00 02 42 4F 55 54 49 </text:p>
            <text:p text:style-name="P59">00 51 00 03 52 45 43 54 </text:p>
            <text:p text:style-name="P59">00 49 46 00 04 48 4F 54 </text:p>
            <text:p text:style-name="P59">00 52 4F 44 00 05 54 57 </text:p>
            <text:p text:style-name="P59">00 45 45 44 20 00 06 42 </text:p>
            <text:p text:style-name="P59">00 52 54 43 4D 42 00 07</text:p>
            <text:p text:style-name="P59"><text:soft-page-break/>00 43 4C 4E 54 55 42 00 </text:p>
            <text:p text:style-name="P59">00 08 42 52 54 53 54 4B </text:p>
            <text:p text:style-name="P59">00 00 09 43 52 55 4E 43</text:p>
            <text:p text:style-name="P59">00 48 00 0A 48 49 47 41 </text:p>
            <text:p text:style-name="P59">00 49 4E 00 0B 42 4C 55 </text:p>
            <text:p text:style-name="P59">00 45 53 20 00 0C 4D 4F </text:p>
            <text:p text:style-name="P59">00 44 47 41 4E 00 0D 46 </text:p>
            <text:p text:style-name="P59">00 55 5A 5A 20 20 00 0E </text:p>
            <text:p text:style-name="P59">00 42 41 53 53 4D 4E 00 </text:p>
            <text:p text:style-name="P59">00 0F 48 49 57 41 54 47 </text:p>
            <text:p text:style-name="P59">00 00 10 41 43 4F 55 53 </text:p>
            <text:p text:style-name="P59">00 54 00 <text:span text:style-name="T2">3D</text:span> <text:span text:style-name="T29">09</text:span> <text:span text:style-name="T3">09</text:span> 00 44 </text:p>
            <text:p text:style-name="P59">00 49 52 45 43 54 00 01 </text:p>
            <text:p text:style-name="P59">00 41 4D 32 58 31 32 00 </text:p>
            <text:p text:style-name="P59">00 02 42 52 34 58 31 32 </text:p>
            <text:p text:style-name="P59">00 00 03 56 20 34 58 31 </text:p>
            <text:p text:style-name="P59">00 32 00 04 42 52 32 58 </text:p>
            <text:p text:style-name="P59">00 31 32 00 05 41 4D 31 </text:p>
            <text:p text:style-name="P59">00 58 31 32 00 06 42 4C </text:p>
            <text:p text:style-name="P59">00 32 58 31 32 00 07 46 </text:p>
            <text:p text:style-name="P59">00 4E 34 58 31 32 00 08 </text:p>
            <text:p text:style-name="P59">00 47 52 34 58 31 32 00</text:p>
          </table:table-cell>
          <table:table-cell table:style-name="Table12.C6" office:value-type="string">
            <text:p text:style-name="P59">02 00 02 3C 11 11 00 44 <text:s/>. . . &lt; . . . D </text:p>
            <text:p text:style-name="P59">49 52 45 43 54 00 01 42 <text:s/>I R E C T . . B </text:p>
            <text:p text:style-name="P59">4C 4B 46 41 43 00 02 42 <text:s/>L K F A C . . B </text:p>
            <text:p text:style-name="P59">4F 55 54 49 51 00 03 52 <text:s/>O U T I Q . . R </text:p>
            <text:p text:style-name="P59">45 43 54 49 46 00 04 48 <text:s/>E C T I F . . H </text:p>
            <text:p text:style-name="P59">4F 54 52 4F 44 00 05 54 <text:s/>O T R O D . . T </text:p>
            <text:p text:style-name="P59">57 45 45 44 20 00 06 42 <text:s/>W E E D <text:s text:c="2"/>. . B </text:p>
            <text:p text:style-name="P59">52 54 43 4D 42 00 07 43 <text:s/>R T C M B . . C </text:p>
            <text:p text:style-name="P59">4C 4E 54 55 42 00 08 42 <text:s/>L N T U B . . B </text:p>
            <text:p text:style-name="P59"><text:soft-page-break/>52 54 53 54 4B 00 09 43 <text:s/>R T S T K . . C </text:p>
            <text:p text:style-name="P59">52 55 4E 43 48 00 0A 48 <text:s/>R U N C H . . H </text:p>
            <text:p text:style-name="P59">49 47 41 49 4E 00 0B 42 <text:s/>I G A I N . . B </text:p>
            <text:p text:style-name="P59">4C 55 45 53 20 00 0C 4D <text:s/>L U E S <text:s text:c="2"/>. . M </text:p>
            <text:p text:style-name="P59">4F 44 47 41 4E 00 0D 46 <text:s/>O D G A N . . F </text:p>
            <text:p text:style-name="P59">55 5A 5A 20 20 00 0E 42 <text:s/>U Z Z <text:s text:c="4"/>. . B </text:p>
            <text:p text:style-name="P59">41 53 53 4D 4E 00 0F 48 <text:s/>A S S M N . . H </text:p>
            <text:p text:style-name="P59">49 57 41 54 47 00 10 41 <text:s/>I W A T G . . A </text:p>
            <text:p text:style-name="P59">43 4F 55 53 54 00 3D 09 <text:s/>C O U S T . = . </text:p>
            <text:p text:style-name="P59">09 00 44 49 52 45 43 54 <text:s/>. . D I R E C T </text:p>
            <text:p text:style-name="P59">00 01 41 4D 32 58 31 32 <text:s/>. . A M 2 X 1 2 </text:p>
            <text:p text:style-name="P59">00 02 42 52 34 58 31 32 <text:s/>. . B R 4 X 1 2 </text:p>
            <text:p text:style-name="P59">00 03 56 20 34 58 31 32 <text:s/>. . V <text:s text:c="2"/>4 X 1 2 </text:p>
            <text:p text:style-name="P59">00 04 42 52 32 58 31 32 <text:s/>. . B R 2 X 1 2 </text:p>
            <text:p text:style-name="P59">00 05 41 4D 31 58 31 32 <text:s/>. . A M 1 X 1 2 </text:p>
            <text:p text:style-name="P59">00 06 42 4C 32 58 31 32 <text:s/>. . B L 2 X 1 2 </text:p>
            <text:p text:style-name="P59">00 07 46 4E 34 58 31 32 <text:s/>. . F N 4 X 1 2 </text:p>
            <text:p text:style-name="P59">00 08 47 52 34 58 31 32 <text:s/>. . G R 4 X 1 2 </text:p>
            <text:p text:style-name="P59">00 <text:s text:c="22"/>. <text:s/></text:p>
          </table:table-cell>
        </table:table-row>
        <table:table-row>
          <table:table-cell table:style-name="Table12.A2" office:value-type="string">
            <text:p text:style-name="P51">Checksum</text:p>
          </table:table-cell>
          <table:table-cell table:style-name="Table12.B8" table:number-columns-spanned="2" office:value-type="string">
            <text:p text:style-name="P57"><text:span text:style-name="T20">2</text:span>E</text:p>
          </table:table-cell>
          <table:covered-table-cell/>
        </table:table-row>
        <table:table-row>
          <table:table-cell table:style-name="Table12.A2" office:value-type="string">
            <text:p text:style-name="P51">End of System Exclusive</text:p>
          </table:table-cell>
          <table:table-cell table:style-name="Table12.B9" table:number-columns-spanned="2" office:value-type="string">
            <text:p text:style-name="P51">F7</text:p>
          </table:table-cell>
          <table:covered-table-cell/>
        </table:table-row>
      </table:table>
      <text:p text:style-name="P60"/>
      <text:p text:style-name="P61"/>
      <text:p text:style-name="P62"/>
      <text:p text:style-name="P62"/>
      <text:p text:style-name="P62"/>
      <text:p text:style-name="P62"/>
      <text:p text:style-name="P63"/>
      <text:h text:style-name="P64" text:outline-level="1"><text:span text:style-name="T11">Status</text:span><text:span text:style-name="T10"> Request 0</text:span><text:span text:style-name="T11">7 </text:span><text:span text:style-name="T19">(Subcode 01, </text:span><text:span text:style-name="T30">02, 03</text:span><text:span text:style-name="T19">)</text:span></text:h>
      <text:p text:style-name="P65">Commands appear to be unrecognised or malforme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6">System Exclusive</text:p>
          </table:table-cell>
          <table:table-cell table:style-name="Table14.B1" office:value-type="string">
            <text:p text:style-name="P66">F0</text:p>
          </table:table-cell>
        </table:table-row>
        <table:table-row>
          <table:table-cell table:style-name="Table14.A2" office:value-type="string">
            <text:p text:style-name="P67"><text:span text:style-name="T7">Manufacturer</text:span> ID</text:p>
          </table:table-cell>
          <table:table-cell table:style-name="Table14.B2" office:value-type="string">
            <text:p text:style-name="P67">00 00 10</text:p>
          </table:table-cell>
        </table:table-row>
        <table:table-row>
          <table:table-cell table:style-name="Table14.A2" office:value-type="string">
            <text:p text:style-name="P67">MIDI Channel</text:p>
          </table:table-cell>
          <table:table-cell table:style-name="Table14.B3" office:value-type="string">
            <text:p text:style-name="P67">0<text:span text:style-name="T6">0</text:span></text:p>
          </table:table-cell>
        </table:table-row>
        <table:table-row>
          <table:table-cell table:style-name="Table14.A2" office:value-type="string">
            <text:p text:style-name="P67">Device ID</text:p>
          </table:table-cell>
          <table:table-cell table:style-name="Table14.B4" office:value-type="string">
            <text:p text:style-name="P67">56</text:p>
          </table:table-cell>
        </table:table-row>
        <table:table-row>
          <table:table-cell table:style-name="Table14.A2" office:value-type="string">
            <text:p text:style-name="P67">Command Code</text:p>
          </table:table-cell>
          <table:table-cell table:style-name="Table14.B5" office:value-type="string">
            <text:p text:style-name="P68">0<text:span text:style-name="T11">7</text:span></text:p>
          </table:table-cell>
        </table:table-row>
        <table:table-row>
          <table:table-cell table:style-name="Table14.A2" office:value-type="string">
            <text:p text:style-name="P53">Data</text:p>
          </table:table-cell>
          <table:table-cell table:style-name="Table14.B6" office:value-type="string">
            <text:p text:style-name="P69">00 01</text:p>
          </table:table-cell>
        </table:table-row>
        <table:table-row>
          <table:table-cell table:style-name="Table14.A2" office:value-type="string">
            <text:p text:style-name="P53">Subcode</text:p>
          </table:table-cell>
          <table:table-cell table:style-name="Table14.B6" office:value-type="string">
            <text:p text:style-name="P70">CC</text:p>
          </table:table-cell>
        </table:table-row>
        <table:table-row>
          <table:table-cell table:style-name="Table14.A2" office:value-type="string">
            <text:p text:style-name="P67">Checksum</text:p>
          </table:table-cell>
          <table:table-cell table:style-name="Table14.B6" office:value-type="string">
            <text:p text:style-name="P71">CX</text:p>
          </table:table-cell>
        </table:table-row>
        <table:table-row>
          <table:table-cell table:style-name="Table14.A2" office:value-type="string">
            <text:p text:style-name="P67">End of System Exclusive</text:p>
          </table:table-cell>
          <table:table-cell table:style-name="Table14.B9" office:value-type="string">
            <text:p text:style-name="P72">F7</text:p>
          </table:table-cell>
        </table:table-row>
      </table:table>
      <text:h text:style-name="P73" text:outline-level="2">Response <text:span text:style-name="T10">Data 0</text:span><text:span text:style-name="T11">8</text:span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7">System Exclusive</text:p>
          </table:table-cell>
          <table:table-cell table:style-name="Table15.B1" office:value-type="string">
            <text:p text:style-name="P67">F0</text:p>
          </table:table-cell>
        </table:table-row>
        <table:table-row>
          <table:table-cell table:style-name="Table15.A2" office:value-type="string">
            <text:p text:style-name="P67"><text:span text:style-name="T7">Manufacturer</text:span> ID</text:p>
          </table:table-cell>
          <table:table-cell table:style-name="Table15.B2" office:value-type="string">
            <text:p text:style-name="P67">00 00 10</text:p>
          </table:table-cell>
        </table:table-row>
        <table:table-row>
          <table:table-cell table:style-name="Table15.A2" office:value-type="string">
            <text:p text:style-name="P67">MIDI Channel</text:p>
          </table:table-cell>
          <table:table-cell table:style-name="Table15.B3" office:value-type="string">
            <text:p text:style-name="P67">0<text:span text:style-name="T6">0</text:span></text:p>
          </table:table-cell>
        </table:table-row>
        <table:table-row>
          <table:table-cell table:style-name="Table15.A2" office:value-type="string">
            <text:p text:style-name="P67">Device ID</text:p>
          </table:table-cell>
          <table:table-cell table:style-name="Table15.B4" office:value-type="string">
            <text:p text:style-name="P67">56</text:p>
          </table:table-cell>
        </table:table-row>
        <table:table-row>
          <table:table-cell table:style-name="Table15.A2" office:value-type="string">
            <text:p text:style-name="P67">Command Code</text:p>
          </table:table-cell>
          <table:table-cell table:style-name="Table15.B5" office:value-type="string">
            <text:p text:style-name="P74">08</text:p>
          </table:table-cell>
        </table:table-row>
        <table:table-row>
          <table:table-cell table:style-name="Table15.A2" office:value-type="string">
            <text:p text:style-name="P68">Data</text:p>
          </table:table-cell>
          <table:table-cell table:style-name="Table15.B6" office:value-type="string">
            <text:p text:style-name="P69">00 02 </text:p>
          </table:table-cell>
        </table:table-row>
        <table:table-row>
          <table:table-cell table:style-name="Table15.A2" office:value-type="string">
            <text:p text:style-name="P53">Subcode</text:p>
          </table:table-cell>
          <table:table-cell table:style-name="Table15.B7" office:value-type="string">
            <text:p text:style-name="P71">CC</text:p>
          </table:table-cell>
        </table:table-row>
        <table:table-row>
          <table:table-cell table:style-name="Table15.A2" office:value-type="string">
            <text:p text:style-name="P53">Data</text:p>
          </table:table-cell>
          <table:table-cell table:style-name="Table15.B7" office:value-type="string">
            <text:p text:style-name="P69">02 3C 09 00 3D 00 09 00</text:p>
          </table:table-cell>
        </table:table-row>
        <table:table-row>
          <table:table-cell table:style-name="Table15.A2" office:value-type="string">
            <text:p text:style-name="P67">Checksum</text:p>
          </table:table-cell>
          <table:table-cell table:style-name="Table15.B7" office:value-type="string">
            <text:p text:style-name="P71">CX</text:p>
          </table:table-cell>
        </table:table-row>
        <table:table-row>
          <table:table-cell table:style-name="Table15.A2" office:value-type="string">
            <text:p text:style-name="P67">End of System Exclusive</text:p>
          </table:table-cell>
          <table:table-cell table:style-name="Table15.B10" office:value-type="string">
            <text:p text:style-name="P67">F7</text:p>
          </table:table-cell>
        </table:table-row>
      </table:table>
      <text:p text:style-name="P75"/>
      <text:h text:style-name="P76" text:outline-level="1"><text:span text:style-name="T31">Get User Patch Names (</text:span><text:span text:style-name="T32">12</text:span><text:span text:style-name="T31">)</text:span></text:h>
      <text:p text:style-name="P77">Returns enumerated <text:span text:style-name="T31">user patch names </text:span><text:span text:style-name="T20">null terminated </text:span><text:span text:style-name="T31">from data + 2. </text:span><text:span text:style-name="T33">01</text:span><text:span text:style-name="T31"> </text:span><text:span text:style-name="T33">30</text:span><text:span text:style-name="T31"> may indicate user/48 name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78">System Exclusive</text:p>
          </table:table-cell>
          <table:table-cell table:style-name="Table19.B1" office:value-type="string">
            <text:p text:style-name="P78">F0</text:p>
          </table:table-cell>
        </table:table-row>
        <table:table-row>
          <table:table-cell table:style-name="Table19.A2" office:value-type="string">
            <text:p text:style-name="P79"><text:span text:style-name="T7">Manufacturer</text:span> ID</text:p>
          </table:table-cell>
          <table:table-cell table:style-name="Table19.B2" office:value-type="string">
            <text:p text:style-name="P79">00 00 10</text:p>
          </table:table-cell>
        </table:table-row>
        <table:table-row>
          <table:table-cell table:style-name="Table19.A2" office:value-type="string">
            <text:p text:style-name="P79">MIDI Channel</text:p>
          </table:table-cell>
          <table:table-cell table:style-name="Table19.B3" office:value-type="string">
            <text:p text:style-name="P79">0<text:span text:style-name="T6">0</text:span></text:p>
          </table:table-cell>
        </table:table-row>
        <table:table-row>
          <table:table-cell table:style-name="Table19.A2" office:value-type="string">
            <text:p text:style-name="P79">Device ID</text:p>
          </table:table-cell>
          <table:table-cell table:style-name="Table19.B4" office:value-type="string">
            <text:p text:style-name="P79">56</text:p>
          </table:table-cell>
        </table:table-row>
        <table:table-row>
          <table:table-cell table:style-name="Table19.A2" office:value-type="string">
            <text:p text:style-name="P79">Command Code</text:p>
          </table:table-cell>
          <table:table-cell table:style-name="Table19.B5" office:value-type="string">
            <text:p text:style-name="P80">12</text:p>
          </table:table-cell>
        </table:table-row>
        <table:table-row>
          <table:table-cell table:style-name="Table19.A2" office:value-type="string">
            <text:p text:style-name="P81">Data</text:p>
          </table:table-cell>
          <table:table-cell table:style-name="Table19.B6" office:value-type="string">
            <text:p text:style-name="P82">00 01 01 00</text:p>
          </table:table-cell>
        </table:table-row>
        <table:table-row>
          <table:table-cell table:style-name="Table19.A2" office:value-type="string">
            <text:p text:style-name="P79">Checksum</text:p>
          </table:table-cell>
          <table:table-cell table:style-name="Table19.B7" office:value-type="string">
            <text:p text:style-name="P80">54</text:p>
          </table:table-cell>
        </table:table-row>
        <table:table-row>
          <table:table-cell table:style-name="Table19.A2" office:value-type="string">
            <text:p text:style-name="P79">End of System Exclusive</text:p>
          </table:table-cell>
          <table:table-cell table:style-name="Table19.B8" office:value-type="string">
            <text:p text:style-name="P83">F7</text:p>
          </table:table-cell>
        </table:table-row>
      </table:table>
      <text:h text:style-name="P84" text:outline-level="2">Response <text:span text:style-name="T10">Data </text:span><text:span text:style-name="T32">13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79">System Exclusive</text:p>
          </table:table-cell>
          <table:table-cell table:style-name="Table20.B1" table:number-columns-spanned="2" office:value-type="string">
            <text:p text:style-name="P79">F0</text:p>
          </table:table-cell>
          <table:covered-table-cell/>
        </table:table-row>
        <table:table-row>
          <table:table-cell table:style-name="Table20.A2" office:value-type="string">
            <text:p text:style-name="P79"><text:span text:style-name="T7">Manufacturer</text:span> ID</text:p>
          </table:table-cell>
          <table:table-cell table:style-name="Table20.B2" table:number-columns-spanned="2" office:value-type="string">
            <text:p text:style-name="P79">00 00 10</text:p>
          </table:table-cell>
          <table:covered-table-cell/>
        </table:table-row>
        <table:table-row>
          <table:table-cell table:style-name="Table20.A2" office:value-type="string">
            <text:p text:style-name="P79">MIDI Channel</text:p>
          </table:table-cell>
          <table:table-cell table:style-name="Table20.B3" table:number-columns-spanned="2" office:value-type="string">
            <text:p text:style-name="P79">0<text:span text:style-name="T6">0</text:span></text:p>
          </table:table-cell>
          <table:covered-table-cell/>
        </table:table-row>
        <table:table-row>
          <table:table-cell table:style-name="Table20.A2" office:value-type="string">
            <text:p text:style-name="P79">Device ID</text:p>
          </table:table-cell>
          <table:table-cell table:style-name="Table20.B4" table:number-columns-spanned="2" office:value-type="string">
            <text:p text:style-name="P79">56</text:p>
          </table:table-cell>
          <table:covered-table-cell/>
        </table:table-row>
        <table:table-row>
          <table:table-cell table:style-name="Table20.A2" office:value-type="string">
            <text:p text:style-name="P79">Command Code</text:p>
          </table:table-cell>
          <table:table-cell table:style-name="Table20.B5" table:number-columns-spanned="2" office:value-type="string">
            <text:p text:style-name="P85">13</text:p>
          </table:table-cell>
          <table:covered-table-cell/>
        </table:table-row>
        <table:table-row>
          <table:table-cell table:style-name="Table20.A2" office:value-type="string">
            <text:p text:style-name="P81"><text:span text:style-name="T26">Packed/</text:span><text:span text:style-name="T27">Unpacked</text:span><text:span text:style-name="T26"> </text:span>Data</text:p>
          </table:table-cell>
          <table:table-cell table:style-name="Table20.B6" office:value-type="string">
            <text:p text:style-name="P86">00 <text:span text:style-name="T2">01</text:span> <text:span text:style-name="T2">30</text:span> 48 59 42 52 49 </text:p>
            <text:p text:style-name="P86">00 44 00 43 4C 4E 43 48 </text:p>
            <text:p text:style-name="P86">00 4F 00 32 43 48 55 4E </text:p>
            <text:p text:style-name="P86">00 4B 00 57 41 52 50 4D </text:p>
            <text:p text:style-name="P86">00 45 00 42 4C 4B 42 41 </text:p>
            <text:p text:style-name="P86">00 53 00 4D 45 41 54 58 </text:p>
            <text:p text:style-name="P86">00 32 00 45 52 49 43 20 </text:p>
            <text:p text:style-name="P86">00 4A 00 43 41 52 4C 4F </text:p>
            <text:p text:style-name="P86">00 53 00 4B 4F 42 42 20 </text:p>
            <text:p text:style-name="P86">00 20 00 42 41 53 53 4D </text:p>
            <text:p text:style-name="P86">00 4E 00 4D 41 54 43 48 </text:p>
            <text:p text:style-name="P86">00 44 00 56 4F 58 54 4F </text:p>
            <text:p text:style-name="P86">00 50 00 42 4C 55 44 4C </text:p>
            <text:p text:style-name="P86">00 59 00 42 4C 55 42 41 </text:p>
            <text:p text:style-name="P86">00 4C 00 54 45 58 42 4C </text:p>
            <text:p text:style-name="P86">00 55 00 50 49 43 4B 45 </text:p>
            <text:p text:style-name="P86">00 4E 00 50 53 54 45 45 </text:p>
            <text:p text:style-name="P86">00 4C 00 41 20 4D 49 58 </text:p>
            <text:p text:style-name="P86"><text:soft-page-break/>00 4F 00 4D 4F 20 57 41 </text:p>
            <text:p text:style-name="P86">00 48 00 46 41 5A 4F 55 </text:p>
            <text:p text:style-name="P86">00 54 00 54 48 49 43 4B </text:p>
            <text:p text:style-name="P86">00 52 00 41 43 4F 55 53 </text:p>
            <text:p text:style-name="P86">00 54 00 43 4D 50 43 4C </text:p>
            <text:p text:style-name="P86">00 4E 00 57 52 4D 43 4C </text:p>
            <text:p text:style-name="P86">00 4E 00 52 45 43 54 46 </text:p>
            <text:p text:style-name="P86">00 59 00 53 4F 4C 4F 20 </text:p>
            <text:p text:style-name="P86">00 20 00 57 48 41 4D 4D </text:p>
            <text:p text:style-name="P86">00 59 00 53 54 41 43 4B </text:p>
            <text:p text:style-name="P86">00 44 00 56 4F 4C 53 57 </text:p>
            <text:p text:style-name="P86">00 4C 00 42 49 47 44 55 </text:p>
            <text:p text:style-name="P86">00 4B 00 4A 41 5A 5A 59 </text:p>
            <text:p text:style-name="P86">00 20 00 35 54 48 53 20 </text:p>
            <text:p text:style-name="P86">00 20 00 46 55 53 4F 4C </text:p>
            <text:p text:style-name="P86">00 4F 00 53 55 52 46 49 </text:p>
            <text:p text:style-name="P86">00 4E 00 46 55 5A 5A 4F </text:p>
            <text:p text:style-name="P86">00 20 00 54 52 45 4D 42 </text:p>
            <text:p text:style-name="P86">00 4F 00 43 4C 4E 57 41 </text:p>
            <text:p text:style-name="P86">00 48 00 46 4E 4B 50 48 </text:p>
            <text:p text:style-name="P86">00 53 00 45 4E 56 4C 4F </text:p>
            <text:p text:style-name="P86">00 50 00 42 4C 4B 46 55 </text:p>
            <text:p text:style-name="P86">00 5A 00 54 55 4E 43 41 </text:p>
            <text:p text:style-name="P86">00 42 00 54 52 47 50 48 </text:p>
            <text:p text:style-name="P86">00 53 00 50 53 59 4E 54 </text:p>
            <text:p text:style-name="P86">00 48 00 52 4F 54 41 52 </text:p>
            <text:p text:style-name="P86">00 59 00 59 41 59 41 20 </text:p>
            <text:p text:style-name="P86">00 20 00 53 54 55 54 54 </text:p>
            <text:p text:style-name="P86">00 52 00 54 52 49 50 4C </text:p>
            <text:p text:style-name="P86">00 54 00 44 49 56 42 4F </text:p>
            <text:p text:style-name="P86">00 4D 00 </text:p>
          </table:table-cell>
          <table:table-cell table:style-name="Table20.C6" office:value-type="string">
            <text:p text:style-name="P86">01 30 48 59 42 52 49 44 <text:s/>. 0 H Y B R I D </text:p>
            <text:p text:style-name="P86">00 43 4C 4E 43 48 4F 00 <text:s/>. C L N C H O . </text:p>
            <text:p text:style-name="P86">32 43 48 55 4E 4B 00 57 <text:s/>2 C H U N K . W </text:p>
            <text:p text:style-name="P86">41 52 50 4D 45 00 42 4C <text:s/>A R P M E . B L </text:p>
            <text:p text:style-name="P86">4B 42 41 53 00 4D 45 41 <text:s/>K B A S . M E A </text:p>
            <text:p text:style-name="P86">54 58 32 00 45 52 49 43 <text:s/>T X 2 . E R I C </text:p>
            <text:p text:style-name="P86">20 4A 00 43 41 52 4C 4F <text:s text:c="3"/>J . C A R L O </text:p>
            <text:p text:style-name="P86">53 00 4B 4F 42 42 20 20 <text:s/>S . K O B B <text:s text:c="4"/></text:p>
            <text:p text:style-name="P86">00 42 41 53 53 4D 4E 00 <text:s/>. B A S S M N . </text:p>
            <text:p text:style-name="P86">4D 41 54 43 48 44 00 56 <text:s/>M A T C H D . V </text:p>
            <text:p text:style-name="P86">4F 58 54 4F 50 00 42 4C <text:s/>O X T O P . B L </text:p>
            <text:p text:style-name="P86">55 44 4C 59 00 42 4C 55 <text:s/>U D L Y . B L U </text:p>
            <text:p text:style-name="P86">42 41 4C 00 54 45 58 42 <text:s/>B A L . T E X B </text:p>
            <text:p text:style-name="P86">4C 55 00 50 49 43 4B 45 <text:s/>L U . P I C K E </text:p>
            <text:p text:style-name="P86">4E 00 50 53 54 45 45 4C <text:s/>N . P S T E E L </text:p>
            <text:p text:style-name="P86">00 41 20 4D 49 58 4F 00 <text:s/>. A <text:s text:c="2"/>M I X O . </text:p>
            <text:p text:style-name="P86">4D 4F 20 57 41 48 00 46 <text:s/>M O <text:s text:c="2"/>W A H . F </text:p>
            <text:p text:style-name="P86">41 5A 4F 55 54 00 54 48 <text:s/>A Z O U T . T H </text:p>
            <text:p text:style-name="P86"><text:soft-page-break/>49 43 4B 52 00 41 43 4F <text:s/>I C K R . A C O </text:p>
            <text:p text:style-name="P86">55 53 54 00 43 4D 50 43 <text:s/>U S T . C M P C </text:p>
            <text:p text:style-name="P86">4C 4E 00 57 52 4D 43 4C <text:s/>L N . W R M C L </text:p>
            <text:p text:style-name="P86">4E 00 52 45 43 54 46 59 <text:s/>N . R E C T F Y </text:p>
            <text:p text:style-name="P86">00 53 4F 4C 4F 20 20 00 <text:s/>. S O L O <text:s text:c="4"/>. </text:p>
            <text:p text:style-name="P86">57 48 41 4D 4D 59 00 53 <text:s/>W H A M M Y . S </text:p>
            <text:p text:style-name="P86">54 41 43 4B 44 00 56 4F <text:s/>T A C K D . V O </text:p>
            <text:p text:style-name="P86">4C 53 57 4C 00 42 49 47 <text:s/>L S W L . B I G </text:p>
            <text:p text:style-name="P86">44 55 4B 00 4A 41 5A 5A <text:s/>D U K . J A Z Z </text:p>
            <text:p text:style-name="P86">59 20 00 35 54 48 53 20 <text:s/>Y <text:s text:c="2"/>. 5 T H S <text:s text:c="2"/></text:p>
            <text:p text:style-name="P86">20 00 46 55 53 4F 4C 4F <text:s text:c="3"/>. F U S O L O </text:p>
            <text:p text:style-name="P86">00 53 55 52 46 49 4E 00 <text:s/>. S U R F I N . </text:p>
            <text:p text:style-name="P86">46 55 5A 5A 4F 20 00 54 <text:s/>F U Z Z O <text:s text:c="2"/>. T </text:p>
            <text:p text:style-name="P86">52 45 4D 42 4F 00 43 4C <text:s/>R E M B O . C L </text:p>
            <text:p text:style-name="P86">4E 57 41 48 00 46 4E 4B <text:s/>N W A H . F N K </text:p>
            <text:p text:style-name="P86">50 48 53 00 45 4E 56 4C <text:s/>P H S . E N V L </text:p>
            <text:p text:style-name="P86">4F 50 00 42 4C 4B 46 55 <text:s/>O P . B L K F U </text:p>
            <text:p text:style-name="P86">5A 00 54 55 4E 43 41 42 <text:s/>Z . T U N C A B </text:p>
            <text:p text:style-name="P86">00 54 52 47 50 48 53 00 <text:s/>. T R G P H S . </text:p>
            <text:p text:style-name="P86">50 53 59 4E 54 48 00 52 <text:s/>P S Y N T H . R </text:p>
            <text:p text:style-name="P86">4F 54 41 52 59 00 59 41 <text:s/>O T A R Y . Y A </text:p>
            <text:p text:style-name="P86">59 41 20 20 00 53 54 55 <text:s/>Y A <text:s text:c="4"/>. S T U </text:p>
            <text:p text:style-name="P86">54 54 52 00 54 52 49 50 <text:s/>T T R . T R I P </text:p>
            <text:p text:style-name="P86">4C 54 00 44 49 56 42 4F <text:s/>L T . D I V B O </text:p>
            <text:p text:style-name="P86">4D 00 00 <text:s text:c="16"/>M . . <text:s text:c="6"/></text:p>
          </table:table-cell>
        </table:table-row>
        <table:table-row>
          <table:table-cell table:style-name="Table20.A2" office:value-type="string">
            <text:p text:style-name="P79">Checksum</text:p>
          </table:table-cell>
          <table:table-cell table:style-name="Table20.B7" table:number-columns-spanned="2" office:value-type="string">
            <text:p text:style-name="P87">6D</text:p>
          </table:table-cell>
          <table:covered-table-cell/>
        </table:table-row>
        <table:table-row>
          <table:table-cell table:style-name="Table20.A2" office:value-type="string">
            <text:p text:style-name="P79">End of System Exclusive</text:p>
          </table:table-cell>
          <table:table-cell table:style-name="Table20.B8" table:number-columns-spanned="2" office:value-type="string">
            <text:p text:style-name="P79">F7</text:p>
          </table:table-cell>
          <table:covered-table-cell/>
        </table:table-row>
      </table:table>
      <text:p text:style-name="P86"/>
      <text:p text:style-name="P86"/>
      <text:h text:style-name="P88" text:outline-level="1"><text:span text:style-name="T10">Request </text:span><text:span text:style-name="T34">Current Patch Name (20)</text:span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89">System Exclusive</text:p>
          </table:table-cell>
          <table:table-cell table:style-name="Table17.B1" office:value-type="string">
            <text:p text:style-name="P89">F0</text:p>
          </table:table-cell>
        </table:table-row>
        <table:table-row>
          <table:table-cell table:style-name="Table17.A2" office:value-type="string">
            <text:p text:style-name="P90"><text:span text:style-name="T7">Manufacturer</text:span> ID</text:p>
          </table:table-cell>
          <table:table-cell table:style-name="Table17.B2" office:value-type="string">
            <text:p text:style-name="P90">00 00 10</text:p>
          </table:table-cell>
        </table:table-row>
        <table:table-row>
          <table:table-cell table:style-name="Table17.A2" office:value-type="string">
            <text:p text:style-name="P90">MIDI Channel</text:p>
          </table:table-cell>
          <table:table-cell table:style-name="Table17.B3" office:value-type="string">
            <text:p text:style-name="P90">0<text:span text:style-name="T6">0</text:span></text:p>
          </table:table-cell>
        </table:table-row>
        <table:table-row>
          <table:table-cell table:style-name="Table17.A2" office:value-type="string">
            <text:p text:style-name="P90">Device ID</text:p>
          </table:table-cell>
          <table:table-cell table:style-name="Table17.B4" office:value-type="string">
            <text:p text:style-name="P90">56</text:p>
          </table:table-cell>
        </table:table-row>
        <table:table-row>
          <table:table-cell table:style-name="Table17.A2" office:value-type="string">
            <text:p text:style-name="P90">Command Code</text:p>
          </table:table-cell>
          <table:table-cell table:style-name="Table17.B5" office:value-type="string">
            <text:p text:style-name="P71">20</text:p>
          </table:table-cell>
        </table:table-row>
        <table:table-row>
          <table:table-cell table:style-name="Table17.A2" office:value-type="string">
            <text:p text:style-name="P91">Data</text:p>
          </table:table-cell>
          <table:table-cell table:style-name="Table17.B6" office:value-type="string">
            <text:p text:style-name="P92">00 01 02 00 1F</text:p>
          </table:table-cell>
        </table:table-row>
        <table:table-row>
          <table:table-cell table:style-name="Table17.A2" office:value-type="string">
            <text:p text:style-name="P90">Checksum</text:p>
          </table:table-cell>
          <table:table-cell table:style-name="Table17.B7" office:value-type="string">
            <text:p text:style-name="P71">7A</text:p>
          </table:table-cell>
        </table:table-row>
        <table:table-row>
          <table:table-cell table:style-name="Table17.A2" office:value-type="string">
            <text:p text:style-name="P90">End of System Exclusive</text:p>
          </table:table-cell>
          <table:table-cell table:style-name="Table17.B8" office:value-type="string">
            <text:p text:style-name="P93">F7</text:p>
          </table:table-cell>
        </table:table-row>
      </table:table>
      <text:h text:style-name="P94" text:outline-level="2">Response <text:span text:style-name="T10">Data </text:span><text:span text:style-name="T30">21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90">System Exclusive</text:p>
          </table:table-cell>
          <table:table-cell table:style-name="Table18.B1" table:number-columns-spanned="2" office:value-type="string">
            <text:p text:style-name="P90">F0</text:p>
          </table:table-cell>
          <table:covered-table-cell/>
        </table:table-row>
        <table:table-row>
          <table:table-cell table:style-name="Table18.A2" office:value-type="string">
            <text:p text:style-name="P90"><text:span text:style-name="T7">Manufacturer</text:span> ID</text:p>
          </table:table-cell>
          <table:table-cell table:style-name="Table18.B2" table:number-columns-spanned="2" office:value-type="string">
            <text:p text:style-name="P90">00 00 10</text:p>
          </table:table-cell>
          <table:covered-table-cell/>
        </table:table-row>
        <table:table-row>
          <table:table-cell table:style-name="Table18.A2" office:value-type="string">
            <text:p text:style-name="P90">MIDI Channel</text:p>
          </table:table-cell>
          <table:table-cell table:style-name="Table18.B3" table:number-columns-spanned="2" office:value-type="string">
            <text:p text:style-name="P90">0<text:span text:style-name="T6">0</text:span></text:p>
          </table:table-cell>
          <table:covered-table-cell/>
        </table:table-row>
        <table:table-row>
          <table:table-cell table:style-name="Table18.A2" office:value-type="string">
            <text:p text:style-name="P90">Device ID</text:p>
          </table:table-cell>
          <table:table-cell table:style-name="Table18.B4" table:number-columns-spanned="2" office:value-type="string">
            <text:p text:style-name="P90">56</text:p>
          </table:table-cell>
          <table:covered-table-cell/>
        </table:table-row>
        <table:table-row>
          <table:table-cell table:style-name="Table18.A2" office:value-type="string">
            <text:p text:style-name="P90">Command Code</text:p>
          </table:table-cell>
          <table:table-cell table:style-name="Table18.B5" table:number-columns-spanned="2" office:value-type="string">
            <text:p text:style-name="P71">21</text:p>
          </table:table-cell>
          <table:covered-table-cell/>
        </table:table-row>
        <table:table-row>
          <table:table-cell table:style-name="Table18.A2" office:value-type="string">
            <text:p text:style-name="P95">Packed Data</text:p>
          </table:table-cell>
          <table:table-cell table:style-name="Table18.B6" office:value-type="string">
            <text:p text:style-name="P96">00 01 02 00 48 59 42 52 </text:p>
            <text:p text:style-name="P96">09 49 44 00 7F 08 09 29 </text:p>
            <text:p text:style-name="P96">00 00</text:p>
          </table:table-cell>
          <table:table-cell table:style-name="Table18.C6" office:value-type="string">
            <text:p text:style-name="P96">01 02 00 48 59 42 52 49 <text:s/>. . . H Y B R I </text:p>
            <text:p text:style-name="P96">44 00 FF 08 09 A9 00 <text:s text:c="4"/>D . . . . . . <text:s text:c="3"/></text:p>
          </table:table-cell>
        </table:table-row>
        <table:table-row>
          <table:table-cell table:style-name="Table18.A2" office:value-type="string">
            <text:p text:style-name="P90">Checksum</text:p>
          </table:table-cell>
          <table:table-cell table:style-name="Table18.B7" table:number-columns-spanned="2" office:value-type="string">
            <text:p text:style-name="P95">36</text:p>
          </table:table-cell>
          <table:covered-table-cell/>
        </table:table-row>
        <table:table-row>
          <table:table-cell table:style-name="Table18.A2" office:value-type="string">
            <text:p text:style-name="P90">End of System Exclusive</text:p>
          </table:table-cell>
          <table:table-cell table:style-name="Table18.B8" table:number-columns-spanned="2" office:value-type="string">
            <text:p text:style-name="P90">F7</text:p>
          </table:table-cell>
          <table:covered-table-cell/>
        </table:table-row>
      </table:table>
      <text:p text:style-name="P97"/>
      <text:p text:style-name="P97"><text:span text:style-name="T35">Acknowledge message triggers further data dump </text:span><text:span text:style-name="T36">8 messages </text:span><text:span text:style-name="T35">(following page</text:span><text:span text:style-name="T36">s</text:span><text:span text:style-name="T35">)</text:span></text:p>
      <text:p text:style-name="P98">No acknowledgement triggers BADACK message on GNX1</text:p>
      <text:p text:style-name="P99"/>
      <text:h text:style-name="Heading_20_1" text:outline-level="1">Acknowledge <text:span text:style-name="T35">Patch Dump</text:span></text:h>
      <text:p text:style-name="P100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1">System Exclusive</text:p>
          </table:table-cell>
          <table:table-cell table:style-name="Table21.B1" office:value-type="string">
            <text:p text:style-name="P101">F0</text:p>
          </table:table-cell>
        </table:table-row>
        <table:table-row>
          <table:table-cell table:style-name="Table21.A2" office:value-type="string">
            <text:p text:style-name="P102"><text:span text:style-name="T7">Manufacturer</text:span> ID</text:p>
          </table:table-cell>
          <table:table-cell table:style-name="Table21.B2" office:value-type="string">
            <text:p text:style-name="P102">00 00 10</text:p>
          </table:table-cell>
        </table:table-row>
        <table:table-row>
          <table:table-cell table:style-name="Table21.A2" office:value-type="string">
            <text:p text:style-name="P102">MIDI Channel</text:p>
          </table:table-cell>
          <table:table-cell table:style-name="Table21.B3" office:value-type="string">
            <text:p text:style-name="P102">0<text:span text:style-name="T6">0</text:span></text:p>
          </table:table-cell>
        </table:table-row>
        <table:table-row>
          <table:table-cell table:style-name="Table21.A2" office:value-type="string">
            <text:p text:style-name="P102">Device ID</text:p>
          </table:table-cell>
          <table:table-cell table:style-name="Table21.B4" office:value-type="string">
            <text:p text:style-name="P102">56</text:p>
          </table:table-cell>
        </table:table-row>
        <table:table-row>
          <table:table-cell table:style-name="Table21.A2" office:value-type="string">
            <text:p text:style-name="P102">Command Code</text:p>
          </table:table-cell>
          <table:table-cell table:style-name="Table21.B5" office:value-type="string">
            <text:p text:style-name="P103">7E</text:p>
          </table:table-cell>
        </table:table-row>
        <table:table-row>
          <table:table-cell table:style-name="Table21.A2" office:value-type="string">
            <text:p text:style-name="P104">Data</text:p>
          </table:table-cell>
          <table:table-cell table:style-name="Table21.B6" office:value-type="string">
            <text:p text:style-name="P105">00 01 21</text:p>
          </table:table-cell>
        </table:table-row>
        <table:table-row>
          <table:table-cell table:style-name="Table21.A2" office:value-type="string">
            <text:p text:style-name="P102">Checksum</text:p>
          </table:table-cell>
          <table:table-cell table:style-name="Table21.B7" office:value-type="string">
            <text:p text:style-name="P103">18</text:p>
          </table:table-cell>
        </table:table-row>
        <table:table-row>
          <table:table-cell table:style-name="Table21.A2" office:value-type="string">
            <text:p text:style-name="P102">End of System Exclusive</text:p>
          </table:table-cell>
          <table:table-cell table:style-name="Table21.B8" office:value-type="string">
            <text:p text:style-name="P106">F7</text:p>
          </table:table-cell>
        </table:table-row>
      </table:table>
      <text:h text:style-name="P107" text:outline-level="2"/>
      <text:h text:style-name="P108" text:outline-level="2">Patch Dump Reply <text:span text:style-name="T36">Message 1</text:span> (24)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02">System Exclusive</text:p>
          </table:table-cell>
          <table:table-cell table:style-name="Table22.B1" table:number-columns-spanned="2" office:value-type="string">
            <text:p text:style-name="P102">F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2"><text:span text:style-name="T7">Manufacturer</text:span> ID</text:p>
          </table:table-cell>
          <table:table-cell table:style-name="Table22.B2" table:number-columns-spanned="2" office:value-type="string">
            <text:p text:style-name="P102">00 00 1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2">MIDI Channel</text:p>
          </table:table-cell>
          <table:table-cell table:style-name="Table22.B3" table:number-columns-spanned="2" office:value-type="string">
            <text:p text:style-name="P102">0<text:span text:style-name="T6">0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2">Device ID</text:p>
          </table:table-cell>
          <table:table-cell table:style-name="Table22.B4" table:number-columns-spanned="2" office:value-type="string">
            <text:p text:style-name="P102">56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2">Command Code</text:p>
          </table:table-cell>
          <table:table-cell table:style-name="Table22.B5" table:number-columns-spanned="2" office:value-type="string">
            <text:p text:style-name="P109">2<text:span text:style-name="T35">4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10">Packed Data</text:p>
          </table:table-cell>
          <table:table-cell table:style-name="Table22.B6" office:value-type="string">
            <text:p text:style-name="P111">00 02 02 00 10 00 00 00 </text:p>
            <text:p text:style-name="P111">02 00 00 50 01 01 10 01 </text:p>
            <text:p text:style-name="P111">04 00 51 02 01 43 05 00 </text:p>
            <text:p text:style-name="P111">00 00 00 63 52 52 03 01 </text:p>
            <text:p text:style-name="P111">40 74 06 00 00 00 07 1C </text:p>
            <text:p text:style-name="P111">04 09 53 04 03 04 05 00 </text:p>
            <text:p text:style-name="P111">00 00 00 00 63 28 05 00 </text:p>
            <text:p text:style-name="P111">40 48 05 00 00 31 01 31 </text:p>
            <text:p text:style-name="P111">00 3C 06 01 2C 09 0A 46 </text:p>
            <text:p text:style-name="P111">15 64 0C 02 08 18 0C 02 </text:p>
            <text:p text:style-name="P111">20 11 14 0C 43 3D 07 01 </text:p>
            <text:p text:style-name="P111">00 5E 02 03 18 3C 08 01 </text:p>
            <text:p text:style-name="P111">01 2C 09 0A 46 64 0C 02 </text:p>
            <text:p text:style-name="P111">2A 08 18 0D 02 11 14 0C </text:p>
            <text:p text:style-name="P111">00 46 3D 09 01 5E 02 03 </text:p>
            <text:p text:style-name="P111">00 06 54 0A 02 26 04 00 </text:p>
            <text:p text:style-name="P111">00 01 0F 00 55 0B 04 6A </text:p>
            <text:p text:style-name="P111">00 05 0D 00 0E 63 3C 56 </text:p>
            <text:p text:style-name="P111">01 0C 02 58 08 03 00 02 </text:p>
            <text:p text:style-name="P111">20 01 4C 19 63 4B 63 1E </text:p>
            <text:p text:style-name="P111">08 57 0D 02 3D 07 04 01 </text:p>
            <text:p text:style-name="P111">00 0A 32 32 63 14 14 0E </text:p>
            <text:p text:style-name="P111">00 00 64 06 00 63 63 03 </text:p>
            <text:p text:style-name="P111">00 00 00 02 0F 00 02 00</text:p>
          </table:table-cell>
          <table:table-cell table:style-name="Table22.C6" office:value-type="string">
            <text:p text:style-name="P105">02 02 00 10 00 00 00 00 <text:s/>. . . . . . . . </text:p>
            <text:p text:style-name="P105">00 50 01 01 90 01 00 51 <text:s/>. P . . . . . Q </text:p>
            <text:p text:style-name="P105">02 01 C3 05 00 00 00 63 <text:s/>. . . . . . . c </text:p>
            <text:p text:style-name="P105">52 52 03 01 F4 06 00 00 <text:s/>R R . . . . . . </text:p>
            <text:p text:style-name="P105">00 07 1C 09 53 04 03 84 <text:s/>. . . . S . . . </text:p>
            <text:p text:style-name="P105">05 00 00 00 00 63 28 05 <text:s/>. . . . . c ( . </text:p>
            <text:p text:style-name="P105">00 C8 05 00 00 31 01 31 <text:s/>. . . . . 1 . 1 </text:p>
            <text:p text:style-name="P105">3C 06 01 2C 09 0A 46 64 <text:s/>&lt; . . , . . F d </text:p>
            <text:p text:style-name="P105">0C 82 08 98 0C 82 11 94 <text:s/>. . . . . . . . </text:p>
            <text:p text:style-name="P105">0C 43 3D 07 01 5E 02 03 <text:s/>. C = . . ^ . . </text:p>
            <text:p text:style-name="P105">18 3C 08 01 2C 09 0A 46 <text:s/>. &lt; . . , . . F </text:p>
            <text:p text:style-name="P105">64 0C 82 08 98 0D 82 11 <text:s/>d . . . . . . . </text:p>
            <text:p text:style-name="P105">94 0C 46 3D 09 01 5E 02 <text:s/>. . F = . . ^ . </text:p>
            <text:p text:style-name="P105">03 06 54 0A 02 26 04 00 <text:s/>. . T . . &amp; . . </text:p>
            <text:p text:style-name="P105">01 0F 00 55 0B 04 6A 05 <text:s/>. . . U . . j . </text:p>
            <text:p text:style-name="P105">0D 00 0E 63 3C 56 0C 02 <text:s/>. . . c &lt; V . . </text:p>
            <text:p text:style-name="P105">58 08 03 00 82 01 CC 19 <text:s/>X . . . . . . . </text:p>
            <text:p text:style-name="P105">63 4B 63 1E 57 0D 02 BD <text:s/>c K c . W . . . </text:p>
            <text:p text:style-name="P105">07 04 01 0A 32 32 63 14 <text:s/>. . . . 2 2 c . </text:p>
            <text:p text:style-name="P105">14 0E 00 64 06 00 63 63 <text:s/>. . . d . . c c </text:p>
            <text:p text:style-name="P105">03 00 00 02 0F 00 02 00 <text:s/>. . . . . . . . </text:p>
          </table:table-cell>
        </table:table-row>
        <table:table-row table:style-name="Table22.1">
          <table:table-cell table:style-name="Table22.A2" office:value-type="string">
            <text:p text:style-name="P102">Checksum</text:p>
          </table:table-cell>
          <table:table-cell table:style-name="Table22.B7" table:number-columns-spanned="2" office:value-type="string">
            <text:p text:style-name="P103">21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2">End of System Exclusive</text:p>
          </table:table-cell>
          <table:table-cell table:style-name="Table22.B8" table:number-columns-spanned="2" office:value-type="string">
            <text:p text:style-name="P102">F7</text:p>
          </table:table-cell>
          <table:covered-table-cell/>
        </table:table-row>
      </table:table>
      <text:p text:style-name="P97"/>
      <text:h text:style-name="P112" text:outline-level="2">Patch Dump Reply <text:span text:style-name="T36">Message 2</text:span> (2<text:span text:style-name="T36">A</text:span>)</text:h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3">System Exclusive</text:p>
          </table:table-cell>
          <table:table-cell table:style-name="Table23.B1" table:number-columns-spanned="2" office:value-type="string">
            <text:p text:style-name="P113">F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3"><text:span text:style-name="T7">Manufacturer</text:span> ID</text:p>
          </table:table-cell>
          <table:table-cell table:style-name="Table23.B2" table:number-columns-spanned="2" office:value-type="string">
            <text:p text:style-name="P113">00 00 1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3">MIDI Channel</text:p>
          </table:table-cell>
          <table:table-cell table:style-name="Table23.B3" table:number-columns-spanned="2" office:value-type="string">
            <text:p text:style-name="P113">0<text:span text:style-name="T6">0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3">Device ID</text:p>
          </table:table-cell>
          <table:table-cell table:style-name="Table23.B4" table:number-columns-spanned="2" office:value-type="string">
            <text:p text:style-name="P113">56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3">Command Code</text:p>
          </table:table-cell>
          <table:table-cell table:style-name="Table23.B5" table:number-columns-spanned="2" office:value-type="string">
            <text:p text:style-name="P114">2<text:span text:style-name="T36">A</text:span></text:p>
          </table:table-cell>
          <table:covered-table-cell/>
        </table:table-row>
        <table:table-row table:style-name="Table23.6">
          <table:table-cell table:style-name="Table23.A2" office:value-type="string">
            <text:p text:style-name="P115">Packed Data</text:p>
          </table:table-cell>
          <table:table-cell table:style-name="Table23.B6" office:value-type="string">
            <text:p text:style-name="P111">00 01 02 00 3C 06 00 00 </text:p>
            <text:p text:style-name="P111">00 48 49 47 41 49 4E 00 </text:p>
            <text:p text:style-name="P111">1C 02 4B 7E 7F 7F 1C 00 </text:p>
            <text:p text:style-name="P111">05 00 00 00 00 32 13 70 </text:p>
            <text:p text:style-name="P111">70 7F 7F 7F 16 00 00 33 </text:p>
            <text:p text:style-name="P111">17 00 00 4C 13 70 7E 7F </text:p>
            <text:p text:style-name="P111">40 7F 10 00 00 59 00 00 </text:p>
            <text:p text:style-name="P111">1E 14 14 70 7F 7F 7F 0A </text:p>
            <text:p text:style-name="P111">00 00 00 74 00 00 7C 14 </text:p>
            <text:p text:style-name="P111">78 70 7E 7F 7F 04 00 00 </text:p>
            <text:p text:style-name="P111">4B 02 00 00 78 14 70 7E </text:p>
            <text:p text:style-name="P111">7E 7F 7F 7E 7F 7F 04 00 </text:p>
            <text:p text:style-name="P111">0F 00 7D 15 70 7F 7F 7F </text:p>
            <text:p text:style-name="P111">71 78 7F 7F 7A 00 00 7E </text:p>
            <text:p text:style-name="P111">3F 15 70 7E 7F 7F 73 7F </text:p>
            <text:p text:style-name="P111">41 7F 64 00 00 6F 16 70 </text:p>
            <text:p text:style-name="P111">0E 00 00 00 6A 7F 7F 40 </text:p>
            <text:p text:style-name="P111">17 00 00 42 16 70 75 7F </text:p>
            <text:p text:style-name="P111">78 7F 6C 7F 7F 15 00 00 </text:p>
            <text:p text:style-name="P111">51 6C 16 70 21 00 00 4A </text:p>
            <text:p text:style-name="P111">7E 7F 7F 4B 7F 7F 63 16 </text:p>
            <text:p text:style-name="P111">58 70 7B 7F 7F 2C 00 00 </text:p>
            <text:p text:style-name="P111">7B 40 7F 7F 17 16 70 67 </text:p>
            <text:p text:style-name="P111">1F 01 00 1D 7E 7F 09 7E </text:p>
            <text:p text:style-name="P111">6F 7F 7E 15 70 5B 78 7F </text:p>
            <text:p text:style-name="P111">00 53 04 00 78 01 00 0B </text:p>
            <text:p text:style-name="P111">3B 15 70 29 4D 02 63 6E </text:p>
            <text:p text:style-name="P111">7D 7F 30 74 7F 32 13 70 </text:p>
            <text:p text:style-name="P111">78 46 27 7C 5E 57 08 6F </text:p>
            <text:p text:style-name="P111">1D 3B 08 6D 44 72 42 13 </text:p>
            <text:p text:style-name="P111">4A 7E 2F 4F 7E 7B 62 0E </text:p>
            <text:p text:style-name="P111">05 00 00 00 1F 50 01 75 </text:p>
            <text:p text:style-name="P111">33 08 7A 1E 3A 07 6C 44 </text:p>
            <text:p text:style-name="P111">01 0B 1B 30 00 51 79 7F </text:p>
            <text:p text:style-name="P111">6C 63 3C 00 1D 58 0E 4F </text:p>
            <text:p text:style-name="P111"><text:soft-page-break/>72 75 7F 24 09 00 58 3F </text:p>
            <text:p text:style-name="P111">20 00 6D 3E 0F 44 05 00 </text:p>
            <text:p text:style-name="P111">71 12 69 7F 0E 33 00 3A </text:p>
            <text:p text:style-name="P111">01 7D 0F 3B 00 00 5F 79 </text:p>
            <text:p text:style-name="P111">66 7F 7D 15 00 1D 1F 0F </text:p>
            <text:p text:style-name="P111">06 68 04 00 12 7A 7F 6D </text:p>
            <text:p text:style-name="P111">0B 09 00 34 2F 0F 3F 78 </text:p>
            <text:p text:style-name="P111">44 7F 4A 07 00 49 0A 00 </text:p>
            <text:p text:style-name="P111">29 1B 37 0F 5C 08 00 06 </text:p>
            <text:p text:style-name="P111">73 71 7F 19 03 00 6D 41 </text:p>
            <text:p text:style-name="P111">18 0F 26 7B 7F 19 0C 00 </text:p>
            <text:p text:style-name="P111">0C 38 01 00 68 3F 0F 30 </text:p>
            <text:p text:style-name="P111">1E 01 00 0C 7D 7F 5D 0A </text:p>
            <text:p text:style-name="P111">17 00 60 48 0F 0C 7F 7F </text:p>
            <text:p text:style-name="P111">09 1E 01 00 07 09 00 7A </text:p>
            <text:p text:style-name="P111">43 51 0F 16 00 00 41 7F </text:p>
            <text:p text:style-name="P111">42 7F 66 0A 00 2B 5C 0F </text:p>
            <text:p text:style-name="P111">70 10 7F 7F 04 00 00 2B </text:p>
            <text:p text:style-name="P111">08 0A 00 68 66 0F 20 01 </text:p>
            <text:p text:style-name="P111">3C 00 34 7E 7F 62 08 00 </text:p>
            <text:p text:style-name="P111">26 27 70 0F 65 7B 7F 14 </text:p>
            <text:p text:style-name="P111">13 02 00 29 09 00 5D 78 </text:p>
            <text:p text:style-name="P111">35 0F 26 41 05 64 59 7A </text:p>
            <text:p text:style-name="P111">04 00 00 00 61 50 1F 00 </text:p>
            <text:p text:style-name="P111">10 00 00 5D 4D 20 10 26 </text:p>
            <text:p text:style-name="P111">76 40 73 0C 1F 70 59 3F </text:p>
            <text:p text:style-name="P111">18 2F 25 60 1F 7D 20 73 </text:p>
            <text:p text:style-name="P111">23 79 40 2E 0E 1F 0D 06 </text:p>
            <text:p text:style-name="P111">0E 3F 33 74 60 08 27 21 </text:p>
            <text:p text:style-name="P111">7C 28 4C 42 6B 7A 1B 58 </text:p>
            <text:p text:style-name="P111">15 33 3D 0E 5D 62 64 55 </text:p>
            <text:p text:style-name="P111">08 21 45 68 46 2F 32 19 </text:p>
            <text:p text:style-name="P111">66 3B 17 39 6D 78 64 69 </text:p>
            <text:p text:style-name="P111">56 5C 27 46 18 4A 3F 41 </text:p>
            <text:p text:style-name="P111">17 12 3A 67 35 57 61 65 </text:p>
            <text:p text:style-name="P111">06 42 58 2C 12 36 54 48 </text:p>
            <text:p text:style-name="P111">51 77 09 6E 49 2B 75 30 </text:p>
            <text:p text:style-name="P111">47 69 00 00 20 44 28 7D </text:p>
            <text:p text:style-name="P111">00 00 00 00 3C 57 02 00 </text:p>
            <text:p text:style-name="P111">0A 00 00 29 73 0C 57 0C </text:p>
            <text:p text:style-name="P111">42 73 00 00 00 1B 0C 1F </text:p>
            <text:p text:style-name="P111">0C 00 00 00 5B 2D 22 6D </text:p>
            <text:p text:style-name="P111">2B 2C 44 31 23 19 13 53 </text:p>
            <text:p text:style-name="P111">3A 3B 73 2E 63 49 52 21 </text:p>
            <text:p text:style-name="P111">15 19 03 44 2B 68 1A 67 </text:p>
            <text:p text:style-name="P111">57 7C 3B 09 45 63 11 36 </text:p>
            <text:p text:style-name="P111"><text:soft-page-break/>18 38 7D 18 6A 00 00 00 </text:p>
            <text:p text:style-name="P111">70 71 30 7C 00 00 00 00 </text:p>
            <text:p text:style-name="P111">44 16 02 26 0C 00 0C 0C </text:p>
            <text:p text:style-name="P111">01 0C 3C 3C 33 33 2F 19 </text:p>
            <text:p text:style-name="P111">5C 19 11 1A 19 71 00 00 </text:p>
            <text:p text:style-name="P111">40 60 </text:p>
          </table:table-cell>
          <table:table-cell table:style-name="Table23.C6" office:value-type="string">
            <text:p text:style-name="P111">01 02 00 3C 06 00 00 48 <text:s/>. . . &lt; . . . H </text:p>
            <text:p text:style-name="P111">49 47 41 49 4E <text:span text:style-name="T37">00</text:span> 02 4B <text:s/>I G A I N . . K </text:p>
            <text:p text:style-name="P111">FE FF FF 1C 00 00 00 00 <text:s/>. . . . . . . . </text:p>
            <text:p text:style-name="P111">00 B2 13 F0 FF FF FF 16 <text:s/>. . . . . . . . </text:p>
            <text:p text:style-name="P111">00 00 33 00 00 CC 13 F0 <text:s/>. . 3 . . . . . </text:p>
            <text:p text:style-name="P111">FE FF FF 10 00 00 59 00 <text:s/>. . . . . . Y . </text:p>
            <text:p text:style-name="P111">00 14 14 F0 FF FF FF 0A <text:s/>. . . . . . . . </text:p>
            <text:p text:style-name="P111">00 00 74 00 00 7C 14 F0 <text:s/>. . t . . | . . </text:p>
            <text:p text:style-name="P111">FE FF FF 04 00 00 82 00 <text:s/>. . . . . . . . </text:p>
            <text:p text:style-name="P111">00 F8 14 F0 FE FF FF FE <text:s/>. . . . . . . . </text:p>
            <text:p text:style-name="P111">FF FF 84 00 00 7D 15 F0 <text:s/>. . . . . } . . </text:p>
            <text:p text:style-name="P111">FF FF FF F8 FF FF 7A 00 <text:s/>. . . . . . z . </text:p>
            <text:p text:style-name="P111">00 FE 15 F0 FE FF FF F3 <text:s/>. . . . . . . . </text:p>
            <text:p text:style-name="P111">FF FF 64 00 00 6F 16 F0 <text:s/>. . d . . o . . </text:p>
            <text:p text:style-name="P111">00 00 00 EA FF FF 40 00 <text:s/>. . . . . . @ . </text:p>
            <text:p text:style-name="P111">00 C2 16 F0 F5 FF FF EC <text:s/>. . . . . . . . </text:p>
            <text:p text:style-name="P111">FF FF 15 00 00 EC 16 F0 <text:s/>. . . . . . . . </text:p>
            <text:p text:style-name="P111">21 00 00 CA FF FF CB FF <text:s/>! . . . . . . . </text:p>
            <text:p text:style-name="P111">FF E3 16 F0 7B FF FF 2C <text:s/>. . . . { . . , </text:p>
            <text:p text:style-name="P111">00 00 C0 FF FF 97 16 F0 <text:s/>. . . . . . . . </text:p>
            <text:p text:style-name="P111">E7 01 00 9D FE FF 89 FE <text:s/>. . . . . . . . </text:p>
            <text:p text:style-name="P111">FF FE 15 F0 DB F8 FF 53 <text:s/>. . . . . . . S </text:p>
            <text:p text:style-name="P111">04 00 78 01 00 0B 15 F0 <text:s/>. . x . . . . . </text:p>
            <text:p text:style-name="P111">A9 CD 02 E3 EE FF B0 F4 <text:s/>. . . . . . . . </text:p>
            <text:p text:style-name="P111">FF B2 13 F0 C6 A7 FC DE <text:s/>. . . . . . . . </text:p>
            <text:p text:style-name="P111">57 08 6F 3B 08 ED C4 F2 <text:s/>W . o ; . . . . </text:p>
            <text:p text:style-name="P111">42 93 FE 2F 4F FE 7B E2 <text:s/>B . . / O . { . </text:p>
            <text:p text:style-name="P111">0E 00 00 00 1F D0 01 F5 <text:s/>. . . . . . . . </text:p>
            <text:p text:style-name="P111">08 FA 9E 3A 07 EC C4 0B <text:s/>. . . : . . . . </text:p>
            <text:p text:style-name="P111">1B 30 00 51 79 FF E3 BC <text:s/>. 0 . Q y . . . </text:p>
            <text:p text:style-name="P111">00 9D D8 0E 4F F5 FF A4 <text:s/>. . . . O . . . </text:p>
            <text:p text:style-name="P111">09 00 D8 3F 00 ED 3E 0F <text:s/>. . . ? . . &gt; . </text:p>
            <text:p text:style-name="P111">44 05 00 92 E9 FF 0E 33 <text:s/>D . . . . . . 3 </text:p>
            <text:p text:style-name="P111">00 BA 7D 0F 3B 00 00 5F <text:s/>. . } . ; . . _ </text:p>
            <text:p text:style-name="P111">F9 FF FD 15 00 9D 9F 0F <text:s/>. . . . . . . . </text:p>
            <text:p text:style-name="P111"><text:soft-page-break/>68 04 00 12 FA FF 6D 09 <text:s/>h . . . . . m . </text:p>
            <text:p text:style-name="P111">00 34 AF 0F BF F8 FF 4A <text:s/>. 4 . . . . . J </text:p>
            <text:p text:style-name="P111">07 00 C9 0A 00 1B B7 0F <text:s/>. . . . . . . . </text:p>
            <text:p text:style-name="P111">DC 08 00 86 F1 FF 99 03 <text:s/>. . . . . . . . </text:p>
            <text:p text:style-name="P111">00 ED C1 0F 26 FB FF 19 <text:s/>. . . . &amp; . . . </text:p>
            <text:p text:style-name="P111">0C 00 38 01 00 E8 BF 0F <text:s/>. . 8 . . . . . </text:p>
            <text:p text:style-name="P111">30 01 00 8C FD FF DD 0A <text:s/>0 . . . . . . . </text:p>
            <text:p text:style-name="P111">00 60 C8 0F 8C FF FF 1E <text:s/>. ` . . . . . . </text:p>
            <text:p text:style-name="P111">01 00 87 09 00 FA D1 0F <text:s/>. . . . . . . . </text:p>
            <text:p text:style-name="P111">16 00 00 C1 FF FF 66 0A <text:s/>. . . . . . f . </text:p>
            <text:p text:style-name="P111">00 2B DC 0F 90 FF FF 04 <text:s/>. + . . . . . . </text:p>
            <text:p text:style-name="P111">00 00 2B 0A 00 68 E6 0F <text:s/>. . + . . h . . </text:p>
            <text:p text:style-name="P111">20 01 00 B4 FE FF E2 08 <text:s text:c="3"/>. . . . . . . </text:p>
            <text:p text:style-name="P111">00 27 F0 0F 65 FB FF 14 <text:s/>. ' . . e . . . </text:p>
            <text:p text:style-name="P111">02 00 A9 09 00 DD F8 0F <text:s/>. . . . . . . . </text:p>
            <text:p text:style-name="P111">A6 C1 05 E4 59 FA 00 00 <text:s/>. . . . Y . . . </text:p>
            <text:p text:style-name="P111">00 61 D0 1F 00 00 00 DD <text:s/>. a . . . . . . </text:p>
            <text:p text:style-name="P111">4D 20 10 26 C0 F3 8C 1F <text:s/>M <text:s text:c="2"/>. &amp; . . . . </text:p>
            <text:p text:style-name="P111">F0 D9 3F 2F 25 E0 9F 7D <text:s/>. . ? / % . . } </text:p>
            <text:p text:style-name="P111">20 73 79 C0 2E 0E 1F 8D <text:s text:c="3"/>s y . . . . . </text:p>
            <text:p text:style-name="P111">86 3F 33 74 E0 88 A7 21 <text:s/>. ? 3 t . . . ! </text:p>
            <text:p text:style-name="P111">A8 CC C2 EB FA 1B 58 33 <text:s/>. . . . . . X 3 </text:p>
            <text:p text:style-name="P111">3D 8E 5D E2 64 D5 21 45 <text:s/>= . ] . d . ! E </text:p>
            <text:p text:style-name="P111">68 C6 2F 32 19 BB 97 39 <text:s/>h . / 2 . . . 9 </text:p>
            <text:p text:style-name="P111">6D F8 E4 69 DC 27 C6 18 <text:s/>m . . i . ' . . </text:p>
            <text:p text:style-name="P111">CA BF 41 12 3A E7 35 D7 <text:s/>. . A . : . 5 . </text:p>
            <text:p text:style-name="P111">E1 E5 42 58 2C 12 B6 D4 <text:s/>. . B X , . . . </text:p>
            <text:p text:style-name="P111">48 F7 09 EE 49 2B 75 B0 <text:s/>H . . . I + u . </text:p>
            <text:p text:style-name="P111">E9 00 00 20 C4 A8 FD 00 <text:s/>. . . <text:s text:c="2"/>. . . . </text:p>
            <text:p text:style-name="P111">00 00 3C 57 02 00 00 00 <text:s/>. . &lt; W . . . . </text:p>
            <text:p text:style-name="P111">29 F3 0C D7 0C F3 00 00 <text:s/>) . . . . . . . </text:p>
            <text:p text:style-name="P111">00 1B 8C 1F 00 00 00 DB <text:s/>. . . . . . . . </text:p>
            <text:p text:style-name="P111">AD 22 6D 2C C4 31 A3 19 <text:s/>. " m , . 1 . . </text:p>
            <text:p text:style-name="P111">93 D3 3B F3 AE E3 49 D2 <text:s/>. . ; . . . I . </text:p>
            <text:p text:style-name="P111">21 19 03 C4 2B E8 1A E7 <text:s/>! . . . + . . . </text:p>
            <text:p text:style-name="P111">FC 3B 89 45 E3 91 B6 38 <text:s/>. ; . E . . . 8 </text:p>
            <text:p text:style-name="P111">7D 98 EA 00 00 00 F1 B0 <text:s/>} . . . . . . . </text:p>
            <text:p text:style-name="P111">FC 00 00 00 00 96 02 26 <text:s/>. . . . . . . &amp; </text:p>
            <text:p text:style-name="P111">0C 80 0C 0C 0C 3C 3C 33 <text:s/>. . . . . &lt; &lt; 3 </text:p>
            <text:p text:style-name="P111">33 2F 99 99 11 9A 99 F1 <text:s/>3 / . . . . . . </text:p>
            <text:p text:style-name="P111">00 00 E0 <text:s text:c="16"/>. . . <text:s text:c="9"/></text:p>
          </table:table-cell>
        </table:table-row>
        <table:table-row table:style-name="Table23.1">
          <table:table-cell table:style-name="Table23.A2" office:value-type="string">
            <text:p text:style-name="P113">Checksum</text:p>
          </table:table-cell>
          <table:table-cell table:style-name="Table23.B7" table:number-columns-spanned="2" office:value-type="string">
            <text:p text:style-name="P116">21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3">End of System Exclusive</text:p>
          </table:table-cell>
          <table:table-cell table:style-name="Table23.B8" table:number-columns-spanned="2" office:value-type="string">
            <text:p text:style-name="P113">F7</text:p>
          </table:table-cell>
          <table:covered-table-cell/>
        </table:table-row>
      </table:table>
      <text:p text:style-name="P117"/>
      <text:p text:style-name="P117"/>
      <text:h text:style-name="P118" text:outline-level="2">Patch Dump Reply <text:span text:style-name="T36">Message </text:span><text:span text:style-name="T38">3</text:span> (2<text:span text:style-name="T36">A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19">System Exclusive</text:p>
          </table:table-cell>
          <table:table-cell table:style-name="Table24.B1" table:number-columns-spanned="2" office:value-type="string">
            <text:p text:style-name="P119">F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19"><text:span text:style-name="T7">Manufacturer</text:span> ID</text:p>
          </table:table-cell>
          <table:table-cell table:style-name="Table24.B2" table:number-columns-spanned="2" office:value-type="string">
            <text:p text:style-name="P119">00 00 1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19">MIDI Channel</text:p>
          </table:table-cell>
          <table:table-cell table:style-name="Table24.B3" table:number-columns-spanned="2" office:value-type="string">
            <text:p text:style-name="P119">0<text:span text:style-name="T6">0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19">Device ID</text:p>
          </table:table-cell>
          <table:table-cell table:style-name="Table24.B4" table:number-columns-spanned="2" office:value-type="string">
            <text:p text:style-name="P119">56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19">Command Code</text:p>
          </table:table-cell>
          <table:table-cell table:style-name="Table24.B5" table:number-columns-spanned="2" office:value-type="string">
            <text:p text:style-name="P120">2<text:span text:style-name="T36">A</text:span></text:p>
          </table:table-cell>
          <table:covered-table-cell/>
        </table:table-row>
        <table:table-row table:style-name="Table24.6">
          <table:table-cell table:style-name="Table24.A2" office:value-type="string">
            <text:p text:style-name="P121">Packed Data</text:p>
          </table:table-cell>
          <table:table-cell table:style-name="Table24.B6" office:value-type="string">
            <text:p text:style-name="P122">00 01 02 00 3D 07 00 00 </text:p>
            <text:p text:style-name="P122">00 56 20 34 58 31 32 00 </text:p>
            <text:p text:style-name="P122">00 01 00 00 00 00 00 00 </text:p>
            <text:p text:style-name="P122">00 00 02 00 0C 00 18 00 </text:p>
            <text:p text:style-name="P122">05 38 00 6F 00 29 00 6D </text:p>
            <text:p text:style-name="P122">0A 00 41 01 0F 01 61 01 </text:p>
            <text:p text:style-name="P122">01 25 02 41 02 25 02 17 </text:p>
            <text:p text:style-name="P122">2D 01 14 00 4F 7F 51 7F </text:p>
            <text:p text:style-name="P122">39 5A 7F 7C 7F 49 00 1F </text:p>
            <text:p text:style-name="P122">0A 00 20 01 6C 00 12 00 </text:p>
            <text:p text:style-name="P122">47 11 00 32 00 6C 7F 6E </text:p>
            <text:p text:style-name="P122">7F 7F 37 7F 25 7F 66 7F </text:p>
            <text:p text:style-name="P122">7E 5B 7F 23 7F 25 7F 5C </text:p>
            <text:p text:style-name="P122">55 7F 15 7F 2E 7F 18 7F </text:p>
            <text:p text:style-name="P122">2A 10 7F 33 7F 17 7F 0A </text:p>
            <text:p text:style-name="P122">5F 7F 07 7F 76 7E 75 7E </text:p>
            <text:p text:style-name="P122">2B 20 7F 46 7F 57 7F 0E </text:p>
            <text:p text:style-name="P122">75 7F 0B 7F 5B 7F 29 7F </text:p>
            <text:p text:style-name="P122">7A 6B 7E 6F 7E 23 7F 40 </text:p>
            <text:p text:style-name="P122">5F 7F 71 7F 34 7F 4C 7F </text:p>
            <text:p text:style-name="P122">7F 40 7F 2C 7F 1C 7F 1A </text:p>
            <text:p text:style-name="P122">7F 7F 20 7F 0D 7F 12 7F </text:p>
            <text:p text:style-name="P122">7F 1F 7F 12 7F 0E 7F 20 </text:p>
            <text:p text:style-name="P122">7F 7F 28 7F 1A 7F 01 7F </text:p>
            <text:p text:style-name="P122">2F 7C 7F 7F 7F 10 7F 26 </text:p>
            <text:p text:style-name="P122">7C 7F 3B 7F 67 7F 03 00 </text:p>
            <text:p text:style-name="P122">00 0C 00 13 00 16 00 08 </text:p>
            <text:p text:style-name="P122">3C 00 76 7F 7E 7F 0A 00 </text:p>
            <text:p text:style-name="P122">07 11 00 12 00 7A 7F 55 </text:p>
            <text:p text:style-name="P122">7F 7F 2B 7F 10 7F 06 7F </text:p>
            <text:p text:style-name="P122">7F 0D 7F 22 7F 23 7F 33 </text:p>
            <text:p text:style-name="P122">7C 7F 60 7F 7B 7F 02 00 </text:p>
            <text:p text:style-name="P122">7F 7E 7F 77 7F 50 7F 31 </text:p>
            <text:p text:style-name="P122">7F 7F 36 7F 47 7F 68 7F </text:p>
            <text:p text:style-name="P122">00 0F 00 2C 00 43 00 4F </text:p>
            <text:p text:style-name="P122"><text:soft-page-break/>00 00 4E 00 40 00 31 00 </text:p>
            <text:p text:style-name="P122">00 22 00 1F 00 2C 00 39 </text:p>
            <text:p text:style-name="P122">00 00 47 00 47 00 35 00 </text:p>
            <text:p text:style-name="P122">00 24 00 19 00 1A 00</text:p>
          </table:table-cell>
          <table:table-cell table:style-name="Table24.C6" office:value-type="string">
            <text:p text:style-name="P122">01 02 00 3D 07 00 00 56 <text:s/>. . . = . . . V </text:p>
            <text:p text:style-name="P122">20 34 58 31 32 00 01 00 <text:s text:c="3"/>4 X 1 2 . . . </text:p>
            <text:p text:style-name="P122">00 00 00 00 00 00 02 00 <text:s/>. . . . . . . . </text:p>
            <text:p text:style-name="P122">0C 00 18 00 38 00 6F 00 <text:s/>. . . . 8 . o . </text:p>
            <text:p text:style-name="P122">A9 00 ED 00 41 01 8F 01 <text:s/>. . . . A . . . </text:p>
            <text:p text:style-name="P122">E1 01 25 02 41 02 25 02 <text:s/>. . % . A . % . </text:p>
            <text:p text:style-name="P122">97 01 94 00 CF FF 51 FF <text:s/>. . . . . . Q . </text:p>
            <text:p text:style-name="P122">5A FF FC FF 49 00 9F 00 <text:s/>Z . . . I . . . </text:p>
            <text:p text:style-name="P122">20 01 EC 00 92 00 91 00 <text:s text:c="3"/>. . . . . . . </text:p>
            <text:p text:style-name="P122">32 00 EC FF EE FF B7 FF <text:s/>2 . . . . . . . </text:p>
            <text:p text:style-name="P122">A5 FF E6 FF DB FF A3 FF <text:s/>. . . . . . . . </text:p>
            <text:p text:style-name="P122">A5 FF 5C FF 15 FF 2E FF <text:s/>. . \ . . . . . </text:p>
            <text:p text:style-name="P122">18 FF 10 FF 33 FF 17 FF <text:s/>. . . . 3 . . . </text:p>
            <text:p text:style-name="P122">0A FF 07 FF F6 FE F5 FE <text:s/>. . . . . . . . </text:p>
            <text:p text:style-name="P122">20 FF 46 FF 57 FF 8E FF <text:s text:c="3"/>. F . W . . . </text:p>
            <text:p text:style-name="P122">8B FF 5B FF 29 FF EB FE <text:s/>. . [ . ) . . . </text:p>
            <text:p text:style-name="P122">EF FE 23 FF 40 FF 71 FF <text:s/>. . # . @ . q . </text:p>
            <text:p text:style-name="P122">B4 FF CC FF C0 FF AC FF <text:s/>. . . . . . . . </text:p>
            <text:p text:style-name="P122">9C FF 9A FF A0 FF 8D FF <text:s/>. . . . . . . . </text:p>
            <text:p text:style-name="P122">92 FF 9F FF 92 FF 8E FF <text:s/>. . . . . . . . </text:p>
            <text:p text:style-name="P122">A0 FF A8 FF 9A FF 81 FF <text:s/>. . . . . . . . </text:p>
            <text:p text:style-name="P122">7C FF 7F FF 90 FF A6 FF <text:s/>| . <text:s/>. . . . . </text:p>
            <text:p text:style-name="P122">BB FF E7 FF 03 00 0C 00 <text:s/>. . . . . . . . </text:p>
            <text:p text:style-name="P122">13 00 16 00 08 00 F6 FF <text:s/>. . . . . . . . </text:p>
            <text:p text:style-name="P122">FE FF 0A 00 11 00 12 00 <text:s/>. . . . . . . . </text:p>
            <text:p text:style-name="P122">FA FF D5 FF AB FF 90 FF <text:s/>. . . . . . . . </text:p>
            <text:p text:style-name="P122">86 FF 8D FF A2 FF A3 FF <text:s/>. . . . . . . . </text:p>
            <text:p text:style-name="P122">B3 FF E0 FF FB FF 02 00 <text:s/>. . . . . . . . </text:p>
            <text:p text:style-name="P122">FE FF F7 FF D0 FF B1 FF <text:s/>. . . . . . . . </text:p>
            <text:p text:style-name="P122">B6 FF C7 FF E8 FF 0F 00 <text:s/>. . . . . . . . </text:p>
            <text:p text:style-name="P122">2C 00 43 00 4F 00 4E 00 <text:s/>, . C . O . N . </text:p>
            <text:p text:style-name="P122">40 00 31 00 22 00 1F 00 <text:s/>@ . 1 . " . . . </text:p>
            <text:p text:style-name="P122">2C 00 39 00 47 00 47 00 <text:s/>, . 9 . G . G . </text:p>
            <text:p text:style-name="P122">35 00 24 00 19 00 1A 00 <text:s/>5 . $ . . . . .</text:p>
          </table:table-cell>
        </table:table-row>
        <table:table-row table:style-name="Table24.1">
          <table:table-cell table:style-name="Table24.A2" office:value-type="string">
            <text:p text:style-name="P119">Checksum</text:p>
          </table:table-cell>
          <table:table-cell table:style-name="Table24.B7" table:number-columns-spanned="2" office:value-type="string">
            <text:p text:style-name="P123">55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19">End of System Exclusive</text:p>
          </table:table-cell>
          <table:table-cell table:style-name="Table24.B8" table:number-columns-spanned="2" office:value-type="string">
            <text:p text:style-name="P119">F7</text:p>
          </table:table-cell>
          <table:covered-table-cell/>
        </table:table-row>
      </table:table>
      <text:p text:style-name="P124"/>
      <text:p text:style-name="P124"/>
      <text:h text:style-name="P125" text:outline-level="2">Patch Dump Reply <text:span text:style-name="T36">Message </text:span><text:span text:style-name="T39">4</text:span> (2<text:span text:style-name="T36">A</text:span>)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26">System Exclusive</text:p>
          </table:table-cell>
          <table:table-cell table:style-name="Table25.B1" table:number-columns-spanned="2" office:value-type="string">
            <text:p text:style-name="P126">F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6"><text:span text:style-name="T7">Manufacturer</text:span> ID</text:p>
          </table:table-cell>
          <table:table-cell table:style-name="Table25.B2" table:number-columns-spanned="2" office:value-type="string">
            <text:p text:style-name="P126">00 00 1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6">MIDI Channel</text:p>
          </table:table-cell>
          <table:table-cell table:style-name="Table25.B3" table:number-columns-spanned="2" office:value-type="string">
            <text:p text:style-name="P126">0<text:span text:style-name="T6">0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6">Device ID</text:p>
          </table:table-cell>
          <table:table-cell table:style-name="Table25.B4" table:number-columns-spanned="2" office:value-type="string">
            <text:p text:style-name="P126">56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6">Command Code</text:p>
          </table:table-cell>
          <table:table-cell table:style-name="Table25.B5" table:number-columns-spanned="2" office:value-type="string">
            <text:p text:style-name="P127">2<text:span text:style-name="T36">A</text:span></text:p>
          </table:table-cell>
          <table:covered-table-cell/>
        </table:table-row>
        <table:table-row table:style-name="Table25.6">
          <table:table-cell table:style-name="Table25.A2" office:value-type="string">
            <text:p text:style-name="P128">Packed Data</text:p>
          </table:table-cell>
          <table:table-cell table:style-name="Table25.B6" office:value-type="string">
            <text:p text:style-name="P129">00 01 02 00 3C 08 00 00 </text:p>
            <text:p text:style-name="P129">00 48 49 47 41 49 4E 00 </text:p>
            <text:p text:style-name="P129">1C 02 4B 7E 7F 7F 1C 00 </text:p>
            <text:p text:style-name="P129">05 00 00 00 00 32 13 70 </text:p>
            <text:p text:style-name="P129">70 7F 7F 7F 16 00 00 33 </text:p>
            <text:p text:style-name="P129">17 00 00 4C 13 70 7E 7F </text:p>
            <text:p text:style-name="P129">40 7F 10 00 00 59 00 00 </text:p>
            <text:p text:style-name="P129">1E 14 14 70 7F 7F 7F 0A </text:p>
            <text:p text:style-name="P129">00 00 00 74 00 00 7C 14 </text:p>
            <text:p text:style-name="P129">78 70 7E 7F 7F 04 00 00 </text:p>
            <text:p text:style-name="P129">4B 02 00 00 78 14 70 7E </text:p>
            <text:p text:style-name="P129">7E 7F 7F 7E 7F 7F 04 00 </text:p>
            <text:p text:style-name="P129">0F 00 7D 15 70 7F 7F 7F </text:p>
            <text:p text:style-name="P129">71 78 7F 7F 7A 00 00 7E </text:p>
            <text:p text:style-name="P129">3F 15 70 7E 7F 7F 73 7F </text:p>
            <text:p text:style-name="P129">41 7F 64 00 00 6F 16 70 </text:p>
            <text:p text:style-name="P129">0E 00 00 00 6A 7F 7F 40 </text:p>
            <text:p text:style-name="P129">17 00 00 42 16 70 75 7F </text:p>
            <text:p text:style-name="P129">78 7F 6C 7F 7F 15 00 00 </text:p>
            <text:p text:style-name="P129">51 6C 16 70 21 00 00 4A </text:p>
            <text:p text:style-name="P129">7E 7F 7F 4B 7F 7F 63 16 </text:p>
            <text:p text:style-name="P129">58 70 7B 7F 7F 2C 00 00 </text:p>
            <text:p text:style-name="P129">7B 40 7F 7F 17 16 70 67 </text:p>
            <text:p text:style-name="P129">1F 01 00 1D 7E 7F 09 7E </text:p>
            <text:p text:style-name="P129">6F 7F 7E 15 70 5B 78 7F </text:p>
            <text:p text:style-name="P129">00 53 04 00 78 01 00 0B </text:p>
            <text:p text:style-name="P129">3B 15 70 29 4D 02 63 6E </text:p>
            <text:p text:style-name="P129">7D 7F 30 74 7F 32 13 70 </text:p>
            <text:p text:style-name="P129">78 46 27 7C 5E 57 08 6F </text:p>
            <text:p text:style-name="P129">1D 3B 08 6D 44 72 42 13 </text:p>
            <text:p text:style-name="P129">4A 7E 2F 4F 7E 7B 62 0E </text:p>
            <text:p text:style-name="P129">05 00 00 00 1F 50 01 75 </text:p>
            <text:p text:style-name="P129">33 08 7A 1E 3A 07 6C 44 </text:p>
            <text:p text:style-name="P129">01 0B 1B 30 00 51 79 7F </text:p>
            <text:p text:style-name="P129">6C 63 3C 00 1D 58 0E 4F </text:p>
            <text:p text:style-name="P129"><text:soft-page-break/>72 75 7F 24 09 00 58 3F </text:p>
            <text:p text:style-name="P129">20 00 6D 3E 0F 44 05 00 </text:p>
            <text:p text:style-name="P129">71 12 69 7F 0E 33 00 3A </text:p>
            <text:p text:style-name="P129">01 7D 0F 3B 00 00 5F 79 </text:p>
            <text:p text:style-name="P129">66 7F 7D 15 00 1D 1F 0F </text:p>
            <text:p text:style-name="P129">06 68 04 00 12 7A 7F 6D </text:p>
            <text:p text:style-name="P129">0B 09 00 34 2F 0F 3F 78 </text:p>
            <text:p text:style-name="P129">44 7F 4A 07 00 49 0A 00 </text:p>
            <text:p text:style-name="P129">29 1B 37 0F 5C 08 00 06 </text:p>
            <text:p text:style-name="P129">73 71 7F 19 03 00 6D 41 </text:p>
            <text:p text:style-name="P129">18 0F 26 7B 7F 19 0C 00 </text:p>
            <text:p text:style-name="P129">0C 38 01 00 68 3F 0F 30 </text:p>
            <text:p text:style-name="P129">1E 01 00 0C 7D 7F 5D 0A </text:p>
            <text:p text:style-name="P129">17 00 60 48 0F 0C 7F 7F </text:p>
            <text:p text:style-name="P129">09 1E 01 00 07 09 00 7A </text:p>
            <text:p text:style-name="P129">43 51 0F 16 00 00 41 7F </text:p>
            <text:p text:style-name="P129">42 7F 66 0A 00 2B 5C 0F </text:p>
            <text:p text:style-name="P129">70 10 7F 7F 04 00 00 2B </text:p>
            <text:p text:style-name="P129">08 0A 00 68 66 0F 20 01 </text:p>
            <text:p text:style-name="P129">3C 00 34 7E 7F 62 08 00 </text:p>
            <text:p text:style-name="P129">26 27 70 0F 65 7B 7F 14 </text:p>
            <text:p text:style-name="P129">13 02 00 29 09 00 5D 78 </text:p>
            <text:p text:style-name="P129">35 0F 26 41 05 64 59 7A </text:p>
            <text:p text:style-name="P129">04 00 00 00 61 50 1F 00 </text:p>
            <text:p text:style-name="P129">10 00 00 5D 4D 20 10 26 </text:p>
            <text:p text:style-name="P129">76 40 73 0C 1F 70 59 3F </text:p>
            <text:p text:style-name="P129">18 2F 25 60 1F 7D 20 73 </text:p>
            <text:p text:style-name="P129">23 79 40 2E 0E 1F 0D 06 </text:p>
            <text:p text:style-name="P129">0E 3F 33 74 60 08 27 21 </text:p>
            <text:p text:style-name="P129">7C 28 4C 42 6B 7A 1B 58 </text:p>
            <text:p text:style-name="P129">15 33 3D 0E 5D 62 64 55 </text:p>
            <text:p text:style-name="P129">08 21 45 68 46 2F 32 19 </text:p>
            <text:p text:style-name="P129">66 3B 17 39 6D 78 64 69 </text:p>
            <text:p text:style-name="P129">56 5C 27 46 18 4A 3F 41 </text:p>
            <text:p text:style-name="P129">17 12 3A 67 35 57 61 65 </text:p>
            <text:p text:style-name="P129">06 42 58 2C 12 36 54 48 </text:p>
            <text:p text:style-name="P129">51 77 09 6E 49 2B 75 30 </text:p>
            <text:p text:style-name="P129">47 69 00 00 20 44 28 7D </text:p>
            <text:p text:style-name="P129">00 00 00 00 3C 57 02 00 </text:p>
            <text:p text:style-name="P129">0A 00 00 29 73 0C 57 0C </text:p>
            <text:p text:style-name="P129">42 73 00 00 00 1B 0C 1F </text:p>
            <text:p text:style-name="P129">0C 00 00 00 5B 2D 22 6D </text:p>
            <text:p text:style-name="P129">2B 2C 44 31 23 19 13 53 </text:p>
            <text:p text:style-name="P129">3A 3B 73 2E 63 49 52 21 </text:p>
            <text:p text:style-name="P129">15 19 03 44 2B 68 1A 67 </text:p>
            <text:p text:style-name="P129">57 7C 3B 09 45 63 11 36 </text:p>
            <text:p text:style-name="P129"><text:soft-page-break/>18 38 7D 18 6A 00 00 00 </text:p>
            <text:p text:style-name="P129">70 71 30 7C 00 00 00 00 </text:p>
            <text:p text:style-name="P129">44 16 02 26 0C 00 0C 0C </text:p>
            <text:p text:style-name="P129">01 0C 3C 3C 33 33 2F 19 </text:p>
            <text:p text:style-name="P129">5C 19 11 1A 19 71 00 00 </text:p>
            <text:p text:style-name="P129">40 60</text:p>
          </table:table-cell>
          <table:table-cell table:style-name="Table25.C6" office:value-type="string">
            <text:p text:style-name="P129">01 02 00 3C 08 00 00 48 <text:s/>. . . &lt; . . . H </text:p>
            <text:p text:style-name="P129">49 47 41 49 4E 00 02 4B <text:s/>I G A I N . . K </text:p>
            <text:p text:style-name="P129">FE FF FF 1C 00 00 00 00 <text:s/>. . . . . . . . </text:p>
            <text:p text:style-name="P129">00 B2 13 F0 FF FF FF 16 <text:s/>. . . . . . . . </text:p>
            <text:p text:style-name="P129">00 00 33 00 00 CC 13 F0 <text:s/>. . 3 . . . . . </text:p>
            <text:p text:style-name="P129">FE FF FF 10 00 00 59 00 <text:s/>. . . . . . Y . </text:p>
            <text:p text:style-name="P129">00 14 14 F0 FF FF FF 0A <text:s/>. . . . . . . . </text:p>
            <text:p text:style-name="P129">00 00 74 00 00 7C 14 F0 <text:s/>. . t . . | . . </text:p>
            <text:p text:style-name="P129">FE FF FF 04 00 00 82 00 <text:s/>. . . . . . . . </text:p>
            <text:p text:style-name="P129">00 F8 14 F0 FE FF FF FE <text:s/>. . . . . . . . </text:p>
            <text:p text:style-name="P129">FF FF 84 00 00 7D 15 F0 <text:s/>. . . . . } . . </text:p>
            <text:p text:style-name="P129">FF FF FF F8 FF FF 7A 00 <text:s/>. . . . . . z . </text:p>
            <text:p text:style-name="P129">00 FE 15 F0 FE FF FF F3 <text:s/>. . . . . . . . </text:p>
            <text:p text:style-name="P129">FF FF 64 00 00 6F 16 F0 <text:s/>. . d . . o . . </text:p>
            <text:p text:style-name="P129">00 00 00 EA FF FF 40 00 <text:s/>. . . . . . @ . </text:p>
            <text:p text:style-name="P129">00 C2 16 F0 F5 FF FF EC <text:s/>. . . . . . . . </text:p>
            <text:p text:style-name="P129">FF FF 15 00 00 EC 16 F0 <text:s/>. . . . . . . . </text:p>
            <text:p text:style-name="P129">21 00 00 CA FF FF CB FF <text:s/>! . . . . . . . </text:p>
            <text:p text:style-name="P129">FF E3 16 F0 7B FF FF 2C <text:s/>. . . . { . . , </text:p>
            <text:p text:style-name="P129">00 00 C0 FF FF 97 16 F0 <text:s/>. . . . . . . . </text:p>
            <text:p text:style-name="P129">E7 01 00 9D FE FF 89 FE <text:s/>. . . . . . . . </text:p>
            <text:p text:style-name="P129">FF FE 15 F0 DB F8 FF 53 <text:s/>. . . . . . . S </text:p>
            <text:p text:style-name="P129">04 00 78 01 00 0B 15 F0 <text:s/>. . x . . . . . </text:p>
            <text:p text:style-name="P129">A9 CD 02 E3 EE FF B0 F4 <text:s/>. . . . . . . . </text:p>
            <text:p text:style-name="P129">FF B2 13 F0 C6 A7 FC DE <text:s/>. . . . . . . . </text:p>
            <text:p text:style-name="P129">57 08 6F 3B 08 ED C4 F2 <text:s/>W . o ; . . . . </text:p>
            <text:p text:style-name="P129">42 93 FE 2F 4F FE 7B E2 <text:s/>B . . / O . { . </text:p>
            <text:p text:style-name="P129">0E 00 00 00 1F D0 01 F5 <text:s/>. . . . . . . . </text:p>
            <text:p text:style-name="P129">08 FA 9E 3A 07 EC C4 0B <text:s/>. . . : . . . . </text:p>
            <text:p text:style-name="P129">1B 30 00 51 79 FF E3 BC <text:s/>. 0 . Q y . . . </text:p>
            <text:p text:style-name="P129">00 9D D8 0E 4F F5 FF A4 <text:s/>. . . . O . . . </text:p>
            <text:p text:style-name="P129">09 00 D8 3F 00 ED 3E 0F <text:s/>. . . ? . . &gt; . </text:p>
            <text:p text:style-name="P129">44 05 00 92 E9 FF 0E 33 <text:s/>D . . . . . . 3 </text:p>
            <text:p text:style-name="P129">00 BA 7D 0F 3B 00 00 5F <text:s/>. . } . ; . . _ </text:p>
            <text:p text:style-name="P129">F9 FF FD 15 00 9D 9F 0F <text:s/>. . . . . . . . </text:p>
            <text:p text:style-name="P129"><text:soft-page-break/>68 04 00 12 FA FF 6D 09 <text:s/>h . . . . . m . </text:p>
            <text:p text:style-name="P129">00 34 AF 0F BF F8 FF 4A <text:s/>. 4 . . . . . J </text:p>
            <text:p text:style-name="P129">07 00 C9 0A 00 1B B7 0F <text:s/>. . . . . . . . </text:p>
            <text:p text:style-name="P129">DC 08 00 86 F1 FF 99 03 <text:s/>. . . . . . . . </text:p>
            <text:p text:style-name="P129">00 ED C1 0F 26 FB FF 19 <text:s/>. . . . &amp; . . . </text:p>
            <text:p text:style-name="P129">0C 00 38 01 00 E8 BF 0F <text:s/>. . 8 . . . . . </text:p>
            <text:p text:style-name="P129">30 01 00 8C FD FF DD 0A <text:s/>0 . . . . . . . </text:p>
            <text:p text:style-name="P129">00 60 C8 0F 8C FF FF 1E <text:s/>. ` . . . . . . </text:p>
            <text:p text:style-name="P129">01 00 87 09 00 FA D1 0F <text:s/>. . . . . . . . </text:p>
            <text:p text:style-name="P129">16 00 00 C1 FF FF 66 0A <text:s/>. . . . . . f . </text:p>
            <text:p text:style-name="P129">00 2B DC 0F 90 FF FF 04 <text:s/>. + . . . . . . </text:p>
            <text:p text:style-name="P129">00 00 2B 0A 00 68 E6 0F <text:s/>. . + . . h . . </text:p>
            <text:p text:style-name="P129">20 01 00 B4 FE FF E2 08 <text:s text:c="3"/>. . . . . . . </text:p>
            <text:p text:style-name="P129">00 27 F0 0F 65 FB FF 14 <text:s/>. ' . . e . . . </text:p>
            <text:p text:style-name="P129">02 00 A9 09 00 DD F8 0F <text:s/>. . . . . . . . </text:p>
            <text:p text:style-name="P129">A6 C1 05 E4 59 FA 00 00 <text:s/>. . . . Y . . . </text:p>
            <text:p text:style-name="P129">00 61 D0 1F 00 00 00 DD <text:s/>. a . . . . . . </text:p>
            <text:p text:style-name="P129">4D 20 10 26 C0 F3 8C 1F <text:s/>M <text:s text:c="2"/>. &amp; . . . . </text:p>
            <text:p text:style-name="P129">F0 D9 3F 2F 25 E0 9F 7D <text:s/>. . ? / % . . } </text:p>
            <text:p text:style-name="P129">20 73 79 C0 2E 0E 1F 8D <text:s text:c="3"/>s y . . . . . </text:p>
            <text:p text:style-name="P129">86 3F 33 74 E0 88 A7 21 <text:s/>. ? 3 t . . . ! </text:p>
            <text:p text:style-name="P129">A8 CC C2 EB FA 1B 58 33 <text:s/>. . . . . . X 3 </text:p>
            <text:p text:style-name="P129">3D 8E 5D E2 64 D5 21 45 <text:s/>= . ] . d . ! E </text:p>
            <text:p text:style-name="P129">68 C6 2F 32 19 BB 97 39 <text:s/>h . / 2 . . . 9 </text:p>
            <text:p text:style-name="P129">6D F8 E4 69 DC 27 C6 18 <text:s/>m . . i . ' . . </text:p>
            <text:p text:style-name="P129">CA BF 41 12 3A E7 35 D7 <text:s/>. . A . : . 5 . </text:p>
            <text:p text:style-name="P129">E1 E5 42 58 2C 12 B6 D4 <text:s/>. . B X , . . . </text:p>
            <text:p text:style-name="P129">48 F7 09 EE 49 2B 75 B0 <text:s/>H . . . I + u . </text:p>
            <text:p text:style-name="P129">E9 00 00 20 C4 A8 FD 00 <text:s/>. . . <text:s text:c="2"/>. . . . </text:p>
            <text:p text:style-name="P129">00 00 3C 57 02 00 00 00 <text:s/>. . &lt; W . . . . </text:p>
            <text:p text:style-name="P129">29 F3 0C D7 0C F3 00 00 <text:s/>) . . . . . . . </text:p>
            <text:p text:style-name="P129">00 1B 8C 1F 00 00 00 DB <text:s/>. . . . . . . . </text:p>
            <text:p text:style-name="P129">AD 22 6D 2C C4 31 A3 19 <text:s/>. " m , . 1 . . </text:p>
            <text:p text:style-name="P129">93 D3 3B F3 AE E3 49 D2 <text:s/>. . ; . . . I . </text:p>
            <text:p text:style-name="P129">21 19 03 C4 2B E8 1A E7 <text:s/>! . . . + . . . </text:p>
            <text:p text:style-name="P129">FC 3B 89 45 E3 91 B6 38 <text:s/>. ; . E . . . 8 </text:p>
            <text:p text:style-name="P129">7D 98 EA 00 00 00 F1 B0 <text:s/>} . . . . . . . </text:p>
            <text:p text:style-name="P129">FC 00 00 00 00 96 02 26 <text:s/>. . . . . . . &amp; </text:p>
            <text:p text:style-name="P129">0C 80 0C 0C 0C 3C 3C 33 <text:s/>. . . . . &lt; &lt; 3 </text:p>
            <text:p text:style-name="P129">33 2F 99 99 11 9A 99 F1 <text:s/>3 / . . . . . . </text:p>
            <text:p text:style-name="P129">00 00 E0 <text:s text:c="16"/>. . . <text:s text:c="2"/></text:p>
          </table:table-cell>
        </table:table-row>
        <table:table-row table:style-name="Table25.1">
          <table:table-cell table:style-name="Table25.A2" office:value-type="string">
            <text:p text:style-name="P126">Checksum</text:p>
          </table:table-cell>
          <table:table-cell table:style-name="Table25.B7" table:number-columns-spanned="2" office:value-type="string">
            <text:p text:style-name="P130">42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6">End of System Exclusive</text:p>
          </table:table-cell>
          <table:table-cell table:style-name="Table25.B8" table:number-columns-spanned="2" office:value-type="string">
            <text:p text:style-name="P126">F7</text:p>
          </table:table-cell>
          <table:covered-table-cell/>
        </table:table-row>
      </table:table>
      <text:p text:style-name="P131"/>
      <text:p text:style-name="P131"/>
      <text:h text:style-name="P125" text:outline-level="2">Patch Dump Reply <text:span text:style-name="T36">Message </text:span><text:span text:style-name="T39">5</text:span> (2<text:span text:style-name="T36">A</text:span>)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6">System Exclusive</text:p>
          </table:table-cell>
          <table:table-cell table:style-name="Table26.B1" table:number-columns-spanned="2" office:value-type="string">
            <text:p text:style-name="P126">F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6"><text:span text:style-name="T7">Manufacturer</text:span> ID</text:p>
          </table:table-cell>
          <table:table-cell table:style-name="Table26.B2" table:number-columns-spanned="2" office:value-type="string">
            <text:p text:style-name="P126">00 00 1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6">MIDI Channel</text:p>
          </table:table-cell>
          <table:table-cell table:style-name="Table26.B3" table:number-columns-spanned="2" office:value-type="string">
            <text:p text:style-name="P126">0<text:span text:style-name="T6">0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6">Device ID</text:p>
          </table:table-cell>
          <table:table-cell table:style-name="Table26.B4" table:number-columns-spanned="2" office:value-type="string">
            <text:p text:style-name="P126">56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6">Command Code</text:p>
          </table:table-cell>
          <table:table-cell table:style-name="Table26.B5" table:number-columns-spanned="2" office:value-type="string">
            <text:p text:style-name="P127">2<text:span text:style-name="T36">A</text:span></text:p>
          </table:table-cell>
          <table:covered-table-cell/>
        </table:table-row>
        <table:table-row table:style-name="Table26.6">
          <table:table-cell table:style-name="Table26.A2" office:value-type="string">
            <text:p text:style-name="P128">Packed Data</text:p>
          </table:table-cell>
          <table:table-cell table:style-name="Table26.B6" office:value-type="string">
            <text:p text:style-name="P129">00 01 02 00 3D 09 00 00 </text:p>
            <text:p text:style-name="P129">00 56 20 34 58 31 32 00 </text:p>
            <text:p text:style-name="P129">00 01 00 00 00 00 00 00 </text:p>
            <text:p text:style-name="P129">00 00 02 00 0C 00 18 00 </text:p>
            <text:p text:style-name="P129">05 38 00 6F 00 29 00 6D </text:p>
            <text:p text:style-name="P129">0A 00 41 01 0F 01 61 01 </text:p>
            <text:p text:style-name="P129">01 25 02 41 02 25 02 17 </text:p>
            <text:p text:style-name="P129">2D 01 14 00 4F 7F 51 7F </text:p>
            <text:p text:style-name="P129">39 5A 7F 7C 7F 49 00 1F </text:p>
            <text:p text:style-name="P129">0A 00 20 01 6C 00 12 00 </text:p>
            <text:p text:style-name="P129">47 11 00 32 00 6C 7F 6E </text:p>
            <text:p text:style-name="P129">7F 7F 37 7F 25 7F 66 7F </text:p>
            <text:p text:style-name="P129">7E 5B 7F 23 7F 25 7F 5C </text:p>
            <text:p text:style-name="P129">55 7F 15 7F 2E 7F 18 7F </text:p>
            <text:p text:style-name="P129">2A 10 7F 33 7F 17 7F 0A </text:p>
            <text:p text:style-name="P129">5F 7F 07 7F 76 7E 75 7E </text:p>
            <text:p text:style-name="P129">2B 20 7F 46 7F 57 7F 0E </text:p>
            <text:p text:style-name="P129">75 7F 0B 7F 5B 7F 29 7F </text:p>
            <text:p text:style-name="P129">7A 6B 7E 6F 7E 23 7F 40 </text:p>
            <text:p text:style-name="P129">5F 7F 71 7F 34 7F 4C 7F </text:p>
            <text:p text:style-name="P129">7F 40 7F 2C 7F 1C 7F 1A </text:p>
            <text:p text:style-name="P129">7F 7F 20 7F 0D 7F 12 7F </text:p>
            <text:p text:style-name="P129">7F 1F 7F 12 7F 0E 7F 20 </text:p>
            <text:p text:style-name="P129">7F 7F 28 7F 1A 7F 01 7F </text:p>
            <text:p text:style-name="P129">2F 7C 7F 7F 7F 10 7F 26 </text:p>
            <text:p text:style-name="P129">7C 7F 3B 7F 67 7F 03 00 </text:p>
            <text:p text:style-name="P129">00 0C 00 13 00 16 00 08 </text:p>
            <text:p text:style-name="P129">3C 00 76 7F 7E 7F 0A 00 </text:p>
            <text:p text:style-name="P129">07 11 00 12 00 7A 7F 55 </text:p>
            <text:p text:style-name="P129">7F 7F 2B 7F 10 7F 06 7F </text:p>
            <text:p text:style-name="P129">7F 0D 7F 22 7F 23 7F 33 </text:p>
            <text:p text:style-name="P129">7C 7F 60 7F 7B 7F 02 00 </text:p>
            <text:p text:style-name="P129">7F 7E 7F 77 7F 50 7F 31 </text:p>
            <text:p text:style-name="P129">7F 7F 36 7F 47 7F 68 7F </text:p>
            <text:p text:style-name="P129">00 0F 00 2C 00 43 00 4F </text:p>
            <text:p text:style-name="P129"><text:soft-page-break/>00 00 4E 00 40 00 31 00 </text:p>
            <text:p text:style-name="P129">00 22 00 1F 00 2C 00 39 </text:p>
            <text:p text:style-name="P129">00 00 47 00 47 00 35 00 </text:p>
            <text:p text:style-name="P129">00 24 00 19 00 1A 00</text:p>
          </table:table-cell>
          <table:table-cell table:style-name="Table26.C6" office:value-type="string">
            <text:p text:style-name="P129">01 02 00 3D 09 00 00 56 <text:s/>. . . = . . . V </text:p>
            <text:p text:style-name="P129">20 34 58 31 32 00 01 00 <text:s text:c="3"/>4 X 1 2 . . . </text:p>
            <text:p text:style-name="P129">00 00 00 00 00 00 02 00 <text:s/>. . . . . . . . </text:p>
            <text:p text:style-name="P129">0C 00 18 00 38 00 6F 00 <text:s/>. . . . 8 . o . </text:p>
            <text:p text:style-name="P129">A9 00 ED 00 41 01 8F 01 <text:s/>. . . . A . . . </text:p>
            <text:p text:style-name="P129">E1 01 25 02 41 02 25 02 <text:s/>. . % . A . % . </text:p>
            <text:p text:style-name="P129">97 01 94 00 CF FF 51 FF <text:s/>. . . . . . Q . </text:p>
            <text:p text:style-name="P129">5A FF FC FF 49 00 9F 00 <text:s/>Z . . . I . . . </text:p>
            <text:p text:style-name="P129">20 01 EC 00 92 00 91 00 <text:s text:c="3"/>. . . . . . . </text:p>
            <text:p text:style-name="P129">32 00 EC FF EE FF B7 FF <text:s/>2 . . . . . . . </text:p>
            <text:p text:style-name="P129">A5 FF E6 FF DB FF A3 FF <text:s/>. . . . . . . . </text:p>
            <text:p text:style-name="P129">A5 FF 5C FF 15 FF 2E FF <text:s/>. . \ . . . . . </text:p>
            <text:p text:style-name="P129">18 FF 10 FF 33 FF 17 FF <text:s/>. . . . 3 . . . </text:p>
            <text:p text:style-name="P129">0A FF 07 FF F6 FE F5 FE <text:s/>. . . . . . . . </text:p>
            <text:p text:style-name="P129">20 FF 46 FF 57 FF 8E FF <text:s text:c="3"/>. F . W . . . </text:p>
            <text:p text:style-name="P129">8B FF 5B FF 29 FF EB FE <text:s/>. . [ . ) . . . </text:p>
            <text:p text:style-name="P129">EF FE 23 FF 40 FF 71 FF <text:s/>. . # . @ . q . </text:p>
            <text:p text:style-name="P129">B4 FF CC FF C0 FF AC FF <text:s/>. . . . . . . . </text:p>
            <text:p text:style-name="P129">9C FF 9A FF A0 FF 8D FF <text:s/>. . . . . . . . </text:p>
            <text:p text:style-name="P129">92 FF 9F FF 92 FF 8E FF <text:s/>. . . . . . . . </text:p>
            <text:p text:style-name="P129">A0 FF A8 FF 9A FF 81 FF <text:s/>. . . . . . . . </text:p>
            <text:p text:style-name="P129">7C FF 7F FF 90 FF A6 FF <text:s/>| . <text:s/>. . . . . </text:p>
            <text:p text:style-name="P129">BB FF E7 FF 03 00 0C 00 <text:s/>. . . . . . . . </text:p>
            <text:p text:style-name="P129">13 00 16 00 08 00 F6 FF <text:s/>. . . . . . . . </text:p>
            <text:p text:style-name="P129">FE FF 0A 00 11 00 12 00 <text:s/>. . . . . . . . </text:p>
            <text:p text:style-name="P129">FA FF D5 FF AB FF 90 FF <text:s/>. . . . . . . . </text:p>
            <text:p text:style-name="P129">86 FF 8D FF A2 FF A3 FF <text:s/>. . . . . . . . </text:p>
            <text:p text:style-name="P129">B3 FF E0 FF FB FF 02 00 <text:s/>. . . . . . . . </text:p>
            <text:p text:style-name="P129">FE FF F7 FF D0 FF B1 FF <text:s/>. . . . . . . . </text:p>
            <text:p text:style-name="P129">B6 FF C7 FF E8 FF 0F 00 <text:s/>. . . . . . . . </text:p>
            <text:p text:style-name="P129">2C 00 43 00 4F 00 4E 00 <text:s/>, . C . O . N . </text:p>
            <text:p text:style-name="P129">40 00 31 00 22 00 1F 00 <text:s/>@ . 1 . " . . . </text:p>
            <text:p text:style-name="P129">2C 00 39 00 47 00 47 00 <text:s/>, . 9 . G . G . </text:p>
            <text:p text:style-name="P129">35 00 24 00 19 00 1A 00 <text:s/>5 . $ . . . . . </text:p>
          </table:table-cell>
        </table:table-row>
        <table:table-row table:style-name="Table26.1">
          <table:table-cell table:style-name="Table26.A2" office:value-type="string">
            <text:p text:style-name="P126">Checksum</text:p>
          </table:table-cell>
          <table:table-cell table:style-name="Table26.B7" table:number-columns-spanned="2" office:value-type="string">
            <text:p text:style-name="P130">5B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6">End of System Exclusive</text:p>
          </table:table-cell>
          <table:table-cell table:style-name="Table26.B8" table:number-columns-spanned="2" office:value-type="string">
            <text:p text:style-name="P126">F7</text:p>
          </table:table-cell>
          <table:covered-table-cell/>
        </table:table-row>
      </table:table>
      <text:p text:style-name="P131"/>
      <text:p text:style-name="P131"/>
      <text:h text:style-name="P132" text:outline-level="2">Patch Dump Reply <text:span text:style-name="T36">Message </text:span><text:span text:style-name="T40">6</text:span> (2<text:span text:style-name="T41">6</text:span>)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3">System Exclusive</text:p>
          </table:table-cell>
          <table:table-cell table:style-name="Table27.B1" table:number-columns-spanned="2" office:value-type="string">
            <text:p text:style-name="P133">F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3"><text:span text:style-name="T7">Manufacturer</text:span> ID</text:p>
          </table:table-cell>
          <table:table-cell table:style-name="Table27.B2" table:number-columns-spanned="2" office:value-type="string">
            <text:p text:style-name="P133">00 00 1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3">MIDI Channel</text:p>
          </table:table-cell>
          <table:table-cell table:style-name="Table27.B3" table:number-columns-spanned="2" office:value-type="string">
            <text:p text:style-name="P133">0<text:span text:style-name="T6">0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3">Device ID</text:p>
          </table:table-cell>
          <table:table-cell table:style-name="Table27.B4" table:number-columns-spanned="2" office:value-type="string">
            <text:p text:style-name="P133">56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3">Command Code</text:p>
          </table:table-cell>
          <table:table-cell table:style-name="Table27.B5" table:number-columns-spanned="2" office:value-type="string">
            <text:p text:style-name="P134">2<text:span text:style-name="T41">6</text:span></text:p>
          </table:table-cell>
          <table:covered-table-cell/>
        </table:table-row>
        <table:table-row table:style-name="Table27.6">
          <table:table-cell table:style-name="Table27.A2" office:value-type="string">
            <text:p text:style-name="P135">Packed Data</text:p>
          </table:table-cell>
          <table:table-cell table:style-name="Table27.B6" office:value-type="string">
            <text:p text:style-name="P136">04 02 02 00 03 00 00 03 </text:p>
            <text:p text:style-name="P136">04 05 03 00 62 7F 00 00 </text:p>
            <text:p text:style-name="P136">22 00 7F 00 00 00 0A 02 </text:p>
            <text:p text:style-name="P136">08 00 00 01 7F 00 00 00 </text:p>
            <text:p text:style-name="P136">42 0B 02 00 00 01 7F 00 </text:p>
            <text:p text:style-name="P136">00 00 00</text:p>
          </table:table-cell>
          <table:table-cell table:style-name="Table27.C6" office:value-type="string">
            <text:p text:style-name="P137">02 02 00 03 80 00 03 05 <text:s/>. . . . . . . . </text:p>
            <text:p text:style-name="P137">03 00 62 FF 00 00 00 FF <text:s/>. . b . . . . . </text:p>
            <text:p text:style-name="P137">00 00 00 8A 02 00 00 01 <text:s/>. . . . . . . . </text:p>
            <text:p text:style-name="P137">FF 00 00 00 8B 02 00 00 <text:s/>. . . . . . . . </text:p>
            <text:p text:style-name="P137">01 FF 00 00 00 <text:s text:c="10"/>. . . . . <text:s text:c="10"/></text:p>
          </table:table-cell>
        </table:table-row>
        <table:table-row table:style-name="Table27.1">
          <table:table-cell table:style-name="Table27.A2" office:value-type="string">
            <text:p text:style-name="P133">Checksum</text:p>
          </table:table-cell>
          <table:table-cell table:style-name="Table27.B7" table:number-columns-spanned="2" office:value-type="string">
            <text:p text:style-name="P138">6D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3">End of System Exclusive</text:p>
          </table:table-cell>
          <table:table-cell table:style-name="Table27.B8" table:number-columns-spanned="2" office:value-type="string">
            <text:p text:style-name="P133">F7</text:p>
          </table:table-cell>
          <table:covered-table-cell/>
        </table:table-row>
      </table:table>
      <text:p text:style-name="P139"/>
      <text:h text:style-name="P140" text:outline-level="2">Patch Dump Reply <text:span text:style-name="T36">Message </text:span><text:span text:style-name="T42">7</text:span> (2<text:span text:style-name="T42">8</text:span>)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41">System Exclusive</text:p>
          </table:table-cell>
          <table:table-cell table:style-name="Table28.B1" table:number-columns-spanned="2" office:value-type="string">
            <text:p text:style-name="P141">F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1"><text:span text:style-name="T7">Manufacturer</text:span> ID</text:p>
          </table:table-cell>
          <table:table-cell table:style-name="Table28.B2" table:number-columns-spanned="2" office:value-type="string">
            <text:p text:style-name="P141">00 00 1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1">MIDI Channel</text:p>
          </table:table-cell>
          <table:table-cell table:style-name="Table28.B3" table:number-columns-spanned="2" office:value-type="string">
            <text:p text:style-name="P141">0<text:span text:style-name="T6">0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1">Device ID</text:p>
          </table:table-cell>
          <table:table-cell table:style-name="Table28.B4" table:number-columns-spanned="2" office:value-type="string">
            <text:p text:style-name="P141">56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1">Command Code</text:p>
          </table:table-cell>
          <table:table-cell table:style-name="Table28.B5" table:number-columns-spanned="2" office:value-type="string">
            <text:p text:style-name="P142">2<text:span text:style-name="T41">6</text:span></text:p>
          </table:table-cell>
          <table:covered-table-cell/>
        </table:table-row>
        <table:table-row table:style-name="Table28.6">
          <table:table-cell table:style-name="Table28.A2" office:value-type="string">
            <text:p text:style-name="P143">Packed Data</text:p>
          </table:table-cell>
          <table:table-cell table:style-name="Table28.B6" office:value-type="string">
            <text:p text:style-name="P144">00 01 02 00 10 00 00 00 </text:p>
            <text:p text:style-name="P144">00 01 50 01 01 01 00 00 </text:p>
            <text:p text:style-name="P144">00 51 02 01 01 01 00 52 </text:p>
            <text:p text:style-name="P144">00 03 01 01 02 00 53 04 </text:p>
            <text:p text:style-name="P144">00 01 01 03 00 28 05 00 </text:p>
            <text:p text:style-name="P144">00 00 3C 06 01 01 04 00 </text:p>
            <text:p text:style-name="P144">00 3D 07 01 01 06 00 3C </text:p>
            <text:p text:style-name="P144">00 08 01 01 04 00 3D 09 </text:p>
            <text:p text:style-name="P144">00 01 01 08 00 54 0A 01 </text:p>
            <text:p text:style-name="P144">00 01 07 00 55 0B 01 02 </text:p>
            <text:p text:style-name="P144">00 0A 00 56 0C 02 02 0B </text:p>
            <text:p text:style-name="P144">00 00 0B 01 57 0D 02 02 </text:p>
            <text:p text:style-name="P144">00 0C 00 0C 01 14 0E 00 </text:p>
            <text:p text:style-name="P144">00 00 02 0F 02 00 0D 00 </text:p>
            <text:p text:style-name="P144">00 0D 01</text:p>
          </table:table-cell>
          <table:table-cell table:style-name="Table28.C6" office:value-type="string">
            <text:p text:style-name="P144">01 02 00 10 00 00 00 01 <text:s/>. . . . . . . . </text:p>
            <text:p text:style-name="P144">50 01 01 01 00 00 51 02 <text:s/>P . . . . . Q . </text:p>
            <text:p text:style-name="P144">01 01 01 00 52 03 01 01 <text:s/>. . . . R . . . </text:p>
            <text:p text:style-name="P144">02 00 53 04 01 01 03 00 <text:s/>. . S . . . . . </text:p>
            <text:p text:style-name="P144">28 05 00 00 3C 06 01 01 <text:s/>( . . . &lt; . . . </text:p>
            <text:p text:style-name="P144">04 00 3D 07 01 01 06 00 <text:s/>. . = . . . . . </text:p>
            <text:p text:style-name="P144">3C 08 01 01 04 00 3D 09 <text:s/>&lt; . . . . . = . </text:p>
            <text:p text:style-name="P144">01 01 08 00 54 0A 01 01 <text:s/>. . . . T . . . </text:p>
            <text:p text:style-name="P144">07 00 55 0B 01 02 0A 00 <text:s/>. . U . . . . . </text:p>
            <text:p text:style-name="P144">56 0C 02 02 0B 00 0B 01 <text:s/>V . . . . . . . </text:p>
            <text:p text:style-name="P144">57 0D 02 02 0C 00 0C 01 <text:s/>W . . . . . . . </text:p>
            <text:p text:style-name="P144">14 0E 00 00 02 0F 02 00 <text:s/>. . . . . . . . </text:p>
            <text:p text:style-name="P144">0D 00 0D 01 <text:s text:c="13"/>. . . . <text:s text:c="7"/></text:p>
          </table:table-cell>
        </table:table-row>
        <table:table-row table:style-name="Table28.1">
          <table:table-cell table:style-name="Table28.A2" office:value-type="string">
            <text:p text:style-name="P141">Checksum</text:p>
          </table:table-cell>
          <table:table-cell table:style-name="Table28.B7" table:number-columns-spanned="2" office:value-type="string">
            <text:p text:style-name="P145">41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1">End of System Exclusive</text:p>
          </table:table-cell>
          <table:table-cell table:style-name="Table28.B8" table:number-columns-spanned="2" office:value-type="string">
            <text:p text:style-name="P141">F7</text:p>
          </table:table-cell>
          <table:covered-table-cell/>
        </table:table-row>
      </table:table>
      <text:p text:style-name="P146"/>
      <text:h text:style-name="P140" text:outline-level="2">Patch Dump Reply <text:span text:style-name="T36">Message </text:span><text:span text:style-name="T42">8</text:span> (2<text:span text:style-name="T42">2</text:span>)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41">System Exclusive</text:p>
          </table:table-cell>
          <table:table-cell table:style-name="Table29.B1" table:number-columns-spanned="2" office:value-type="string">
            <text:p text:style-name="P141">F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1"><text:span text:style-name="T7">Manufacturer</text:span> ID</text:p>
          </table:table-cell>
          <table:table-cell table:style-name="Table29.B2" table:number-columns-spanned="2" office:value-type="string">
            <text:p text:style-name="P141">00 00 1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1">MIDI Channel</text:p>
          </table:table-cell>
          <table:table-cell table:style-name="Table29.B3" table:number-columns-spanned="2" office:value-type="string">
            <text:p text:style-name="P141">0<text:span text:style-name="T6">0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1">Device ID</text:p>
          </table:table-cell>
          <table:table-cell table:style-name="Table29.B4" table:number-columns-spanned="2" office:value-type="string">
            <text:p text:style-name="P141">56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1">Command Code</text:p>
          </table:table-cell>
          <table:table-cell table:style-name="Table29.B5" table:number-columns-spanned="2" office:value-type="string">
            <text:p text:style-name="P142">2<text:span text:style-name="T43">2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3">Packed Data</text:p>
          </table:table-cell>
          <table:table-cell table:style-name="Table29.B6" office:value-type="string">
            <text:p text:style-name="P147">00 01</text:p>
          </table:table-cell>
          <table:table-cell table:style-name="Table29.C6" office:value-type="string">
            <text:p text:style-name="P144"><text:s text:c="2"/></text:p>
          </table:table-cell>
        </table:table-row>
        <table:table-row table:style-name="Table29.1">
          <table:table-cell table:style-name="Table29.A2" office:value-type="string">
            <text:p text:style-name="P141">Checksum</text:p>
          </table:table-cell>
          <table:table-cell table:style-name="Table29.B7" table:number-columns-spanned="2" office:value-type="string">
            <text:p text:style-name="P145">65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1">End of System Exclusive</text:p>
          </table:table-cell>
          <table:table-cell table:style-name="Table29.B8" table:number-columns-spanned="2" office:value-type="string">
            <text:p text:style-name="P141">F7</text:p>
          </table:table-cell>
          <table:covered-table-cell/>
        </table:table-row>
      </table:table>
      <text:p text:style-name="P146"/>
      <text:p text:style-name="P148">End of patch dump</text:p>
      <text:p text:style-name="P148"/>
      <text:h text:style-name="P149" text:outline-level="1"><text:span text:style-name="T44">Change Patch (</text:span>2<text:span text:style-name="T45">D</text:span><text:span text:style-name="T44">)</text:span></text:h>
      <text:p text:style-name="P150"/>
      <table:table table:name="Table30" table:style-name="Table30">
        <table:table-column table:style-name="Table30.A"/>
        <table:table-column table:style-name="Table30.B" table:number-columns-repeated="2"/>
        <table:table-row>
          <table:table-cell table:style-name="Table30.A1" office:value-type="string">
            <text:p text:style-name="P151">System Exclusive</text:p>
          </table:table-cell>
          <table:table-cell table:style-name="Table30.B1" table:number-columns-spanned="2" office:value-type="string">
            <text:p text:style-name="P151">F0</text:p>
          </table:table-cell>
          <table:covered-table-cell/>
        </table:table-row>
        <table:table-row>
          <table:table-cell table:style-name="Table30.A2" office:value-type="string">
            <text:p text:style-name="P152"><text:span text:style-name="T7">Manufacturer</text:span> ID</text:p>
          </table:table-cell>
          <table:table-cell table:style-name="Table30.B2" table:number-columns-spanned="2" office:value-type="string">
            <text:p text:style-name="P152">00 00 10</text:p>
          </table:table-cell>
          <table:covered-table-cell/>
        </table:table-row>
        <table:table-row>
          <table:table-cell table:style-name="Table30.A2" office:value-type="string">
            <text:p text:style-name="P152">MIDI Channel</text:p>
          </table:table-cell>
          <table:table-cell table:style-name="Table30.B3" table:number-columns-spanned="2" office:value-type="string">
            <text:p text:style-name="P152">0<text:span text:style-name="T6">0</text:span></text:p>
          </table:table-cell>
          <table:covered-table-cell/>
        </table:table-row>
        <table:table-row>
          <table:table-cell table:style-name="Table30.A2" office:value-type="string">
            <text:p text:style-name="P152">Device ID</text:p>
          </table:table-cell>
          <table:table-cell table:style-name="Table30.B4" table:number-columns-spanned="2" office:value-type="string">
            <text:p text:style-name="P152">56</text:p>
          </table:table-cell>
          <table:covered-table-cell/>
        </table:table-row>
        <table:table-row>
          <table:table-cell table:style-name="Table30.A2" office:value-type="string">
            <text:p text:style-name="P152">Command Code</text:p>
          </table:table-cell>
          <table:table-cell table:style-name="Table30.B5" table:number-columns-spanned="2" office:value-type="string">
            <text:p text:style-name="P153"><text:span text:style-name="T46">2</text:span><text:span text:style-name="T45">D</text:span></text:p>
          </table:table-cell>
          <table:covered-table-cell/>
        </table:table-row>
        <table:table-row>
          <table:table-cell table:style-name="Table30.A2" office:value-type="string">
            <text:p text:style-name="P154">Data</text:p>
          </table:table-cell>
          <table:table-cell table:style-name="Table30.B6" office:value-type="string">
            <text:p text:style-name="P155">00 01 <text:span text:style-name="T2">0</text:span><text:span text:style-name="T47">1</text:span> <text:span text:style-name="T48">00</text:span> <text:span text:style-name="T45">00</text:span></text:p>
          </table:table-cell>
          <table:table-cell table:style-name="Table30.C6" office:value-type="string">
            <text:p text:style-name="P156"><text:span text:style-name="T2">01</text:span>: User, <text:span text:style-name="T2">00</text:span>: Factory</text:p>
            <text:p text:style-name="P156"><text:span text:style-name="T48">0-2F</text:span>: Patch 1 - 128</text:p>
          </table:table-cell>
        </table:table-row>
        <table:table-row>
          <table:table-cell table:style-name="Table30.A2" office:value-type="string">
            <text:p text:style-name="P152">Checksum</text:p>
          </table:table-cell>
          <table:table-cell table:style-name="Table30.B7" table:number-columns-spanned="2" office:value-type="string">
            <text:p text:style-name="P157">6<text:span text:style-name="T45">B</text:span></text:p>
          </table:table-cell>
          <table:covered-table-cell/>
        </table:table-row>
        <table:table-row>
          <table:table-cell table:style-name="Table30.A2" office:value-type="string">
            <text:p text:style-name="P152">End of System Exclusive</text:p>
          </table:table-cell>
          <table:table-cell table:style-name="Table30.B8" table:number-columns-spanned="2" office:value-type="string">
            <text:p text:style-name="P158">F7</text:p>
          </table:table-cell>
          <table:covered-table-cell/>
        </table:table-row>
      </table:table>
      <text:h text:style-name="P159" text:outline-level="2">Response Acknowledge 7E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52">System Exclusive</text:p>
          </table:table-cell>
          <table:table-cell table:style-name="Table31.B1" table:number-columns-spanned="2" office:value-type="string">
            <text:p text:style-name="P152">F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2"><text:span text:style-name="T7">Manufacturer</text:span> ID</text:p>
          </table:table-cell>
          <table:table-cell table:style-name="Table31.B2" table:number-columns-spanned="2" office:value-type="string">
            <text:p text:style-name="P152">00 00 1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2">MIDI Channel</text:p>
          </table:table-cell>
          <table:table-cell table:style-name="Table31.B3" table:number-columns-spanned="2" office:value-type="string">
            <text:p text:style-name="P152">0<text:span text:style-name="T6">0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2">Device ID</text:p>
          </table:table-cell>
          <table:table-cell table:style-name="Table31.B4" table:number-columns-spanned="2" office:value-type="string">
            <text:p text:style-name="P152">56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2">Command Code</text:p>
          </table:table-cell>
          <table:table-cell table:style-name="Table31.B5" table:number-columns-spanned="2" office:value-type="string">
            <text:p text:style-name="P157">7E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60">Data</text:p>
          </table:table-cell>
          <table:table-cell table:style-name="Table31.B6" office:value-type="string">
            <text:p text:style-name="P161">00 01 <text:span text:style-name="T47">2D</text:span><text:span text:style-name="T46"> 00</text:span></text:p>
          </table:table-cell>
          <table:table-cell table:style-name="Table31.C6" office:value-type="string">
            <text:p text:style-name="P155"><text:s text:c="2"/></text:p>
          </table:table-cell>
        </table:table-row>
        <table:table-row table:style-name="Table31.1">
          <table:table-cell table:style-name="Table31.A2" office:value-type="string">
            <text:p text:style-name="P152">Checksum</text:p>
          </table:table-cell>
          <table:table-cell table:style-name="Table31.B7" table:number-columns-spanned="2" office:value-type="string">
            <text:p text:style-name="P157">1<text:span text:style-name="T45">4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2">End of System Exclusive</text:p>
          </table:table-cell>
          <table:table-cell table:style-name="Table31.B8" table:number-columns-spanned="2" office:value-type="string">
            <text:p text:style-name="P152">F7</text:p>
          </table:table-cell>
          <table:covered-table-cell/>
        </table:table-row>
      </table:table>
      <text:p text:style-name="P162"/>
      <text:h text:style-name="P163" text:outline-level="1"><text:span text:style-name="T10">Request </text:span><text:span text:style-name="T34">Current Patch Name (20)</text:span></text:h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51">System Exclusive</text:p>
          </table:table-cell>
          <table:table-cell table:style-name="Table32.B1" office:value-type="string">
            <text:p text:style-name="P151">F0</text:p>
          </table:table-cell>
        </table:table-row>
        <table:table-row>
          <table:table-cell table:style-name="Table32.A2" office:value-type="string">
            <text:p text:style-name="P152"><text:span text:style-name="T7">Manufacturer</text:span> ID</text:p>
          </table:table-cell>
          <table:table-cell table:style-name="Table32.B2" office:value-type="string">
            <text:p text:style-name="P152">00 00 10</text:p>
          </table:table-cell>
        </table:table-row>
        <table:table-row>
          <table:table-cell table:style-name="Table32.A2" office:value-type="string">
            <text:p text:style-name="P152">MIDI Channel</text:p>
          </table:table-cell>
          <table:table-cell table:style-name="Table32.B3" office:value-type="string">
            <text:p text:style-name="P152">0<text:span text:style-name="T6">0</text:span></text:p>
          </table:table-cell>
        </table:table-row>
        <table:table-row>
          <table:table-cell table:style-name="Table32.A2" office:value-type="string">
            <text:p text:style-name="P152">Device ID</text:p>
          </table:table-cell>
          <table:table-cell table:style-name="Table32.B4" office:value-type="string">
            <text:p text:style-name="P152">56</text:p>
          </table:table-cell>
        </table:table-row>
        <table:table-row>
          <table:table-cell table:style-name="Table32.A2" office:value-type="string">
            <text:p text:style-name="P152">Command Code</text:p>
          </table:table-cell>
          <table:table-cell table:style-name="Table32.B5" office:value-type="string">
            <text:p text:style-name="P164">20</text:p>
          </table:table-cell>
        </table:table-row>
        <table:table-row>
          <table:table-cell table:style-name="Table32.A2" office:value-type="string">
            <text:p text:style-name="P154">Data</text:p>
          </table:table-cell>
          <table:table-cell table:style-name="Table32.B6" office:value-type="string">
            <text:p text:style-name="P155">00 01 0<text:span text:style-name="T45">1</text:span> 00 1F</text:p>
          </table:table-cell>
        </table:table-row>
        <table:table-row>
          <table:table-cell table:style-name="Table32.A2" office:value-type="string">
            <text:p text:style-name="P152">Checksum</text:p>
          </table:table-cell>
          <table:table-cell table:style-name="Table32.B7" office:value-type="string">
            <text:p text:style-name="P164">7<text:span text:style-name="T45">9</text:span></text:p>
          </table:table-cell>
        </table:table-row>
        <table:table-row>
          <table:table-cell table:style-name="Table32.A2" office:value-type="string">
            <text:p text:style-name="P152">End of System Exclusive</text:p>
          </table:table-cell>
          <table:table-cell table:style-name="Table32.B8" office:value-type="string">
            <text:p text:style-name="P158">F7</text:p>
          </table:table-cell>
        </table:table-row>
      </table:table>
      <text:h text:style-name="P165" text:outline-level="2">Response <text:span text:style-name="T10">Data </text:span><text:span text:style-name="T30">21</text:span></text:h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52">System Exclusive</text:p>
          </table:table-cell>
          <table:table-cell table:style-name="Table33.B1" table:number-columns-spanned="2" office:value-type="string">
            <text:p text:style-name="P152">F0</text:p>
          </table:table-cell>
          <table:covered-table-cell/>
        </table:table-row>
        <table:table-row>
          <table:table-cell table:style-name="Table33.A2" office:value-type="string">
            <text:p text:style-name="P152"><text:span text:style-name="T7">Manufacturer</text:span> ID</text:p>
          </table:table-cell>
          <table:table-cell table:style-name="Table33.B2" table:number-columns-spanned="2" office:value-type="string">
            <text:p text:style-name="P152">00 00 10</text:p>
          </table:table-cell>
          <table:covered-table-cell/>
        </table:table-row>
        <table:table-row>
          <table:table-cell table:style-name="Table33.A2" office:value-type="string">
            <text:p text:style-name="P152">MIDI Channel</text:p>
          </table:table-cell>
          <table:table-cell table:style-name="Table33.B3" table:number-columns-spanned="2" office:value-type="string">
            <text:p text:style-name="P152">0<text:span text:style-name="T6">0</text:span></text:p>
          </table:table-cell>
          <table:covered-table-cell/>
        </table:table-row>
        <table:table-row>
          <table:table-cell table:style-name="Table33.A2" office:value-type="string">
            <text:p text:style-name="P152">Device ID</text:p>
          </table:table-cell>
          <table:table-cell table:style-name="Table33.B4" table:number-columns-spanned="2" office:value-type="string">
            <text:p text:style-name="P152">56</text:p>
          </table:table-cell>
          <table:covered-table-cell/>
        </table:table-row>
        <table:table-row>
          <table:table-cell table:style-name="Table33.A2" office:value-type="string">
            <text:p text:style-name="P152">Command Code</text:p>
          </table:table-cell>
          <table:table-cell table:style-name="Table33.B5" table:number-columns-spanned="2" office:value-type="string">
            <text:p text:style-name="P164">21</text:p>
          </table:table-cell>
          <table:covered-table-cell/>
        </table:table-row>
        <table:table-row>
          <table:table-cell table:style-name="Table33.A2" office:value-type="string">
            <text:p text:style-name="P160">Packed Data</text:p>
          </table:table-cell>
          <table:table-cell table:style-name="Table33.B6" office:value-type="string">
            <text:p text:style-name="P155">00 01 01 00 48 59 42 52 </text:p>
            <text:p text:style-name="P155">09 49 44 00 7F 08 09 29 </text:p>
            <text:p text:style-name="P155">00 00</text:p>
          </table:table-cell>
          <table:table-cell table:style-name="Table33.C6" office:value-type="string">
            <text:p text:style-name="P155">01 01 00 48 59 42 52 49 <text:s/>. . . H Y B R I </text:p>
            <text:p text:style-name="P155">44 00 FF 08 09 A9 00 <text:s text:c="4"/>D . . . . . . <text:s/></text:p>
          </table:table-cell>
        </table:table-row>
        <table:table-row>
          <table:table-cell table:style-name="Table33.A2" office:value-type="string">
            <text:p text:style-name="P152">Checksum</text:p>
          </table:table-cell>
          <table:table-cell table:style-name="Table33.B7" table:number-columns-spanned="2" office:value-type="string">
            <text:p text:style-name="P160">36</text:p>
          </table:table-cell>
          <table:covered-table-cell/>
        </table:table-row>
        <table:table-row>
          <table:table-cell table:style-name="Table33.A2" office:value-type="string">
            <text:p text:style-name="P152">End of System Exclusive</text:p>
          </table:table-cell>
          <table:table-cell table:style-name="Table33.B8" table:number-columns-spanned="2" office:value-type="string">
            <text:p text:style-name="P152">F7</text:p>
          </table:table-cell>
          <table:covered-table-cell/>
        </table:table-row>
      </table:table>
      <text:p text:style-name="P45"/>
      <text:p text:style-name="P45"/>
      <text:p text:style-name="Preformatted_20_Text"><text:span text:style-name="T49"/></text:p>
      <text:p text:style-name="Preformatted_20_Text"/>
      <text:p text:style-name="P166"/>
      <text:h text:style-name="P167" text:outline-level="1"><text:span text:style-name="T50">Message</text:span><text:span text:style-name="T44"> (</text:span>2<text:span text:style-name="T50">E</text:span><text:span text:style-name="T44">): </text:span><text:span text:style-name="T51">Patch name changed</text:span></text:h>
      <text:p text:style-name="P168"/>
      <text:p text:style-name="P169">Sent after patch saved</text:p>
      <text:p text:style-name="P170"/>
      <table:table table:name="Table16" table:style-name="Table16">
        <table:table-column table:style-name="Table16.A"/>
        <table:table-column table:style-name="Table16.B" table:number-columns-repeated="2"/>
        <table:table-row>
          <table:table-cell table:style-name="Table16.A1" office:value-type="string">
            <text:p text:style-name="P171">System Exclusive</text:p>
          </table:table-cell>
          <table:table-cell table:style-name="Table16.B1" table:number-columns-spanned="2" office:value-type="string">
            <text:p text:style-name="P171">F0</text:p>
          </table:table-cell>
          <table:covered-table-cell/>
        </table:table-row>
        <table:table-row>
          <table:table-cell table:style-name="Table16.A2" office:value-type="string">
            <text:p text:style-name="P172"><text:span text:style-name="T7">Manufacturer</text:span> ID</text:p>
          </table:table-cell>
          <table:table-cell table:style-name="Table16.B2" table:number-columns-spanned="2" office:value-type="string">
            <text:p text:style-name="P172">00 00 10</text:p>
          </table:table-cell>
          <table:covered-table-cell/>
        </table:table-row>
        <table:table-row>
          <table:table-cell table:style-name="Table16.A2" office:value-type="string">
            <text:p text:style-name="P172">MIDI Channel</text:p>
          </table:table-cell>
          <table:table-cell table:style-name="Table16.B3" table:number-columns-spanned="2" office:value-type="string">
            <text:p text:style-name="P172">0<text:span text:style-name="T6">0</text:span></text:p>
          </table:table-cell>
          <table:covered-table-cell/>
        </table:table-row>
        <table:table-row>
          <table:table-cell table:style-name="Table16.A2" office:value-type="string">
            <text:p text:style-name="P172">Device ID</text:p>
          </table:table-cell>
          <table:table-cell table:style-name="Table16.B4" table:number-columns-spanned="2" office:value-type="string">
            <text:p text:style-name="P172">56</text:p>
          </table:table-cell>
          <table:covered-table-cell/>
        </table:table-row>
        <table:table-row>
          <table:table-cell table:style-name="Table16.A2" office:value-type="string">
            <text:p text:style-name="P172">Command Code</text:p>
          </table:table-cell>
          <table:table-cell table:style-name="Table16.B5" table:number-columns-spanned="2" office:value-type="string">
            <text:p text:style-name="P173"><text:span text:style-name="T46">2</text:span><text:span text:style-name="T50">E</text:span></text:p>
          </table:table-cell>
          <table:covered-table-cell/>
        </table:table-row>
        <table:table-row>
          <table:table-cell table:style-name="Table16.A2" office:value-type="string">
            <text:p text:style-name="P174">Data</text:p>
          </table:table-cell>
          <table:table-cell table:style-name="Table16.B6" office:value-type="string">
            <text:p text:style-name="P175"><text:span text:style-name="T52">00 01 0</text:span><text:span text:style-name="T53">0</text:span></text:p>
          </table:table-cell>
          <table:table-cell table:style-name="Table16.C6" office:value-type="string">
            <text:p text:style-name="P176"/>
            <text:p text:style-name="P176"/>
          </table:table-cell>
        </table:table-row>
        <table:table-row>
          <table:table-cell table:style-name="Table16.A2" office:value-type="string">
            <text:p text:style-name="P177">Bank</text:p>
          </table:table-cell>
          <table:table-cell table:style-name="Table16.B7" office:value-type="string">
            <text:p text:style-name="P177">BB</text:p>
          </table:table-cell>
          <table:table-cell table:style-name="Table16.C7" office:value-type="string">
            <text:p text:style-name="P178"><text:span text:style-name="T2">01</text:span>: User, <text:span text:style-name="T2">00</text:span>: Factory</text:p>
          </table:table-cell>
        </table:table-row>
        <table:table-row>
          <table:table-cell table:style-name="Table16.A2" office:value-type="string">
            <text:p text:style-name="P177">Patch</text:p>
          </table:table-cell>
          <table:table-cell table:style-name="Table16.B8" office:value-type="string">
            <text:p text:style-name="P177">PP</text:p>
          </table:table-cell>
          <table:table-cell table:style-name="Table16.C8" office:value-type="string">
            <text:p text:style-name="P178"><text:span text:style-name="T48">0-2F</text:span>: Patch <text:span text:style-name="T51">0</text:span> – <text:span text:style-name="T51">2F (1 - 48)</text:span></text:p>
          </table:table-cell>
        </table:table-row>
        <table:table-row>
          <table:table-cell table:style-name="Table16.A2" office:value-type="string">
            <text:p text:style-name="P177">Patch Name</text:p>
          </table:table-cell>
          <table:table-cell table:style-name="Table16.B9" table:number-columns-spanned="2" office:value-type="string">
            <text:p text:style-name="P177">Null terminated string</text:p>
          </table:table-cell>
          <table:covered-table-cell/>
        </table:table-row>
        <table:table-row>
          <table:table-cell table:style-name="Table16.A2" office:value-type="string">
            <text:p text:style-name="P172">Checksum</text:p>
          </table:table-cell>
          <table:table-cell table:style-name="Table16.B9" table:number-columns-spanned="2" office:value-type="string">
            <text:p text:style-name="P179">XX</text:p>
          </table:table-cell>
          <table:covered-table-cell/>
        </table:table-row>
        <table:table-row>
          <table:table-cell table:style-name="Table16.A2" office:value-type="string">
            <text:p text:style-name="P172">End of System Exclusive</text:p>
          </table:table-cell>
          <table:table-cell table:style-name="Table16.B11" table:number-columns-spanned="2" office:value-type="string">
            <text:p text:style-name="P180">F7</text:p>
          </table:table-cell>
          <table:covered-table-cell/>
        </table:table-row>
      </table:table>
      <text:p text:style-name="Standard"/>
      <text:p text:style-name="Standard"/>
      <text:p text:style-name="Standard">240, 0, 0, 16, 0, 86, 46, 0, 1, 0, 1, 0, 72, 89, 66, 0, 82, 73, 68, 0, 0, 100, 247 # patch 1</text:p>
      <text:p text:style-name="Standard">240, 0, 0, 16, 0, 86, 46, 0, 1, 0, 1, 1, 73, 89, 66, 0, 82, 73, 68, 0, 0, 100, 247 # patch 2</text:p>
      <text:p text:style-name="Standard">240, 0, 0, 16, 0, 86, 46, 0, 1, 0, 1, 2, 74, 89, 66, 0, 82, 73, 68, 0, 0, 100, 247 # patch 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1" fo:font-family="'Liberation Mono'" style:font-style-name="Regular" style:font-family-generic="modern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Mono" fo:font-family="'Liberation Mono'" style:font-family-generic="modern" style:font-pitch="fixed" fo:font-size="10pt" fo:font-style="normal" fo:text-shadow="none" style:text-underline-style="none" fo:font-weight="normal" officeooo:rsid="001a746a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Table_20_1" style:display-name="Table 1" style:family="paragraph" style:parent-style-name="Table_20_Contents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993cm" fo:margin-bottom="1.1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2T14:48:04.825000000</dc:date>
    <meta:editing-duration>PT10H8M38S</meta:editing-duration>
    <meta:editing-cycles>44</meta:editing-cycles>
    <meta:generator>LibreOffice/24.8.3.2$Windows_X86_64 LibreOffice_project/48a6bac9e7e268aeb4c3483fcf825c94556d9f92</meta:generator>
    <meta:document-statistic meta:table-count="33" meta:image-count="0" meta:object-count="0" meta:page-count="31" meta:paragraph-count="1335" meta:word-count="9945" meta:character-count="30280" meta:non-whitespace-character-count="20347"/>
  </office:meta>
</office:document-meta>
</file>